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188.5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xplot_stats_60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oxstats 60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---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gstrasse</text:p>
          </table:table-cell>
          <table:table-cell/>
          <table:table-cell table:formula="of:=[.A3]" office:value-type="string" office:string-value="Bergstrasse" calcext:value-type="string">
            <text:p>Bergstrasse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709065698533333" calcext:value-type="float">
            <text:p>-0.709065698533333</text:p>
          </table:table-cell>
          <table:table-cell table:formula="of:=[.B4]" office:value-type="float" office:value="-0.709065698533333" calcext:value-type="float">
            <text:p>-0.70906569853333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731655982" calcext:value-type="float">
            <text:p>0.1731655982</text:p>
          </table:table-cell>
          <table:table-cell table:formula="of:=[.B5]" office:value-type="float" office:value="0.1731655982" calcext:value-type="float">
            <text:p>0.1731655982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819255159832016" calcext:value-type="float">
            <text:p>-0.819255159832016</text:p>
          </table:table-cell>
          <table:table-cell table:formula="of:=[.B6]" office:value-type="float" office:value="-0.819255159832016" calcext:value-type="float">
            <text:p>-0.81925515983201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691094417867984" calcext:value-type="float">
            <text:p>-0.691094417867984</text:p>
          </table:table-cell>
          <table:table-cell table:formula="of:=[.B7]" office:value-type="float" office:value="-0.691094417867984" calcext:value-type="float">
            <text:p>-0.69109441786798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6335990627" calcext:value-type="float">
            <text:p>-0.6335990627</text:p>
          </table:table-cell>
          <table:table-cell table:formula="of:=[.B8]" office:value-type="float" office:value="-0.6335990627" calcext:value-type="float">
            <text:p>-0.6335990627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925051875" calcext:value-type="float">
            <text:p>-0.925051875</text:p>
          </table:table-cell>
          <table:table-cell table:formula="of:=[.B9]" office:value-type="float" office:value="-0.925051875" calcext:value-type="float">
            <text:p>-0.92505187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]</text:p>
          </table:table-cell>
          <table:table-cell table:formula="of:=[.B10]" office:value-type="string" office:string-value=" [0.]" calcext:value-type="string">
            <text:p><text:s/>[0.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821376708" calcext:value-type="float">
            <text:p>-0.821376708</text:p>
          </table:table-cell>
          <table:table-cell table:formula="of:=[.B11]" office:value-type="float" office:value="-0.821376708" calcext:value-type="float">
            <text:p>-0.821376708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75517478885" calcext:value-type="float">
            <text:p>-0.75517478885</text:p>
          </table:table-cell>
          <table:table-cell table:formula="of:=[.B12]" office:value-type="float" office:value="-0.75517478885" calcext:value-type="float">
            <text:p>-0.7551747888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6482111098" calcext:value-type="float">
            <text:p>-0.6482111098</text:p>
          </table:table-cell>
          <table:table-cell table:formula="of:=[.B13]" office:value-type="float" office:value="-0.6482111098" calcext:value-type="float">
            <text:p>-0.6482111098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enwaldkreis</text:p>
          </table:table-cell>
          <table:table-cell/>
          <table:table-cell table:formula="of:=[.A15]" office:value-type="string" office:string-value="Odenwaldkreis" calcext:value-type="string">
            <text:p>Odenwald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633576563122222" calcext:value-type="float">
            <text:p>-0.633576563122222</text:p>
          </table:table-cell>
          <table:table-cell table:formula="of:=[.B16]" office:value-type="float" office:value="-0.633576563122222" calcext:value-type="float">
            <text:p>-0.63357656312222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2070507877" calcext:value-type="float">
            <text:p>0.2070507877</text:p>
          </table:table-cell>
          <table:table-cell table:formula="of:=[.B17]" office:value-type="float" office:value="0.2070507877" calcext:value-type="float">
            <text:p>0.2070507877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791367061473773" calcext:value-type="float">
            <text:p>-0.791367061473773</text:p>
          </table:table-cell>
          <table:table-cell table:formula="of:=[.B18]" office:value-type="float" office:value="-0.791367061473773" calcext:value-type="float">
            <text:p>-0.791367061473773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638127718026228" calcext:value-type="float">
            <text:p>-0.638127718026228</text:p>
          </table:table-cell>
          <table:table-cell table:formula="of:=[.B19]" office:value-type="float" office:value="-0.638127718026228" calcext:value-type="float">
            <text:p>-0.63812771802622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5752318576" calcext:value-type="float">
            <text:p>-0.5752318576</text:p>
          </table:table-cell>
          <table:table-cell table:formula="of:=[.B20]" office:value-type="float" office:value="-0.5752318576" calcext:value-type="float">
            <text:p>-0.5752318576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8773548664" calcext:value-type="float">
            <text:p>-0.8773548664</text:p>
          </table:table-cell>
          <table:table-cell table:formula="of:=[.B21]" office:value-type="float" office:value="-0.8773548664" calcext:value-type="float">
            <text:p>-0.8773548664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 0. <text:s text:c="8"/>0. <text:s text:c="7"/>-0.2185985]</text:p>
          </table:table-cell>
          <table:table-cell table:formula="of:=[.B22]" office:value-type="string" office:string-value=" [ 0.         0.        -0.2185985]" calcext:value-type="string">
            <text:p><text:s/>[ 0. <text:s text:c="8"/>0. <text:s text:c="7"/>-0.2185985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82093277895" calcext:value-type="float">
            <text:p>-0.82093277895</text:p>
          </table:table-cell>
          <table:table-cell table:formula="of:=[.B23]" office:value-type="float" office:value="-0.82093277895" calcext:value-type="float">
            <text:p>-0.8209327789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71474738975" calcext:value-type="float">
            <text:p>-0.71474738975</text:p>
          </table:table-cell>
          <table:table-cell table:formula="of:=[.B24]" office:value-type="float" office:value="-0.71474738975" calcext:value-type="float">
            <text:p>-0.7147473897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61388199125" calcext:value-type="float">
            <text:p>-0.61388199125</text:p>
          </table:table-cell>
          <table:table-cell table:formula="of:=[.B25]" office:value-type="float" office:value="-0.61388199125" calcext:value-type="float">
            <text:p>-0.613881991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mstadt-Dieburg</text:p>
          </table:table-cell>
          <table:table-cell/>
          <table:table-cell table:formula="of:=[.A27]" office:value-type="string" office:string-value="Darmstadt-Dieburg" calcext:value-type="string">
            <text:p>Darmstadt-Diebu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1.05438410534444" calcext:value-type="float">
            <text:p>1.05438410534444</text:p>
          </table:table-cell>
          <table:table-cell table:formula="of:=[.B28]" office:value-type="float" office:value="1.05438410534444" calcext:value-type="float">
            <text:p>1.05438410534444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1.101494262125" calcext:value-type="float">
            <text:p>1.101494262125</text:p>
          </table:table-cell>
          <table:table-cell table:formula="of:=[.B29]" office:value-type="float" office:value="1.101494262125" calcext:value-type="float">
            <text:p>1.1014942621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965506717588981" calcext:value-type="float">
            <text:p>0.965506717588981</text:p>
          </table:table-cell>
          <table:table-cell table:formula="of:=[.B30]" office:value-type="float" office:value="0.965506717588981" calcext:value-type="float">
            <text:p>0.96550671758898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1.78072823601102" calcext:value-type="float">
            <text:p>1.78072823601102</text:p>
          </table:table-cell>
          <table:table-cell table:formula="of:=[.B31]" office:value-type="float" office:value="1.78072823601102" calcext:value-type="float">
            <text:p>1.78072823601102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1.8019006761" calcext:value-type="float">
            <text:p>1.8019006761</text:p>
          </table:table-cell>
          <table:table-cell table:formula="of:=[.B32]" office:value-type="float" office:value="1.8019006761" calcext:value-type="float">
            <text:p>1.8019006761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0" calcext:value-type="float">
            <text:p>0</text:p>
          </table:table-cell>
          <table:table-cell table:formula="of:=[.B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3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4651964998" calcext:value-type="float">
            <text:p>0.4651964998</text:p>
          </table:table-cell>
          <table:table-cell table:formula="of:=[.B35]" office:value-type="float" office:value="0.4651964998" calcext:value-type="float">
            <text:p>0.4651964998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1.3731174768" calcext:value-type="float">
            <text:p>1.3731174768</text:p>
          </table:table-cell>
          <table:table-cell table:formula="of:=[.B36]" office:value-type="float" office:value="1.3731174768" calcext:value-type="float">
            <text:p>1.3731174768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1.566690761925" calcext:value-type="float">
            <text:p>1.566690761925</text:p>
          </table:table-cell>
          <table:table-cell table:formula="of:=[.B37]" office:value-type="float" office:value="1.566690761925" calcext:value-type="float">
            <text:p>1.5666907619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mstadt</text:p>
          </table:table-cell>
          <table:table-cell/>
          <table:table-cell table:formula="of:=[.A39]" office:value-type="string" office:string-value="Darmstadt" calcext:value-type="string">
            <text:p>Darmstadt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330484434527778" calcext:value-type="float">
            <text:p>0.330484434527778</text:p>
          </table:table-cell>
          <table:table-cell table:formula="of:=[.B40]" office:value-type="float" office:value="0.330484434527778" calcext:value-type="float">
            <text:p>0.330484434527778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69472413595" calcext:value-type="float">
            <text:p>0.69472413595</text:p>
          </table:table-cell>
          <table:table-cell table:formula="of:=[.B41]" office:value-type="float" office:value="0.69472413595" calcext:value-type="float">
            <text:p>0.6947241359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26222604035737" calcext:value-type="float">
            <text:p>-0.126222604035737</text:p>
          </table:table-cell>
          <table:table-cell table:formula="of:=[.B42]" office:value-type="float" office:value="-0.126222604035737" calcext:value-type="float">
            <text:p>-0.12622260403573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387946270435736" calcext:value-type="float">
            <text:p>0.387946270435736</text:p>
          </table:table-cell>
          <table:table-cell table:formula="of:=[.B43]" office:value-type="float" office:value="0.387946270435736" calcext:value-type="float">
            <text:p>0.387946270435736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1.32560543" calcext:value-type="float">
            <text:p>1.32560543</text:p>
          </table:table-cell>
          <table:table-cell table:formula="of:=[.B44]" office:value-type="float" office:value="1.32560543" calcext:value-type="float">
            <text:p>1.32560543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006123743" calcext:value-type="float">
            <text:p>-0.2006123743</text:p>
          </table:table-cell>
          <table:table-cell table:formula="of:=[.B45]" office:value-type="float" office:value="-0.2006123743" calcext:value-type="float">
            <text:p>-0.2006123743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46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0718196898" calcext:value-type="float">
            <text:p>-0.0718196898</text:p>
          </table:table-cell>
          <table:table-cell table:formula="of:=[.B47]" office:value-type="float" office:value="-0.0718196898" calcext:value-type="float">
            <text:p>-0.0718196898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1308618332" calcext:value-type="float">
            <text:p>0.1308618332</text:p>
          </table:table-cell>
          <table:table-cell table:formula="of:=[.B48]" office:value-type="float" office:value="0.1308618332" calcext:value-type="float">
            <text:p>0.130861833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62290444615" calcext:value-type="float">
            <text:p>0.62290444615</text:p>
          </table:table-cell>
          <table:table-cell table:formula="of:=[.B49]" office:value-type="float" office:value="0.62290444615" calcext:value-type="float">
            <text:p>0.6229044461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ss-Gerau</text:p>
          </table:table-cell>
          <table:table-cell/>
          <table:table-cell table:formula="of:=[.A51]" office:value-type="string" office:string-value="Gross-Gerau" calcext:value-type="string">
            <text:p>Gross-Gerau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90474454761111" calcext:value-type="float">
            <text:p>-0.290474454761111</text:p>
          </table:table-cell>
          <table:table-cell table:formula="of:=[.B52]" office:value-type="float" office:value="-0.290474454761111" calcext:value-type="float">
            <text:p>-0.29047445476111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52128743575" calcext:value-type="float">
            <text:p>0.152128743575</text:p>
          </table:table-cell>
          <table:table-cell table:formula="of:=[.B53]" office:value-type="float" office:value="0.152128743575" calcext:value-type="float">
            <text:p>0.1521287435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16717858308859" calcext:value-type="float">
            <text:p>-0.316717858308859</text:p>
          </table:table-cell>
          <table:table-cell table:formula="of:=[.B54]" office:value-type="float" office:value="-0.316717858308859" calcext:value-type="float">
            <text:p>-0.316717858308859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04126599691141" calcext:value-type="float">
            <text:p>-0.204126599691141</text:p>
          </table:table-cell>
          <table:table-cell table:formula="of:=[.B55]" office:value-type="float" office:value="-0.204126599691141" calcext:value-type="float">
            <text:p>-0.204126599691141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4391575465" calcext:value-type="float">
            <text:p>-0.4391575465</text:p>
          </table:table-cell>
          <table:table-cell table:formula="of:=[.B57]" office:value-type="float" office:value="-0.4391575465" calcext:value-type="float">
            <text:p>-0.439157546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72617971 -0.61941238 -0.61994661]</text:p>
          </table:table-cell>
          <table:table-cell table:formula="of:=[.B58]" office:value-type="string" office:string-value=" [-0.72617971 -0.61941238 -0.61994661]" calcext:value-type="string">
            <text:p><text:s/>[-0.72617971 -0.61941238 -0.61994661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30989137875" calcext:value-type="float">
            <text:p>-0.30989137875</text:p>
          </table:table-cell>
          <table:table-cell table:formula="of:=[.B59]" office:value-type="float" office:value="-0.30989137875" calcext:value-type="float">
            <text:p>-0.309891378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60422229" calcext:value-type="float">
            <text:p>-0.260422229</text:p>
          </table:table-cell>
          <table:table-cell table:formula="of:=[.B60]" office:value-type="float" office:value="-0.260422229" calcext:value-type="float">
            <text:p>-0.260422229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157762635175" calcext:value-type="float">
            <text:p>-0.157762635175</text:p>
          </table:table-cell>
          <table:table-cell table:formula="of:=[.B61]" office:value-type="float" office:value="-0.157762635175" calcext:value-type="float">
            <text:p>-0.1577626351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nbach</text:p>
          </table:table-cell>
          <table:table-cell/>
          <table:table-cell table:formula="of:=[.A63]" office:value-type="string" office:string-value="Offenbach" calcext:value-type="string">
            <text:p>Offenbach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472158190072222" calcext:value-type="float">
            <text:p>-0.472158190072222</text:p>
          </table:table-cell>
          <table:table-cell table:formula="of:=[.B64]" office:value-type="float" office:value="-0.472158190072222" calcext:value-type="float">
            <text:p>-0.47215819007222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90411624225" calcext:value-type="float">
            <text:p>0.190411624225</text:p>
          </table:table-cell>
          <table:table-cell table:formula="of:=[.B65]" office:value-type="float" office:value="0.190411624225" calcext:value-type="float">
            <text:p>0.1904116242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5130981611696" calcext:value-type="float">
            <text:p>-0.5130981611696</text:p>
          </table:table-cell>
          <table:table-cell table:formula="of:=[.B66]" office:value-type="float" office:value="-0.5130981611696" calcext:value-type="float">
            <text:p>-0.513098161169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3721735474304" calcext:value-type="float">
            <text:p>-0.3721735474304</text:p>
          </table:table-cell>
          <table:table-cell table:formula="of:=[.B67]" office:value-type="float" office:value="-0.3721735474304" calcext:value-type="float">
            <text:p>-0.372173547430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3731541857" calcext:value-type="float">
            <text:p>-0.3731541857</text:p>
          </table:table-cell>
          <table:table-cell table:formula="of:=[.B68]" office:value-type="float" office:value="-0.3731541857" calcext:value-type="float">
            <text:p>-0.3731541857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8017246667" calcext:value-type="float">
            <text:p>-0.8017246667</text:p>
          </table:table-cell>
          <table:table-cell table:formula="of:=[.B69]" office:value-type="float" office:value="-0.8017246667" calcext:value-type="float">
            <text:p>-0.801724666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]</text:p>
          </table:table-cell>
          <table:table-cell table:formula="of:=[.B70]" office:value-type="string" office:string-value=" [0.]" calcext:value-type="string">
            <text:p><text:s/>[0.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780378205" calcext:value-type="float">
            <text:p>-0.5780378205</text:p>
          </table:table-cell>
          <table:table-cell table:formula="of:=[.B71]" office:value-type="float" office:value="-0.5780378205" calcext:value-type="float">
            <text:p>-0.578037820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4426358543" calcext:value-type="float">
            <text:p>-0.4426358543</text:p>
          </table:table-cell>
          <table:table-cell table:formula="of:=[.B72]" office:value-type="float" office:value="-0.4426358543" calcext:value-type="float">
            <text:p>-0.4426358543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387626196275" calcext:value-type="float">
            <text:p>-0.387626196275</text:p>
          </table:table-cell>
          <table:table-cell table:formula="of:=[.B73]" office:value-type="float" office:value="-0.387626196275" calcext:value-type="float">
            <text:p>-0.3876261962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nbach-am-Main</text:p>
          </table:table-cell>
          <table:table-cell/>
          <table:table-cell table:formula="of:=[.A75]" office:value-type="string" office:string-value="Offenbach-am-Main" calcext:value-type="string">
            <text:p>Offenbach-am-Mai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0358461799111111" calcext:value-type="float">
            <text:p>0.035846179911111</text:p>
          </table:table-cell>
          <table:table-cell table:formula="of:=[.B76]" office:value-type="float" office:value="0.0358461799111111" calcext:value-type="float">
            <text:p>0.03584617991111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1774694685" calcext:value-type="float">
            <text:p>0.31774694685</text:p>
          </table:table-cell>
          <table:table-cell table:formula="of:=[.B77]" office:value-type="float" office:value="0.31774694685" calcext:value-type="float">
            <text:p>0.3177469468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43102042811921" calcext:value-type="float">
            <text:p>-0.143102042811921</text:p>
          </table:table-cell>
          <table:table-cell table:formula="of:=[.B78]" office:value-type="float" office:value="-0.143102042811921" calcext:value-type="float">
            <text:p>-0.14310204281192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920640923119206" calcext:value-type="float">
            <text:p>0.092064092311921</text:p>
          </table:table-cell>
          <table:table-cell table:formula="of:=[.B79]" office:value-type="float" office:value="0.0920640923119206" calcext:value-type="float">
            <text:p>0.092064092311921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4756710806" calcext:value-type="float">
            <text:p>0.4756710806</text:p>
          </table:table-cell>
          <table:table-cell table:formula="of:=[.B80]" office:value-type="float" office:value="0.4756710806" calcext:value-type="float">
            <text:p>0.4756710806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511805928" calcext:value-type="float">
            <text:p>-0.2511805928</text:p>
          </table:table-cell>
          <table:table-cell table:formula="of:=[.B81]" office:value-type="float" office:value="-0.2511805928" calcext:value-type="float">
            <text:p>-0.2511805928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82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608421103" calcext:value-type="float">
            <text:p>-0.1608421103</text:p>
          </table:table-cell>
          <table:table-cell table:formula="of:=[.B83]" office:value-type="float" office:value="-0.1608421103" calcext:value-type="float">
            <text:p>-0.1608421103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2551897525" calcext:value-type="float">
            <text:p>-0.02551897525</text:p>
          </table:table-cell>
          <table:table-cell table:formula="of:=[.B84]" office:value-type="float" office:value="-0.02551897525" calcext:value-type="float">
            <text:p>-0.0255189752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5690483655" calcext:value-type="float">
            <text:p>0.15690483655</text:p>
          </table:table-cell>
          <table:table-cell table:formula="of:=[.B85]" office:value-type="float" office:value="0.15690483655" calcext:value-type="float">
            <text:p>0.1569048365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kfurt-am-Main</text:p>
          </table:table-cell>
          <table:table-cell/>
          <table:table-cell table:formula="of:=[.A87]" office:value-type="string" office:string-value="Frankfurt-am-Main" calcext:value-type="string">
            <text:p>Frankfurt-am-Mai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494846988088889" calcext:value-type="float">
            <text:p>0.494846988088889</text:p>
          </table:table-cell>
          <table:table-cell table:formula="of:=[.B88]" office:value-type="float" office:value="0.494846988088889" calcext:value-type="float">
            <text:p>0.494846988088889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85610385625" calcext:value-type="float">
            <text:p>0.585610385625</text:p>
          </table:table-cell>
          <table:table-cell table:formula="of:=[.B89]" office:value-type="float" office:value="0.585610385625" calcext:value-type="float">
            <text:p>0.5856103856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288267795683443" calcext:value-type="float">
            <text:p>0.288267795683443</text:p>
          </table:table-cell>
          <table:table-cell table:formula="of:=[.B90]" office:value-type="float" office:value="0.288267795683443" calcext:value-type="float">
            <text:p>0.288267795683443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721681027316556" calcext:value-type="float">
            <text:p>0.721681027316556</text:p>
          </table:table-cell>
          <table:table-cell table:formula="of:=[.B91]" office:value-type="float" office:value="0.721681027316556" calcext:value-type="float">
            <text:p>0.721681027316556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1.4678355556" calcext:value-type="float">
            <text:p>1.4678355556</text:p>
          </table:table-cell>
          <table:table-cell table:formula="of:=[.B92]" office:value-type="float" office:value="1.4678355556" calcext:value-type="float">
            <text:p>1.4678355556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0" calcext:value-type="float">
            <text:p>0</text:p>
          </table:table-cell>
          <table:table-cell table:formula="of:=[.B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9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084395608975" calcext:value-type="float">
            <text:p>0.084395608975</text:p>
          </table:table-cell>
          <table:table-cell table:formula="of:=[.B95]" office:value-type="float" office:value="0.084395608975" calcext:value-type="float">
            <text:p>0.0843956089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5049744115" calcext:value-type="float">
            <text:p>0.5049744115</text:p>
          </table:table-cell>
          <table:table-cell table:formula="of:=[.B96]" office:value-type="float" office:value="0.5049744115" calcext:value-type="float">
            <text:p>0.504974411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6700059946" calcext:value-type="float">
            <text:p>0.6700059946</text:p>
          </table:table-cell>
          <table:table-cell table:formula="of:=[.B97]" office:value-type="float" office:value="0.6700059946" calcext:value-type="float">
            <text:p>0.6700059946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-Taunus-Kreis</text:p>
          </table:table-cell>
          <table:table-cell/>
          <table:table-cell table:formula="of:=[.A99]" office:value-type="string" office:string-value="Main-Taunus-Kreis" calcext:value-type="string">
            <text:p>Main-Taunus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00107306188333333" calcext:value-type="float">
            <text:p>0.001073061883333</text:p>
          </table:table-cell>
          <table:table-cell table:formula="of:=[.B100]" office:value-type="float" office:value="0.00107306188333333" calcext:value-type="float">
            <text:p>0.00107306188333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1516363175" calcext:value-type="float">
            <text:p>0.31516363175</text:p>
          </table:table-cell>
          <table:table-cell table:formula="of:=[.B101]" office:value-type="float" office:value="0.31516363175" calcext:value-type="float">
            <text:p>0.315163631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15254578524758" calcext:value-type="float">
            <text:p>-0.115254578524758</text:p>
          </table:table-cell>
          <table:table-cell table:formula="of:=[.B102]" office:value-type="float" office:value="-0.115254578524758" calcext:value-type="float">
            <text:p>-0.115254578524758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117999631924758" calcext:value-type="float">
            <text:p>0.117999631924758</text:p>
          </table:table-cell>
          <table:table-cell table:formula="of:=[.B103]" office:value-type="float" office:value="0.117999631924758" calcext:value-type="float">
            <text:p>0.11799963192475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4749843129" calcext:value-type="float">
            <text:p>0.4749843129</text:p>
          </table:table-cell>
          <table:table-cell table:formula="of:=[.B104]" office:value-type="float" office:value="0.4749843129" calcext:value-type="float">
            <text:p>0.474984312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4478028797" calcext:value-type="float">
            <text:p>-0.4478028797</text:p>
          </table:table-cell>
          <table:table-cell table:formula="of:=[.B105]" office:value-type="float" office:value="-0.4478028797" calcext:value-type="float">
            <text:p>-0.447802879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7969072 <text:s/>-0.63136933]</text:p>
          </table:table-cell>
          <table:table-cell table:formula="of:=[.B106]" office:value-type="string" office:string-value=" [-0.7969072  -0.63136933]" calcext:value-type="string">
            <text:p><text:s/>[-0.7969072 <text:s/>-0.63136933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0685117217" calcext:value-type="float">
            <text:p>-0.0685117217</text:p>
          </table:table-cell>
          <table:table-cell table:formula="of:=[.B107]" office:value-type="float" office:value="-0.0685117217" calcext:value-type="float">
            <text:p>-0.0685117217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0013725267" calcext:value-type="float">
            <text:p>0.0013725267</text:p>
          </table:table-cell>
          <table:table-cell table:formula="of:=[.B108]" office:value-type="float" office:value="0.0013725267" calcext:value-type="float">
            <text:p>0.0013725267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24665191005" calcext:value-type="float">
            <text:p>0.24665191005</text:p>
          </table:table-cell>
          <table:table-cell table:formula="of:=[.B109]" office:value-type="float" office:value="0.24665191005" calcext:value-type="float">
            <text:p>0.2466519100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esbaden</text:p>
          </table:table-cell>
          <table:table-cell/>
          <table:table-cell table:formula="of:=[.A111]" office:value-type="string" office:string-value="Wiesbaden" calcext:value-type="string">
            <text:p>Wiesbade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337778819233333" calcext:value-type="float">
            <text:p>0.337778819233333</text:p>
          </table:table-cell>
          <table:table-cell table:formula="of:=[.B112]" office:value-type="float" office:value="0.337778819233333" calcext:value-type="float">
            <text:p>0.33777881923333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53924860075" calcext:value-type="float">
            <text:p>0.553924860075</text:p>
          </table:table-cell>
          <table:table-cell table:formula="of:=[.B113]" office:value-type="float" office:value="0.553924860075" calcext:value-type="float">
            <text:p>0.5539248600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0897895325739527" calcext:value-type="float">
            <text:p>0.089789532573953</text:p>
          </table:table-cell>
          <table:table-cell table:formula="of:=[.B114]" office:value-type="float" office:value="0.0897895325739527" calcext:value-type="float">
            <text:p>0.089789532573953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499752145226047" calcext:value-type="float">
            <text:p>0.499752145226047</text:p>
          </table:table-cell>
          <table:table-cell table:formula="of:=[.B115]" office:value-type="float" office:value="0.499752145226047" calcext:value-type="float">
            <text:p>0.499752145226047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9076946667" calcext:value-type="float">
            <text:p>0.9076946667</text:p>
          </table:table-cell>
          <table:table-cell table:formula="of:=[.B116]" office:value-type="float" office:value="0.9076946667" calcext:value-type="float">
            <text:p>0.9076946667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102198909" calcext:value-type="float">
            <text:p>-0.102198909</text:p>
          </table:table-cell>
          <table:table-cell table:formula="of:=[.B117]" office:value-type="float" office:value="-0.102198909" calcext:value-type="float">
            <text:p>-0.102198909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1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05149896815" calcext:value-type="float">
            <text:p>0.05149896815</text:p>
          </table:table-cell>
          <table:table-cell table:formula="of:=[.B119]" office:value-type="float" office:value="0.05149896815" calcext:value-type="float">
            <text:p>0.0514989681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2947708389" calcext:value-type="float">
            <text:p>0.2947708389</text:p>
          </table:table-cell>
          <table:table-cell table:formula="of:=[.B120]" office:value-type="float" office:value="0.2947708389" calcext:value-type="float">
            <text:p>0.2947708389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605423828225" calcext:value-type="float">
            <text:p>0.605423828225</text:p>
          </table:table-cell>
          <table:table-cell table:formula="of:=[.B121]" office:value-type="float" office:value="0.605423828225" calcext:value-type="float">
            <text:p>0.6054238282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chtaunuskreis</text:p>
          </table:table-cell>
          <table:table-cell/>
          <table:table-cell table:formula="of:=[.A123]" office:value-type="string" office:string-value="Hochtaunuskreis" calcext:value-type="string">
            <text:p>Hochtaunus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93647034988889" calcext:value-type="float">
            <text:p>-0.293647034988889</text:p>
          </table:table-cell>
          <table:table-cell table:formula="of:=[.B124]" office:value-type="float" office:value="-0.293647034988889" calcext:value-type="float">
            <text:p>-0.293647034988889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9639205275" calcext:value-type="float">
            <text:p>0.19639205275</text:p>
          </table:table-cell>
          <table:table-cell table:formula="of:=[.B125]" office:value-type="float" office:value="0.19639205275" calcext:value-type="float">
            <text:p>0.196392052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11739536888318" calcext:value-type="float">
            <text:p>-0.411739536888318</text:p>
          </table:table-cell>
          <table:table-cell table:formula="of:=[.B126]" office:value-type="float" office:value="-0.411739536888318" calcext:value-type="float">
            <text:p>-0.411739536888318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66388777511682" calcext:value-type="float">
            <text:p>-0.266388777511682</text:p>
          </table:table-cell>
          <table:table-cell table:formula="of:=[.B127]" office:value-type="float" office:value="-0.266388777511682" calcext:value-type="float">
            <text:p>-0.266388777511682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1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623455" calcext:value-type="float">
            <text:p>-0.623455</text:p>
          </table:table-cell>
          <table:table-cell table:formula="of:=[.B129]" office:value-type="float" office:value="-0.623455" calcext:value-type="float">
            <text:p>-0.62345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30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376797966375" calcext:value-type="float">
            <text:p>-0.376797966375</text:p>
          </table:table-cell>
          <table:table-cell table:formula="of:=[.B131]" office:value-type="float" office:value="-0.376797966375" calcext:value-type="float">
            <text:p>-0.3767979663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390641572" calcext:value-type="float">
            <text:p>-0.3390641572</text:p>
          </table:table-cell>
          <table:table-cell table:formula="of:=[.B132]" office:value-type="float" office:value="-0.3390641572" calcext:value-type="float">
            <text:p>-0.339064157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180405913625" calcext:value-type="float">
            <text:p>-0.180405913625</text:p>
          </table:table-cell>
          <table:table-cell table:formula="of:=[.B133]" office:value-type="float" office:value="-0.180405913625" calcext:value-type="float">
            <text:p>-0.1804059136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eingau-Taunus-Kreis</text:p>
          </table:table-cell>
          <table:table-cell/>
          <table:table-cell table:formula="of:=[.A135]" office:value-type="string" office:string-value="Rheingau-Taunus-Kreis" calcext:value-type="string">
            <text:p>Rheingau-Taunus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183131870116667" calcext:value-type="float">
            <text:p>-0.183131870116667</text:p>
          </table:table-cell>
          <table:table-cell table:formula="of:=[.B136]" office:value-type="float" office:value="-0.183131870116667" calcext:value-type="float">
            <text:p>-0.183131870116667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49139344625" calcext:value-type="float">
            <text:p>0.449139344625</text:p>
          </table:table-cell>
          <table:table-cell table:formula="of:=[.B137]" office:value-type="float" office:value="0.449139344625" calcext:value-type="float">
            <text:p>0.4491393446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36773353754257" calcext:value-type="float">
            <text:p>-0.336773353754257</text:p>
          </table:table-cell>
          <table:table-cell table:formula="of:=[.B138]" office:value-type="float" office:value="-0.336773353754257" calcext:value-type="float">
            <text:p>-0.33677335375425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00436303524574322" calcext:value-type="float">
            <text:p>-0.004363035245743</text:p>
          </table:table-cell>
          <table:table-cell table:formula="of:=[.B139]" office:value-type="float" office:value="-0.00436303524574322" calcext:value-type="float">
            <text:p>-0.004363035245743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279045" calcext:value-type="float">
            <text:p>0.279045</text:p>
          </table:table-cell>
          <table:table-cell table:formula="of:=[.B140]" office:value-type="float" office:value="0.279045" calcext:value-type="float">
            <text:p>0.279045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045544655" calcext:value-type="float">
            <text:p>-0.5045544655</text:p>
          </table:table-cell>
          <table:table-cell table:formula="of:=[.B141]" office:value-type="float" office:value="-0.5045544655" calcext:value-type="float">
            <text:p>-0.504554465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42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53046406575" calcext:value-type="float">
            <text:p>-0.453046406575</text:p>
          </table:table-cell>
          <table:table-cell table:formula="of:=[.B143]" office:value-type="float" office:value="-0.453046406575" calcext:value-type="float">
            <text:p>-0.4530464065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1705681945" calcext:value-type="float">
            <text:p>-0.1705681945</text:p>
          </table:table-cell>
          <table:table-cell table:formula="of:=[.B144]" office:value-type="float" office:value="-0.1705681945" calcext:value-type="float">
            <text:p>-0.170568194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0390706195" calcext:value-type="float">
            <text:p>-0.00390706195</text:p>
          </table:table-cell>
          <table:table-cell table:formula="of:=[.B145]" office:value-type="float" office:value="-0.00390706195" calcext:value-type="float">
            <text:p>-0.0039070619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tteraukreis</text:p>
          </table:table-cell>
          <table:table-cell/>
          <table:table-cell table:formula="of:=[.A147]" office:value-type="string" office:string-value="Wetteraukreis" calcext:value-type="string">
            <text:p>Wetterau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18087797422222" calcext:value-type="float">
            <text:p>-0.218087797422222</text:p>
          </table:table-cell>
          <table:table-cell table:formula="of:=[.B148]" office:value-type="float" office:value="-0.218087797422222" calcext:value-type="float">
            <text:p>-0.21808779742222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35261082525" calcext:value-type="float">
            <text:p>0.335261082525</text:p>
          </table:table-cell>
          <table:table-cell table:formula="of:=[.B149]" office:value-type="float" office:value="0.335261082525" calcext:value-type="float">
            <text:p>0.3352610825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3188583010885" calcext:value-type="float">
            <text:p>-0.33188583010885</text:p>
          </table:table-cell>
          <table:table-cell table:formula="of:=[.B150]" office:value-type="float" office:value="-0.33188583010885" calcext:value-type="float">
            <text:p>-0.3318858301088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0837573938911496" calcext:value-type="float">
            <text:p>-0.08375739389115</text:p>
          </table:table-cell>
          <table:table-cell table:formula="of:=[.B151]" office:value-type="float" office:value="-0.0837573938911496" calcext:value-type="float">
            <text:p>-0.0837573938911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0723067899" calcext:value-type="float">
            <text:p>0.0723067899</text:p>
          </table:table-cell>
          <table:table-cell table:formula="of:=[.B152]" office:value-type="float" office:value="0.0723067899" calcext:value-type="float">
            <text:p>0.072306789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439284987" calcext:value-type="float">
            <text:p>-0.7439284987</text:p>
          </table:table-cell>
          <table:table-cell table:formula="of:=[.B153]" office:value-type="float" office:value="-0.7439284987" calcext:value-type="float">
            <text:p>-0.743928498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5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3611353425" calcext:value-type="float">
            <text:p>-0.3611353425</text:p>
          </table:table-cell>
          <table:table-cell table:formula="of:=[.B155]" office:value-type="float" office:value="-0.3611353425" calcext:value-type="float">
            <text:p>-0.36113534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07821612" calcext:value-type="float">
            <text:p>-0.207821612</text:p>
          </table:table-cell>
          <table:table-cell table:formula="of:=[.B156]" office:value-type="float" office:value="-0.207821612" calcext:value-type="float">
            <text:p>-0.20782161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25874259975" calcext:value-type="float">
            <text:p>-0.025874259975</text:p>
          </table:table-cell>
          <table:table-cell table:formula="of:=[.B157]" office:value-type="float" office:value="-0.025874259975" calcext:value-type="float">
            <text:p>-0.0258742599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-Kinzig-Kreis</text:p>
          </table:table-cell>
          <table:table-cell/>
          <table:table-cell table:formula="of:=[.A159]" office:value-type="string" office:string-value="Main-Kinzig-Kreis" calcext:value-type="string">
            <text:p>Main-Kinzig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0195001932277778" calcext:value-type="float">
            <text:p>-0.019500193227778</text:p>
          </table:table-cell>
          <table:table-cell table:formula="of:=[.B160]" office:value-type="float" office:value="-0.0195001932277778" calcext:value-type="float">
            <text:p>-0.019500193227778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18307449625" calcext:value-type="float">
            <text:p>0.318307449625</text:p>
          </table:table-cell>
          <table:table-cell table:formula="of:=[.B161]" office:value-type="float" office:value="0.318307449625" calcext:value-type="float">
            <text:p>0.3183074496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10229273592431" calcext:value-type="float">
            <text:p>-0.110229273592431</text:p>
          </table:table-cell>
          <table:table-cell table:formula="of:=[.B162]" office:value-type="float" office:value="-0.110229273592431" calcext:value-type="float">
            <text:p>-0.11022927359243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125351692492431" calcext:value-type="float">
            <text:p>0.125351692492431</text:p>
          </table:table-cell>
          <table:table-cell table:formula="of:=[.B163]" office:value-type="float" office:value="0.125351692492431" calcext:value-type="float">
            <text:p>0.125351692492431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3108401569" calcext:value-type="float">
            <text:p>0.3108401569</text:p>
          </table:table-cell>
          <table:table-cell table:formula="of:=[.B164]" office:value-type="float" office:value="0.3108401569" calcext:value-type="float">
            <text:p>0.310840156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12167491" calcext:value-type="float">
            <text:p>-0.512167491</text:p>
          </table:table-cell>
          <table:table-cell table:formula="of:=[.B165]" office:value-type="float" office:value="-0.512167491" calcext:value-type="float">
            <text:p>-0.512167491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66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90091066675" calcext:value-type="float">
            <text:p>-0.190091066675</text:p>
          </table:table-cell>
          <table:table-cell table:formula="of:=[.B167]" office:value-type="float" office:value="-0.190091066675" calcext:value-type="float">
            <text:p>-0.1900910666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00756120945" calcext:value-type="float">
            <text:p>0.00756120945</text:p>
          </table:table-cell>
          <table:table-cell table:formula="of:=[.B168]" office:value-type="float" office:value="0.00756120945" calcext:value-type="float">
            <text:p>0.0075612094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2821638295" calcext:value-type="float">
            <text:p>0.12821638295</text:p>
          </table:table-cell>
          <table:table-cell table:formula="of:=[.B169]" office:value-type="float" office:value="0.12821638295" calcext:value-type="float">
            <text:p>0.1282163829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gelsbergkreis</text:p>
          </table:table-cell>
          <table:table-cell/>
          <table:table-cell table:formula="of:=[.A171]" office:value-type="string" office:string-value="Vogelsbergkreis" calcext:value-type="string">
            <text:p>Vogelsberg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54106476316667" calcext:value-type="float">
            <text:p>-0.254106476316667</text:p>
          </table:table-cell>
          <table:table-cell table:formula="of:=[.B172]" office:value-type="float" office:value="-0.254106476316667" calcext:value-type="float">
            <text:p>-0.254106476316667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669014502" calcext:value-type="float">
            <text:p>0.3669014502</text:p>
          </table:table-cell>
          <table:table-cell table:formula="of:=[.B173]" office:value-type="float" office:value="0.3669014502" calcext:value-type="float">
            <text:p>0.3669014502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03501860812616" calcext:value-type="float">
            <text:p>-0.403501860812616</text:p>
          </table:table-cell>
          <table:table-cell table:formula="of:=[.B174]" office:value-type="float" office:value="-0.403501860812616" calcext:value-type="float">
            <text:p>-0.40350186081261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131956227187383" calcext:value-type="float">
            <text:p>-0.131956227187383</text:p>
          </table:table-cell>
          <table:table-cell table:formula="of:=[.B175]" office:value-type="float" office:value="-0.131956227187383" calcext:value-type="float">
            <text:p>-0.131956227187383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600462413" calcext:value-type="float">
            <text:p>0.1600462413</text:p>
          </table:table-cell>
          <table:table-cell table:formula="of:=[.B176]" office:value-type="float" office:value="0.1600462413" calcext:value-type="float">
            <text:p>0.1600462413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62273" calcext:value-type="float">
            <text:p>-0.62273</text:p>
          </table:table-cell>
          <table:table-cell table:formula="of:=[.B177]" office:value-type="float" office:value="-0.62273" calcext:value-type="float">
            <text:p>-0.62273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7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58672717725" calcext:value-type="float">
            <text:p>-0.458672717725</text:p>
          </table:table-cell>
          <table:table-cell table:formula="of:=[.B179]" office:value-type="float" office:value="-0.458672717725" calcext:value-type="float">
            <text:p>-0.4586727177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67729044" calcext:value-type="float">
            <text:p>-0.267729044</text:p>
          </table:table-cell>
          <table:table-cell table:formula="of:=[.B180]" office:value-type="float" office:value="-0.267729044" calcext:value-type="float">
            <text:p>-0.267729044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91771267525" calcext:value-type="float">
            <text:p>-0.091771267525</text:p>
          </table:table-cell>
          <table:table-cell table:formula="of:=[.B181]" office:value-type="float" office:value="-0.091771267525" calcext:value-type="float">
            <text:p>-0.0917712675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essen</text:p>
          </table:table-cell>
          <table:table-cell/>
          <table:table-cell table:formula="of:=[.A183]" office:value-type="string" office:string-value="Giessen" calcext:value-type="string">
            <text:p>Giesse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344780848311111" calcext:value-type="float">
            <text:p>0.344780848311111</text:p>
          </table:table-cell>
          <table:table-cell table:formula="of:=[.B184]" office:value-type="float" office:value="0.344780848311111" calcext:value-type="float">
            <text:p>0.34478084831111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793658536025" calcext:value-type="float">
            <text:p>0.793658536025</text:p>
          </table:table-cell>
          <table:table-cell table:formula="of:=[.B185]" office:value-type="float" office:value="0.793658536025" calcext:value-type="float">
            <text:p>0.7936585360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0705973777495629" calcext:value-type="float">
            <text:p>-0.070597377749563</text:p>
          </table:table-cell>
          <table:table-cell table:formula="of:=[.B186]" office:value-type="float" office:value="-0.0705973777495629" calcext:value-type="float">
            <text:p>-0.070597377749563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516793350549563" calcext:value-type="float">
            <text:p>0.516793350549563</text:p>
          </table:table-cell>
          <table:table-cell table:formula="of:=[.B187]" office:value-type="float" office:value="0.516793350549563" calcext:value-type="float">
            <text:p>0.516793350549563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1.0586262927" calcext:value-type="float">
            <text:p>1.0586262927</text:p>
          </table:table-cell>
          <table:table-cell table:formula="of:=[.B188]" office:value-type="float" office:value="1.0586262927" calcext:value-type="float">
            <text:p>1.0586262927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32217988" calcext:value-type="float">
            <text:p>-0.32217988</text:p>
          </table:table-cell>
          <table:table-cell table:formula="of:=[.B189]" office:value-type="float" office:value="-0.32217988" calcext:value-type="float">
            <text:p>-0.32217988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90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006656338775" calcext:value-type="float">
            <text:p>0.006656338775</text:p>
          </table:table-cell>
          <table:table-cell table:formula="of:=[.B191]" office:value-type="float" office:value="0.006656338775" calcext:value-type="float">
            <text:p>0.0066563387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2230979864" calcext:value-type="float">
            <text:p>0.2230979864</text:p>
          </table:table-cell>
          <table:table-cell table:formula="of:=[.B192]" office:value-type="float" office:value="0.2230979864" calcext:value-type="float">
            <text:p>0.2230979864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8003148748" calcext:value-type="float">
            <text:p>0.8003148748</text:p>
          </table:table-cell>
          <table:table-cell table:formula="of:=[.B193]" office:value-type="float" office:value="0.8003148748" calcext:value-type="float">
            <text:p>0.8003148748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mburg-Weilburg</text:p>
          </table:table-cell>
          <table:table-cell/>
          <table:table-cell table:formula="of:=[.A195]" office:value-type="string" office:string-value="Limburg-Weilburg" calcext:value-type="string">
            <text:p>Limburg-Weilbu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403966646572222" calcext:value-type="float">
            <text:p>0.403966646572222</text:p>
          </table:table-cell>
          <table:table-cell table:formula="of:=[.B196]" office:value-type="float" office:value="0.403966646572222" calcext:value-type="float">
            <text:p>0.40396664657222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6753554365" calcext:value-type="float">
            <text:p>0.36753554365</text:p>
          </table:table-cell>
          <table:table-cell table:formula="of:=[.B197]" office:value-type="float" office:value="0.36753554365" calcext:value-type="float">
            <text:p>0.3675355436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0747469906900204" calcext:value-type="float">
            <text:p>0.07474699069002</text:p>
          </table:table-cell>
          <table:table-cell table:formula="of:=[.B198]" office:value-type="float" office:value="0.0747469906900204" calcext:value-type="float">
            <text:p>0.07474699069002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34676192010998" calcext:value-type="float">
            <text:p>0.34676192010998</text:p>
          </table:table-cell>
          <table:table-cell table:formula="of:=[.B199]" office:value-type="float" office:value="0.34676192010998" calcext:value-type="float">
            <text:p>0.3467619201099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5962080569" calcext:value-type="float">
            <text:p>0.5962080569</text:p>
          </table:table-cell>
          <table:table-cell table:formula="of:=[.B200]" office:value-type="float" office:value="0.5962080569" calcext:value-type="float">
            <text:p>0.596208056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1223553178" calcext:value-type="float">
            <text:p>-0.1223553178</text:p>
          </table:table-cell>
          <table:table-cell table:formula="of:=[.B201]" office:value-type="float" office:value="-0.1223553178" calcext:value-type="float">
            <text:p>-0.1223553178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3.494839]</text:p>
          </table:table-cell>
          <table:table-cell table:formula="of:=[.B202]" office:value-type="string" office:string-value=" [3.494839]" calcext:value-type="string">
            <text:p><text:s/>[3.494839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050311400275" calcext:value-type="float">
            <text:p>0.050311400275</text:p>
          </table:table-cell>
          <table:table-cell table:formula="of:=[.B203]" office:value-type="float" office:value="0.050311400275" calcext:value-type="float">
            <text:p>0.0503114002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2107544554" calcext:value-type="float">
            <text:p>0.2107544554</text:p>
          </table:table-cell>
          <table:table-cell table:formula="of:=[.B204]" office:value-type="float" office:value="0.2107544554" calcext:value-type="float">
            <text:p>0.2107544554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417846943925" calcext:value-type="float">
            <text:p>0.417846943925</text:p>
          </table:table-cell>
          <table:table-cell table:formula="of:=[.B205]" office:value-type="float" office:value="0.417846943925" calcext:value-type="float">
            <text:p>0.4178469439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hn-Dill-Kreis</text:p>
          </table:table-cell>
          <table:table-cell/>
          <table:table-cell table:formula="of:=[.A207]" office:value-type="string" office:string-value="Lahn-Dill-Kreis" calcext:value-type="string">
            <text:p>Lahn-Dill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105126712094444" calcext:value-type="float">
            <text:p>-0.105126712094444</text:p>
          </table:table-cell>
          <table:table-cell table:formula="of:=[.B208]" office:value-type="float" office:value="-0.105126712094444" calcext:value-type="float">
            <text:p>-0.105126712094444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69118073875" calcext:value-type="float">
            <text:p>0.469118073875</text:p>
          </table:table-cell>
          <table:table-cell table:formula="of:=[.B209]" office:value-type="float" office:value="0.469118073875" calcext:value-type="float">
            <text:p>0.4691180738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297372555985423" calcext:value-type="float">
            <text:p>-0.297372555985423</text:p>
          </table:table-cell>
          <table:table-cell table:formula="of:=[.B210]" office:value-type="float" office:value="-0.297372555985423" calcext:value-type="float">
            <text:p>-0.297372555985423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498241218854231" calcext:value-type="float">
            <text:p>0.049824121885423</text:p>
          </table:table-cell>
          <table:table-cell table:formula="of:=[.B211]" office:value-type="float" office:value="0.0498241218854231" calcext:value-type="float">
            <text:p>0.049824121885423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2733571593" calcext:value-type="float">
            <text:p>0.2733571593</text:p>
          </table:table-cell>
          <table:table-cell table:formula="of:=[.B212]" office:value-type="float" office:value="0.2733571593" calcext:value-type="float">
            <text:p>0.2733571593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972758848" calcext:value-type="float">
            <text:p>-0.5972758848</text:p>
          </table:table-cell>
          <table:table-cell table:formula="of:=[.B213]" office:value-type="float" office:value="-0.5972758848" calcext:value-type="float">
            <text:p>-0.5972758848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1.64631883]</text:p>
          </table:table-cell>
          <table:table-cell table:formula="of:=[.B214]" office:value-type="string" office:string-value=" [1.64631883]" calcext:value-type="string">
            <text:p><text:s/>[1.64631883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69118073875" calcext:value-type="float">
            <text:p>-0.469118073875</text:p>
          </table:table-cell>
          <table:table-cell table:formula="of:=[.B215]" office:value-type="float" office:value="-0.469118073875" calcext:value-type="float">
            <text:p>-0.4691180738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12377421705" calcext:value-type="float">
            <text:p>-0.12377421705</text:p>
          </table:table-cell>
          <table:table-cell table:formula="of:=[.B216]" office:value-type="float" office:value="-0.12377421705" calcext:value-type="float">
            <text:p>-0.1237742170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" calcext:value-type="float">
            <text:p>0</text:p>
          </table:table-cell>
          <table:table-cell table:formula="of:=[.B2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burg-Biedenkopf</text:p>
          </table:table-cell>
          <table:table-cell/>
          <table:table-cell table:formula="of:=[.A219]" office:value-type="string" office:string-value="Marburg-Biedenkopf" calcext:value-type="string">
            <text:p>Marburg-Biedenkopf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142944941322222" calcext:value-type="float">
            <text:p>0.142944941322222</text:p>
          </table:table-cell>
          <table:table-cell table:formula="of:=[.B220]" office:value-type="float" office:value="0.142944941322222" calcext:value-type="float">
            <text:p>0.14294494132222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619320838" calcext:value-type="float">
            <text:p>0.4619320838</text:p>
          </table:table-cell>
          <table:table-cell table:formula="of:=[.B221]" office:value-type="float" office:value="0.4619320838" calcext:value-type="float">
            <text:p>0.4619320838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36825145642367" calcext:value-type="float">
            <text:p>-0.136825145642367</text:p>
          </table:table-cell>
          <table:table-cell table:formula="of:=[.B222]" office:value-type="float" office:value="-0.136825145642367" calcext:value-type="float">
            <text:p>-0.13682514564236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205053144342367" calcext:value-type="float">
            <text:p>0.205053144342367</text:p>
          </table:table-cell>
          <table:table-cell table:formula="of:=[.B223]" office:value-type="float" office:value="0.205053144342367" calcext:value-type="float">
            <text:p>0.205053144342367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6263277556" calcext:value-type="float">
            <text:p>0.6263277556</text:p>
          </table:table-cell>
          <table:table-cell table:formula="of:=[.B224]" office:value-type="float" office:value="0.6263277556" calcext:value-type="float">
            <text:p>0.6263277556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4151006467" calcext:value-type="float">
            <text:p>-0.4151006467</text:p>
          </table:table-cell>
          <table:table-cell table:formula="of:=[.B225]" office:value-type="float" office:value="-0.4151006467" calcext:value-type="float">
            <text:p>-0.415100646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2.477244]</text:p>
          </table:table-cell>
          <table:table-cell table:formula="of:=[.B226]" office:value-type="string" office:string-value=" [2.477244]" calcext:value-type="string">
            <text:p><text:s/>[2.477244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242059308425" calcext:value-type="float">
            <text:p>-0.242059308425</text:p>
          </table:table-cell>
          <table:table-cell table:formula="of:=[.B227]" office:value-type="float" office:value="-0.242059308425" calcext:value-type="float">
            <text:p>-0.2420593084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03411399935" calcext:value-type="float">
            <text:p>0.03411399935</text:p>
          </table:table-cell>
          <table:table-cell table:formula="of:=[.B228]" office:value-type="float" office:value="0.03411399935" calcext:value-type="float">
            <text:p>0.0341139993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219872775375" calcext:value-type="float">
            <text:p>0.219872775375</text:p>
          </table:table-cell>
          <table:table-cell table:formula="of:=[.B229]" office:value-type="float" office:value="0.219872775375" calcext:value-type="float">
            <text:p>0.2198727753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da</text:p>
          </table:table-cell>
          <table:table-cell/>
          <table:table-cell table:formula="of:=[.A231]" office:value-type="string" office:string-value="Fulda" calcext:value-type="string">
            <text:p>Fulda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15813153883333" calcext:value-type="float">
            <text:p>-0.215813153883333</text:p>
          </table:table-cell>
          <table:table-cell table:formula="of:=[.B232]" office:value-type="float" office:value="-0.215813153883333" calcext:value-type="float">
            <text:p>-0.21581315388333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30175090225" calcext:value-type="float">
            <text:p>0.330175090225</text:p>
          </table:table-cell>
          <table:table-cell table:formula="of:=[.B233]" office:value-type="float" office:value="0.330175090225" calcext:value-type="float">
            <text:p>0.3301750902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52786980094952" calcext:value-type="float">
            <text:p>-0.352786980094952</text:p>
          </table:table-cell>
          <table:table-cell table:formula="of:=[.B234]" office:value-type="float" office:value="-0.352786980094952" calcext:value-type="float">
            <text:p>-0.352786980094952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108422712705048" calcext:value-type="float">
            <text:p>-0.108422712705048</text:p>
          </table:table-cell>
          <table:table-cell table:formula="of:=[.B235]" office:value-type="float" office:value="-0.108422712705048" calcext:value-type="float">
            <text:p>-0.10842271270504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268612003" calcext:value-type="float">
            <text:p>0.268612003</text:p>
          </table:table-cell>
          <table:table-cell table:formula="of:=[.B236]" office:value-type="float" office:value="0.268612003" calcext:value-type="float">
            <text:p>0.268612003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371696429" calcext:value-type="float">
            <text:p>-0.7371696429</text:p>
          </table:table-cell>
          <table:table-cell table:formula="of:=[.B237]" office:value-type="float" office:value="-0.7371696429" calcext:value-type="float">
            <text:p>-0.7371696429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847962]</text:p>
          </table:table-cell>
          <table:table-cell table:formula="of:=[.B238]" office:value-type="string" office:string-value=" [-0.847962]" calcext:value-type="string">
            <text:p><text:s/>[-0.847962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328821033775" calcext:value-type="float">
            <text:p>-0.328821033775</text:p>
          </table:table-cell>
          <table:table-cell table:formula="of:=[.B239]" office:value-type="float" office:value="-0.328821033775" calcext:value-type="float">
            <text:p>-0.3288210337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306048464" calcext:value-type="float">
            <text:p>-0.2306048464</text:p>
          </table:table-cell>
          <table:table-cell table:formula="of:=[.B240]" office:value-type="float" office:value="-0.2306048464" calcext:value-type="float">
            <text:p>-0.2306048464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00135405645" calcext:value-type="float">
            <text:p>0.00135405645</text:p>
          </table:table-cell>
          <table:table-cell table:formula="of:=[.B241]" office:value-type="float" office:value="0.00135405645" calcext:value-type="float">
            <text:p>0.0013540564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alm-Eder-Kreis</text:p>
          </table:table-cell>
          <table:table-cell/>
          <table:table-cell table:formula="of:=[.A243]" office:value-type="string" office:string-value="Schwalm-Eder-Kreis" calcext:value-type="string">
            <text:p>Schwalm-Eder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183132177205556" calcext:value-type="float">
            <text:p>-0.183132177205556</text:p>
          </table:table-cell>
          <table:table-cell table:formula="of:=[.B244]" office:value-type="float" office:value="-0.183132177205556" calcext:value-type="float">
            <text:p>-0.183132177205556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2134919455" calcext:value-type="float">
            <text:p>0.42134919455</text:p>
          </table:table-cell>
          <table:table-cell table:formula="of:=[.B245]" office:value-type="float" office:value="0.42134919455" calcext:value-type="float">
            <text:p>0.4213491945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68628371136886" calcext:value-type="float">
            <text:p>-0.368628371136886</text:p>
          </table:table-cell>
          <table:table-cell table:formula="of:=[.B246]" office:value-type="float" office:value="-0.368628371136886" calcext:value-type="float">
            <text:p>-0.36862837113688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056785684363114" calcext:value-type="float">
            <text:p>-0.056785684363114</text:p>
          </table:table-cell>
          <table:table-cell table:formula="of:=[.B247]" office:value-type="float" office:value="-0.056785684363114" calcext:value-type="float">
            <text:p>-0.05678568436311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0718568767" calcext:value-type="float">
            <text:p>0.0718568767</text:p>
          </table:table-cell>
          <table:table-cell table:formula="of:=[.B248]" office:value-type="float" office:value="0.0718568767" calcext:value-type="float">
            <text:p>0.0718568767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432292551" calcext:value-type="float">
            <text:p>-0.5432292551</text:p>
          </table:table-cell>
          <table:table-cell table:formula="of:=[.B249]" office:value-type="float" office:value="-0.5432292551" calcext:value-type="float">
            <text:p>-0.5432292551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78219949]</text:p>
          </table:table-cell>
          <table:table-cell table:formula="of:=[.B250]" office:value-type="string" office:string-value=" [0.78219949]" calcext:value-type="string">
            <text:p><text:s/>[0.78219949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28406679825" calcext:value-type="float">
            <text:p>-0.428406679825</text:p>
          </table:table-cell>
          <table:table-cell table:formula="of:=[.B251]" office:value-type="float" office:value="-0.428406679825" calcext:value-type="float">
            <text:p>-0.4284066798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1270702775" calcext:value-type="float">
            <text:p>-0.21270702775</text:p>
          </table:table-cell>
          <table:table-cell table:formula="of:=[.B252]" office:value-type="float" office:value="-0.21270702775" calcext:value-type="float">
            <text:p>-0.2127070277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07057485275" calcext:value-type="float">
            <text:p>-0.007057485275</text:p>
          </table:table-cell>
          <table:table-cell table:formula="of:=[.B253]" office:value-type="float" office:value="-0.007057485275" calcext:value-type="float">
            <text:p>-0.0070574852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sfeld-Rotenburg</text:p>
          </table:table-cell>
          <table:table-cell/>
          <table:table-cell table:formula="of:=[.A255]" office:value-type="string" office:string-value="Hersfeld-Rotenburg" calcext:value-type="string">
            <text:p>Hersfeld-Rotenbu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307276936183333" calcext:value-type="float">
            <text:p>-0.307276936183333</text:p>
          </table:table-cell>
          <table:table-cell table:formula="of:=[.B256]" office:value-type="float" office:value="-0.307276936183333" calcext:value-type="float">
            <text:p>-0.30727693618333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32984816925" calcext:value-type="float">
            <text:p>0.432984816925</text:p>
          </table:table-cell>
          <table:table-cell table:formula="of:=[.B257]" office:value-type="float" office:value="0.432984816925" calcext:value-type="float">
            <text:p>0.4329848169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540640573653873" calcext:value-type="float">
            <text:p>-0.540640573653873</text:p>
          </table:table-cell>
          <table:table-cell table:formula="of:=[.B258]" office:value-type="float" office:value="-0.540640573653873" calcext:value-type="float">
            <text:p>-0.540640573653873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20186303446127" calcext:value-type="float">
            <text:p>-0.220186303446127</text:p>
          </table:table-cell>
          <table:table-cell table:formula="of:=[.B259]" office:value-type="float" office:value="-0.220186303446127" calcext:value-type="float">
            <text:p>-0.220186303446127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2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6996461408" calcext:value-type="float">
            <text:p>-0.6996461408</text:p>
          </table:table-cell>
          <table:table-cell table:formula="of:=[.B261]" office:value-type="float" office:value="-0.6996461408" calcext:value-type="float">
            <text:p>-0.6996461408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565856]</text:p>
          </table:table-cell>
          <table:table-cell table:formula="of:=[.B262]" office:value-type="string" office:string-value=" [0.565856]" calcext:value-type="string">
            <text:p><text:s/>[0.565856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530091033" calcext:value-type="float">
            <text:p>-0.5530091033</text:p>
          </table:table-cell>
          <table:table-cell table:formula="of:=[.B263]" office:value-type="float" office:value="-0.5530091033" calcext:value-type="float">
            <text:p>-0.5530091033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8041343855" calcext:value-type="float">
            <text:p>-0.38041343855</text:p>
          </table:table-cell>
          <table:table-cell table:formula="of:=[.B264]" office:value-type="float" office:value="-0.38041343855" calcext:value-type="float">
            <text:p>-0.3804134385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120024286375" calcext:value-type="float">
            <text:p>-0.120024286375</text:p>
          </table:table-cell>
          <table:table-cell table:formula="of:=[.B265]" office:value-type="float" office:value="-0.120024286375" calcext:value-type="float">
            <text:p>-0.1200242863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deck-Frankenberg</text:p>
          </table:table-cell>
          <table:table-cell/>
          <table:table-cell table:formula="of:=[.A267]" office:value-type="string" office:string-value="Waldeck-Frankenberg" calcext:value-type="string">
            <text:p>Waldeck-Frankenbe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109598924305556" calcext:value-type="float">
            <text:p>-0.109598924305556</text:p>
          </table:table-cell>
          <table:table-cell table:formula="of:=[.B268]" office:value-type="float" office:value="-0.109598924305556" calcext:value-type="float">
            <text:p>-0.109598924305556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9280202865" calcext:value-type="float">
            <text:p>0.39280202865</text:p>
          </table:table-cell>
          <table:table-cell table:formula="of:=[.B269]" office:value-type="float" office:value="0.39280202865" calcext:value-type="float">
            <text:p>0.3928020286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99770870633976" calcext:value-type="float">
            <text:p>-0.199770870633976</text:p>
          </table:table-cell>
          <table:table-cell table:formula="of:=[.B270]" office:value-type="float" office:value="-0.199770870633976" calcext:value-type="float">
            <text:p>-0.19977087063397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909439131339762" calcext:value-type="float">
            <text:p>0.090943913133976</text:p>
          </table:table-cell>
          <table:table-cell table:formula="of:=[.B271]" office:value-type="float" office:value="0.0909439131339762" calcext:value-type="float">
            <text:p>0.090943913133976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3410829062" calcext:value-type="float">
            <text:p>0.3410829062</text:p>
          </table:table-cell>
          <table:table-cell table:formula="of:=[.B272]" office:value-type="float" office:value="0.3410829062" calcext:value-type="float">
            <text:p>0.3410829062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738477201" calcext:value-type="float">
            <text:p>-0.5738477201</text:p>
          </table:table-cell>
          <table:table-cell table:formula="of:=[.B273]" office:value-type="float" office:value="-0.5738477201" calcext:value-type="float">
            <text:p>-0.5738477201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7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312365493775" calcext:value-type="float">
            <text:p>-0.312365493775</text:p>
          </table:table-cell>
          <table:table-cell table:formula="of:=[.B275]" office:value-type="float" office:value="-0.312365493775" calcext:value-type="float">
            <text:p>-0.3123654937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5441347875" calcext:value-type="float">
            <text:p>-0.05441347875</text:p>
          </table:table-cell>
          <table:table-cell table:formula="of:=[.B276]" office:value-type="float" office:value="-0.05441347875" calcext:value-type="float">
            <text:p>-0.0544134787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080436534875" calcext:value-type="float">
            <text:p>0.080436534875</text:p>
          </table:table-cell>
          <table:table-cell table:formula="of:=[.B277]" office:value-type="float" office:value="0.080436534875" calcext:value-type="float">
            <text:p>0.0804365348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sel</text:p>
          </table:table-cell>
          <table:table-cell/>
          <table:table-cell table:formula="of:=[.A279]" office:value-type="string" office:string-value="Kassel" calcext:value-type="string">
            <text:p>Kassel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4187729282" calcext:value-type="float">
            <text:p>-0.4187729282</text:p>
          </table:table-cell>
          <table:table-cell table:formula="of:=[.B280]" office:value-type="float" office:value="-0.4187729282" calcext:value-type="float">
            <text:p>-0.418772928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40003098125" calcext:value-type="float">
            <text:p>0.440003098125</text:p>
          </table:table-cell>
          <table:table-cell table:formula="of:=[.B281]" office:value-type="float" office:value="0.440003098125" calcext:value-type="float">
            <text:p>0.4400030981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667469798100275" calcext:value-type="float">
            <text:p>-0.667469798100275</text:p>
          </table:table-cell>
          <table:table-cell table:formula="of:=[.B282]" office:value-type="float" office:value="-0.667469798100275" calcext:value-type="float">
            <text:p>-0.66746979810027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341821262199725" calcext:value-type="float">
            <text:p>-0.341821262199725</text:p>
          </table:table-cell>
          <table:table-cell table:formula="of:=[.B283]" office:value-type="float" office:value="-0.341821262199725" calcext:value-type="float">
            <text:p>-0.34182126219972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2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8823267512" calcext:value-type="float">
            <text:p>-0.8823267512</text:p>
          </table:table-cell>
          <table:table-cell table:formula="of:=[.B285]" office:value-type="float" office:value="-0.8823267512" calcext:value-type="float">
            <text:p>-0.8823267512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86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9258884725" calcext:value-type="float">
            <text:p>-0.59258884725</text:p>
          </table:table-cell>
          <table:table-cell table:formula="of:=[.B287]" office:value-type="float" office:value="-0.59258884725" calcext:value-type="float">
            <text:p>-0.592588847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50464553015" calcext:value-type="float">
            <text:p>-0.50464553015</text:p>
          </table:table-cell>
          <table:table-cell table:formula="of:=[.B288]" office:value-type="float" office:value="-0.50464553015" calcext:value-type="float">
            <text:p>-0.5046455301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152585749125" calcext:value-type="float">
            <text:p>-0.152585749125</text:p>
          </table:table-cell>
          <table:table-cell table:formula="of:=[.B289]" office:value-type="float" office:value="-0.152585749125" calcext:value-type="float">
            <text:p>-0.1525857491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sel-City</text:p>
          </table:table-cell>
          <table:table-cell/>
          <table:table-cell table:formula="of:=[.A291]" office:value-type="string" office:string-value="Kassel-City" calcext:value-type="string">
            <text:p>Kassel-City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94727921177778" calcext:value-type="float">
            <text:p>-0.294727921177778</text:p>
          </table:table-cell>
          <table:table-cell table:formula="of:=[.B292]" office:value-type="float" office:value="-0.294727921177778" calcext:value-type="float">
            <text:p>-0.294727921177778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26336467925" calcext:value-type="float">
            <text:p>0.526336467925</text:p>
          </table:table-cell>
          <table:table-cell table:formula="of:=[.B293]" office:value-type="float" office:value="0.526336467925" calcext:value-type="float">
            <text:p>0.5263364679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623286324493068" calcext:value-type="float">
            <text:p>-0.623286324493068</text:p>
          </table:table-cell>
          <table:table-cell table:formula="of:=[.B294]" office:value-type="float" office:value="-0.623286324493068" calcext:value-type="float">
            <text:p>-0.623286324493068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33742021506932" calcext:value-type="float">
            <text:p>-0.233742021506932</text:p>
          </table:table-cell>
          <table:table-cell table:formula="of:=[.B295]" office:value-type="float" office:value="-0.233742021506932" calcext:value-type="float">
            <text:p>-0.233742021506932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2212327864" calcext:value-type="float">
            <text:p>0.2212327864</text:p>
          </table:table-cell>
          <table:table-cell table:formula="of:=[.B296]" office:value-type="float" office:value="0.2212327864" calcext:value-type="float">
            <text:p>0.2212327864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657534" calcext:value-type="float">
            <text:p>-0.657534</text:p>
          </table:table-cell>
          <table:table-cell table:formula="of:=[.B297]" office:value-type="float" office:value="-0.657534" calcext:value-type="float">
            <text:p>-0.657534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9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36403979025" calcext:value-type="float">
            <text:p>-0.536403979025</text:p>
          </table:table-cell>
          <table:table-cell table:formula="of:=[.B299]" office:value-type="float" office:value="-0.536403979025" calcext:value-type="float">
            <text:p>-0.5364039790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428514173" calcext:value-type="float">
            <text:p>-0.428514173</text:p>
          </table:table-cell>
          <table:table-cell table:formula="of:=[.B300]" office:value-type="float" office:value="-0.428514173" calcext:value-type="float">
            <text:p>-0.428514173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100675111" calcext:value-type="float">
            <text:p>-0.0100675111</text:p>
          </table:table-cell>
          <table:table-cell table:formula="of:=[.B301]" office:value-type="float" office:value="-0.0100675111" calcext:value-type="float">
            <text:p>-0.0100675111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3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rra-Meissner-Kreis</text:p>
          </table:table-cell>
          <table:table-cell/>
          <table:table-cell table:formula="of:=[.A303]" office:value-type="string" office:string-value="Werra-Meissner-Kreis" calcext:value-type="string">
            <text:p>Werra-Meissner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4752844015" calcext:value-type="float">
            <text:p>0.4752844015</text:p>
          </table:table-cell>
          <table:table-cell table:formula="of:=[.B304]" office:value-type="float" office:value="0.4752844015" calcext:value-type="float">
            <text:p>0.4752844015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936726084975" calcext:value-type="float">
            <text:p>0.936726084975</text:p>
          </table:table-cell>
          <table:table-cell table:formula="of:=[.B305]" office:value-type="float" office:value="0.936726084975" calcext:value-type="float">
            <text:p>0.9367260849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01123251442078" calcext:value-type="float">
            <text:p>-0.401123251442078</text:p>
          </table:table-cell>
          <table:table-cell table:formula="of:=[.B306]" office:value-type="float" office:value="-0.401123251442078" calcext:value-type="float">
            <text:p>-0.401123251442078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292152499142078" calcext:value-type="float">
            <text:p>0.292152499142078</text:p>
          </table:table-cell>
          <table:table-cell table:formula="of:=[.B307]" office:value-type="float" office:value="0.292152499142078" calcext:value-type="float">
            <text:p>0.29215249914207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1.415598" calcext:value-type="float">
            <text:p>1.415598</text:p>
          </table:table-cell>
          <table:table-cell table:formula="of:=[.B308]" office:value-type="float" office:value="1.415598" calcext:value-type="float">
            <text:p>1.415598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42194338" calcext:value-type="float">
            <text:p>-0.242194338</text:p>
          </table:table-cell>
          <table:table-cell table:formula="of:=[.B309]" office:value-type="float" office:value="-0.242194338" calcext:value-type="float">
            <text:p>-0.242194338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2.30857258 2.2452785 <text:s/>2.43285436]</text:p>
          </table:table-cell>
          <table:table-cell table:formula="of:=[.B310]" office:value-type="string" office:string-value=" [2.30857258 2.2452785  2.43285436]" calcext:value-type="string">
            <text:p><text:s/>[2.30857258 2.2452785 <text:s/>2.43285436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487777098" calcext:value-type="float">
            <text:p>-0.1487777098</text:p>
          </table:table-cell>
          <table:table-cell table:formula="of:=[.B311]" office:value-type="float" office:value="-0.1487777098" calcext:value-type="float">
            <text:p>-0.1487777098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5448537615" calcext:value-type="float">
            <text:p>-0.05448537615</text:p>
          </table:table-cell>
          <table:table-cell table:formula="of:=[.B312]" office:value-type="float" office:value="-0.05448537615" calcext:value-type="float">
            <text:p>-0.0544853761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787948375175" calcext:value-type="float">
            <text:p>0.787948375175</text:p>
          </table:table-cell>
          <table:table-cell table:formula="of:=[.B313]" office:value-type="float" office:value="0.787948375175" calcext:value-type="float">
            <text:p>0.7879483751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 table:number-columns-repeated="2"/>
        </table:table-row>
      </table:table>
      <table:table table:name="Sheet2" table:style-name="ta1">
        <table:table-column table:style-name="co3" table:number-columns-repeated="27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Bergstrasse</text:p>
          </table:table-cell>
          <table:table-cell office:value-type="string" calcext:value-type="string">
            <text:p>Odenwaldkreis</text:p>
          </table:table-cell>
          <table:table-cell office:value-type="string" calcext:value-type="string">
            <text:p>Darmstadt-Dieburg</text:p>
          </table:table-cell>
          <table:table-cell office:value-type="string" calcext:value-type="string">
            <text:p>Darmstadt</text:p>
          </table:table-cell>
          <table:table-cell office:value-type="string" calcext:value-type="string">
            <text:p>Gross-Gerau</text:p>
          </table:table-cell>
          <table:table-cell office:value-type="string" calcext:value-type="string">
            <text:p>Offenbach</text:p>
          </table:table-cell>
          <table:table-cell office:value-type="string" calcext:value-type="string">
            <text:p>Offenbach-am-Main</text:p>
          </table:table-cell>
          <table:table-cell office:value-type="string" calcext:value-type="string">
            <text:p>Frankfurt-am-Main</text:p>
          </table:table-cell>
          <table:table-cell office:value-type="string" calcext:value-type="string">
            <text:p>Main-Taunus-Kreis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Hochtaunuskreis</text:p>
          </table:table-cell>
          <table:table-cell office:value-type="string" calcext:value-type="string">
            <text:p>Rheingau-Taunus-Kreis</text:p>
          </table:table-cell>
          <table:table-cell office:value-type="string" calcext:value-type="string">
            <text:p>Wetteraukreis</text:p>
          </table:table-cell>
          <table:table-cell office:value-type="string" calcext:value-type="string">
            <text:p>Main-Kinzig-Kreis</text:p>
          </table:table-cell>
          <table:table-cell office:value-type="string" calcext:value-type="string">
            <text:p>Vogelsbergkreis</text:p>
          </table:table-cell>
          <table:table-cell office:value-type="string" calcext:value-type="string">
            <text:p>Giessen</text:p>
          </table:table-cell>
          <table:table-cell office:value-type="string" calcext:value-type="string">
            <text:p>Limburg-Weilburg</text:p>
          </table:table-cell>
          <table:table-cell office:value-type="string" calcext:value-type="string">
            <text:p>Lahn-Dill-Kreis</text:p>
          </table:table-cell>
          <table:table-cell office:value-type="string" calcext:value-type="string">
            <text:p>Marburg-Biedenkopf</text:p>
          </table:table-cell>
          <table:table-cell office:value-type="string" calcext:value-type="string">
            <text:p>Fulda</text:p>
          </table:table-cell>
          <table:table-cell office:value-type="string" calcext:value-type="string">
            <text:p>Schwalm-Eder-Kreis</text:p>
          </table:table-cell>
          <table:table-cell office:value-type="string" calcext:value-type="string">
            <text:p>Hersfeld-Rotenburg</text:p>
          </table:table-cell>
          <table:table-cell office:value-type="string" calcext:value-type="string">
            <text:p>Waldeck-Frankenberg</text:p>
          </table:table-cell>
          <table:table-cell office:value-type="string" calcext:value-type="string">
            <text:p>Kassel</text:p>
          </table:table-cell>
          <table:table-cell office:value-type="string" calcext:value-type="string">
            <text:p>Kassel-City</text:p>
          </table:table-cell>
          <table:table-cell office:value-type="string" calcext:value-type="string">
            <text:p>Werra-Meissner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709065698533333" calcext:value-type="float">
            <text:p>-0.709065698533333</text:p>
          </table:table-cell>
          <table:table-cell office:value-type="float" office:value="-0.633576563122222" calcext:value-type="float">
            <text:p>-0.633576563122222</text:p>
          </table:table-cell>
          <table:table-cell office:value-type="float" office:value="1.05438410534444" calcext:value-type="float">
            <text:p>1.05438410534444</text:p>
          </table:table-cell>
          <table:table-cell office:value-type="float" office:value="0.330484434527778" calcext:value-type="float">
            <text:p>0.330484434527778</text:p>
          </table:table-cell>
          <table:table-cell office:value-type="float" office:value="-0.290474454761111" calcext:value-type="float">
            <text:p>-0.290474454761111</text:p>
          </table:table-cell>
          <table:table-cell office:value-type="float" office:value="-0.472158190072222" calcext:value-type="float">
            <text:p>-0.472158190072222</text:p>
          </table:table-cell>
          <table:table-cell office:value-type="float" office:value="0.0358461799111111" calcext:value-type="float">
            <text:p>0.035846179911111</text:p>
          </table:table-cell>
          <table:table-cell office:value-type="float" office:value="0.494846988088889" calcext:value-type="float">
            <text:p>0.494846988088889</text:p>
          </table:table-cell>
          <table:table-cell office:value-type="float" office:value="0.00107306188333333" calcext:value-type="float">
            <text:p>0.001073061883333</text:p>
          </table:table-cell>
          <table:table-cell office:value-type="float" office:value="0.337778819233333" calcext:value-type="float">
            <text:p>0.337778819233333</text:p>
          </table:table-cell>
          <table:table-cell office:value-type="float" office:value="-0.293647034988889" calcext:value-type="float">
            <text:p>-0.293647034988889</text:p>
          </table:table-cell>
          <table:table-cell office:value-type="float" office:value="-0.183131870116667" calcext:value-type="float">
            <text:p>-0.183131870116667</text:p>
          </table:table-cell>
          <table:table-cell office:value-type="float" office:value="-0.218087797422222" calcext:value-type="float">
            <text:p>-0.218087797422222</text:p>
          </table:table-cell>
          <table:table-cell office:value-type="float" office:value="-0.0195001932277778" calcext:value-type="float">
            <text:p>-0.019500193227778</text:p>
          </table:table-cell>
          <table:table-cell office:value-type="float" office:value="-0.254106476316667" calcext:value-type="float">
            <text:p>-0.254106476316667</text:p>
          </table:table-cell>
          <table:table-cell office:value-type="float" office:value="0.344780848311111" calcext:value-type="float">
            <text:p>0.344780848311111</text:p>
          </table:table-cell>
          <table:table-cell office:value-type="float" office:value="0.403966646572222" calcext:value-type="float">
            <text:p>0.403966646572222</text:p>
          </table:table-cell>
          <table:table-cell office:value-type="float" office:value="-0.105126712094444" calcext:value-type="float">
            <text:p>-0.105126712094444</text:p>
          </table:table-cell>
          <table:table-cell office:value-type="float" office:value="0.142944941322222" calcext:value-type="float">
            <text:p>0.142944941322222</text:p>
          </table:table-cell>
          <table:table-cell office:value-type="float" office:value="-0.215813153883333" calcext:value-type="float">
            <text:p>-0.215813153883333</text:p>
          </table:table-cell>
          <table:table-cell office:value-type="float" office:value="-0.183132177205556" calcext:value-type="float">
            <text:p>-0.183132177205556</text:p>
          </table:table-cell>
          <table:table-cell office:value-type="float" office:value="-0.307276936183333" calcext:value-type="float">
            <text:p>-0.307276936183333</text:p>
          </table:table-cell>
          <table:table-cell office:value-type="float" office:value="-0.109598924305556" calcext:value-type="float">
            <text:p>-0.109598924305556</text:p>
          </table:table-cell>
          <table:table-cell office:value-type="float" office:value="-0.4187729282" calcext:value-type="float">
            <text:p>-0.4187729282</text:p>
          </table:table-cell>
          <table:table-cell office:value-type="float" office:value="-0.294727921177778" calcext:value-type="float">
            <text:p>-0.294727921177778</text:p>
          </table:table-cell>
          <table:table-cell office:value-type="float" office:value="0.4752844015" calcext:value-type="float">
            <text:p>0.4752844015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731655982" calcext:value-type="float">
            <text:p>0.1731655982</text:p>
          </table:table-cell>
          <table:table-cell office:value-type="float" office:value="0.2070507877" calcext:value-type="float">
            <text:p>0.2070507877</text:p>
          </table:table-cell>
          <table:table-cell office:value-type="float" office:value="1.101494262125" calcext:value-type="float">
            <text:p>1.101494262125</text:p>
          </table:table-cell>
          <table:table-cell office:value-type="float" office:value="0.69472413595" calcext:value-type="float">
            <text:p>0.69472413595</text:p>
          </table:table-cell>
          <table:table-cell office:value-type="float" office:value="0.152128743575" calcext:value-type="float">
            <text:p>0.152128743575</text:p>
          </table:table-cell>
          <table:table-cell office:value-type="float" office:value="0.190411624225" calcext:value-type="float">
            <text:p>0.190411624225</text:p>
          </table:table-cell>
          <table:table-cell office:value-type="float" office:value="0.31774694685" calcext:value-type="float">
            <text:p>0.31774694685</text:p>
          </table:table-cell>
          <table:table-cell office:value-type="float" office:value="0.585610385625" calcext:value-type="float">
            <text:p>0.585610385625</text:p>
          </table:table-cell>
          <table:table-cell office:value-type="float" office:value="0.31516363175" calcext:value-type="float">
            <text:p>0.31516363175</text:p>
          </table:table-cell>
          <table:table-cell office:value-type="float" office:value="0.553924860075" calcext:value-type="float">
            <text:p>0.553924860075</text:p>
          </table:table-cell>
          <table:table-cell office:value-type="float" office:value="0.19639205275" calcext:value-type="float">
            <text:p>0.19639205275</text:p>
          </table:table-cell>
          <table:table-cell office:value-type="float" office:value="0.449139344625" calcext:value-type="float">
            <text:p>0.449139344625</text:p>
          </table:table-cell>
          <table:table-cell office:value-type="float" office:value="0.335261082525" calcext:value-type="float">
            <text:p>0.335261082525</text:p>
          </table:table-cell>
          <table:table-cell office:value-type="float" office:value="0.318307449625" calcext:value-type="float">
            <text:p>0.318307449625</text:p>
          </table:table-cell>
          <table:table-cell office:value-type="float" office:value="0.3669014502" calcext:value-type="float">
            <text:p>0.3669014502</text:p>
          </table:table-cell>
          <table:table-cell office:value-type="float" office:value="0.793658536025" calcext:value-type="float">
            <text:p>0.793658536025</text:p>
          </table:table-cell>
          <table:table-cell office:value-type="float" office:value="0.36753554365" calcext:value-type="float">
            <text:p>0.36753554365</text:p>
          </table:table-cell>
          <table:table-cell office:value-type="float" office:value="0.469118073875" calcext:value-type="float">
            <text:p>0.469118073875</text:p>
          </table:table-cell>
          <table:table-cell office:value-type="float" office:value="0.4619320838" calcext:value-type="float">
            <text:p>0.4619320838</text:p>
          </table:table-cell>
          <table:table-cell office:value-type="float" office:value="0.330175090225" calcext:value-type="float">
            <text:p>0.330175090225</text:p>
          </table:table-cell>
          <table:table-cell office:value-type="float" office:value="0.42134919455" calcext:value-type="float">
            <text:p>0.42134919455</text:p>
          </table:table-cell>
          <table:table-cell office:value-type="float" office:value="0.432984816925" calcext:value-type="float">
            <text:p>0.432984816925</text:p>
          </table:table-cell>
          <table:table-cell office:value-type="float" office:value="0.39280202865" calcext:value-type="float">
            <text:p>0.39280202865</text:p>
          </table:table-cell>
          <table:table-cell office:value-type="float" office:value="0.440003098125" calcext:value-type="float">
            <text:p>0.440003098125</text:p>
          </table:table-cell>
          <table:table-cell office:value-type="float" office:value="0.526336467925" calcext:value-type="float">
            <text:p>0.526336467925</text:p>
          </table:table-cell>
          <table:table-cell office:value-type="float" office:value="0.936726084975" calcext:value-type="float">
            <text:p>0.9367260849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819255159832016" calcext:value-type="float">
            <text:p>-0.819255159832016</text:p>
          </table:table-cell>
          <table:table-cell office:value-type="float" office:value="-0.791367061473773" calcext:value-type="float">
            <text:p>-0.791367061473773</text:p>
          </table:table-cell>
          <table:table-cell office:value-type="float" office:value="0.965506717588981" calcext:value-type="float">
            <text:p>0.965506717588981</text:p>
          </table:table-cell>
          <table:table-cell office:value-type="float" office:value="-0.126222604035737" calcext:value-type="float">
            <text:p>-0.126222604035737</text:p>
          </table:table-cell>
          <table:table-cell office:value-type="float" office:value="-0.316717858308859" calcext:value-type="float">
            <text:p>-0.316717858308859</text:p>
          </table:table-cell>
          <table:table-cell office:value-type="float" office:value="-0.5130981611696" calcext:value-type="float">
            <text:p>-0.5130981611696</text:p>
          </table:table-cell>
          <table:table-cell office:value-type="float" office:value="-0.143102042811921" calcext:value-type="float">
            <text:p>-0.143102042811921</text:p>
          </table:table-cell>
          <table:table-cell office:value-type="float" office:value="0.288267795683443" calcext:value-type="float">
            <text:p>0.288267795683443</text:p>
          </table:table-cell>
          <table:table-cell office:value-type="float" office:value="-0.115254578524758" calcext:value-type="float">
            <text:p>-0.115254578524758</text:p>
          </table:table-cell>
          <table:table-cell office:value-type="float" office:value="0.0897895325739527" calcext:value-type="float">
            <text:p>0.089789532573953</text:p>
          </table:table-cell>
          <table:table-cell office:value-type="float" office:value="-0.411739536888318" calcext:value-type="float">
            <text:p>-0.411739536888318</text:p>
          </table:table-cell>
          <table:table-cell office:value-type="float" office:value="-0.336773353754257" calcext:value-type="float">
            <text:p>-0.336773353754257</text:p>
          </table:table-cell>
          <table:table-cell office:value-type="float" office:value="-0.33188583010885" calcext:value-type="float">
            <text:p>-0.33188583010885</text:p>
          </table:table-cell>
          <table:table-cell office:value-type="float" office:value="-0.110229273592431" calcext:value-type="float">
            <text:p>-0.110229273592431</text:p>
          </table:table-cell>
          <table:table-cell office:value-type="float" office:value="-0.403501860812616" calcext:value-type="float">
            <text:p>-0.403501860812616</text:p>
          </table:table-cell>
          <table:table-cell office:value-type="float" office:value="-0.0705973777495629" calcext:value-type="float">
            <text:p>-0.070597377749563</text:p>
          </table:table-cell>
          <table:table-cell office:value-type="float" office:value="0.0747469906900204" calcext:value-type="float">
            <text:p>0.07474699069002</text:p>
          </table:table-cell>
          <table:table-cell office:value-type="float" office:value="-0.297372555985423" calcext:value-type="float">
            <text:p>-0.297372555985423</text:p>
          </table:table-cell>
          <table:table-cell office:value-type="float" office:value="-0.136825145642367" calcext:value-type="float">
            <text:p>-0.136825145642367</text:p>
          </table:table-cell>
          <table:table-cell office:value-type="float" office:value="-0.352786980094952" calcext:value-type="float">
            <text:p>-0.352786980094952</text:p>
          </table:table-cell>
          <table:table-cell office:value-type="float" office:value="-0.368628371136886" calcext:value-type="float">
            <text:p>-0.368628371136886</text:p>
          </table:table-cell>
          <table:table-cell office:value-type="float" office:value="-0.540640573653873" calcext:value-type="float">
            <text:p>-0.540640573653873</text:p>
          </table:table-cell>
          <table:table-cell office:value-type="float" office:value="-0.199770870633976" calcext:value-type="float">
            <text:p>-0.199770870633976</text:p>
          </table:table-cell>
          <table:table-cell office:value-type="float" office:value="-0.667469798100275" calcext:value-type="float">
            <text:p>-0.667469798100275</text:p>
          </table:table-cell>
          <table:table-cell office:value-type="float" office:value="-0.623286324493068" calcext:value-type="float">
            <text:p>-0.623286324493068</text:p>
          </table:table-cell>
          <table:table-cell office:value-type="float" office:value="-0.401123251442078" calcext:value-type="float">
            <text:p>-0.401123251442078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691094417867984" calcext:value-type="float">
            <text:p>-0.691094417867984</text:p>
          </table:table-cell>
          <table:table-cell office:value-type="float" office:value="-0.638127718026228" calcext:value-type="float">
            <text:p>-0.638127718026228</text:p>
          </table:table-cell>
          <table:table-cell office:value-type="float" office:value="1.78072823601102" calcext:value-type="float">
            <text:p>1.78072823601102</text:p>
          </table:table-cell>
          <table:table-cell office:value-type="float" office:value="0.387946270435736" calcext:value-type="float">
            <text:p>0.387946270435736</text:p>
          </table:table-cell>
          <table:table-cell office:value-type="float" office:value="-0.204126599691141" calcext:value-type="float">
            <text:p>-0.204126599691141</text:p>
          </table:table-cell>
          <table:table-cell office:value-type="float" office:value="-0.3721735474304" calcext:value-type="float">
            <text:p>-0.3721735474304</text:p>
          </table:table-cell>
          <table:table-cell office:value-type="float" office:value="0.0920640923119206" calcext:value-type="float">
            <text:p>0.092064092311921</text:p>
          </table:table-cell>
          <table:table-cell office:value-type="float" office:value="0.721681027316556" calcext:value-type="float">
            <text:p>0.721681027316556</text:p>
          </table:table-cell>
          <table:table-cell office:value-type="float" office:value="0.117999631924758" calcext:value-type="float">
            <text:p>0.117999631924758</text:p>
          </table:table-cell>
          <table:table-cell office:value-type="float" office:value="0.499752145226047" calcext:value-type="float">
            <text:p>0.499752145226047</text:p>
          </table:table-cell>
          <table:table-cell office:value-type="float" office:value="-0.266388777511682" calcext:value-type="float">
            <text:p>-0.266388777511682</text:p>
          </table:table-cell>
          <table:table-cell office:value-type="float" office:value="-0.00436303524574322" calcext:value-type="float">
            <text:p>-0.004363035245743</text:p>
          </table:table-cell>
          <table:table-cell office:value-type="float" office:value="-0.0837573938911496" calcext:value-type="float">
            <text:p>-0.08375739389115</text:p>
          </table:table-cell>
          <table:table-cell office:value-type="float" office:value="0.125351692492431" calcext:value-type="float">
            <text:p>0.125351692492431</text:p>
          </table:table-cell>
          <table:table-cell office:value-type="float" office:value="-0.131956227187383" calcext:value-type="float">
            <text:p>-0.131956227187383</text:p>
          </table:table-cell>
          <table:table-cell office:value-type="float" office:value="0.516793350549563" calcext:value-type="float">
            <text:p>0.516793350549563</text:p>
          </table:table-cell>
          <table:table-cell office:value-type="float" office:value="0.34676192010998" calcext:value-type="float">
            <text:p>0.34676192010998</text:p>
          </table:table-cell>
          <table:table-cell office:value-type="float" office:value="0.0498241218854231" calcext:value-type="float">
            <text:p>0.049824121885423</text:p>
          </table:table-cell>
          <table:table-cell office:value-type="float" office:value="0.205053144342367" calcext:value-type="float">
            <text:p>0.205053144342367</text:p>
          </table:table-cell>
          <table:table-cell office:value-type="float" office:value="-0.108422712705048" calcext:value-type="float">
            <text:p>-0.108422712705048</text:p>
          </table:table-cell>
          <table:table-cell office:value-type="float" office:value="-0.056785684363114" calcext:value-type="float">
            <text:p>-0.056785684363114</text:p>
          </table:table-cell>
          <table:table-cell office:value-type="float" office:value="-0.220186303446127" calcext:value-type="float">
            <text:p>-0.220186303446127</text:p>
          </table:table-cell>
          <table:table-cell office:value-type="float" office:value="0.0909439131339762" calcext:value-type="float">
            <text:p>0.090943913133976</text:p>
          </table:table-cell>
          <table:table-cell office:value-type="float" office:value="-0.341821262199725" calcext:value-type="float">
            <text:p>-0.341821262199725</text:p>
          </table:table-cell>
          <table:table-cell office:value-type="float" office:value="-0.233742021506932" calcext:value-type="float">
            <text:p>-0.233742021506932</text:p>
          </table:table-cell>
          <table:table-cell office:value-type="float" office:value="0.292152499142078" calcext:value-type="float">
            <text:p>0.29215249914207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6335990627" calcext:value-type="float">
            <text:p>-0.6335990627</text:p>
          </table:table-cell>
          <table:table-cell office:value-type="float" office:value="-0.5752318576" calcext:value-type="float">
            <text:p>-0.5752318576</text:p>
          </table:table-cell>
          <table:table-cell office:value-type="float" office:value="1.8019006761" calcext:value-type="float">
            <text:p>1.8019006761</text:p>
          </table:table-cell>
          <table:table-cell office:value-type="float" office:value="1.32560543" calcext:value-type="float">
            <text:p>1.32560543</text:p>
          </table:table-cell>
          <table:table-cell office:value-type="float" office:value="0" calcext:value-type="float">
            <text:p>0</text:p>
          </table:table-cell>
          <table:table-cell office:value-type="float" office:value="-0.3731541857" calcext:value-type="float">
            <text:p>-0.3731541857</text:p>
          </table:table-cell>
          <table:table-cell office:value-type="float" office:value="0.4756710806" calcext:value-type="float">
            <text:p>0.4756710806</text:p>
          </table:table-cell>
          <table:table-cell office:value-type="float" office:value="1.4678355556" calcext:value-type="float">
            <text:p>1.4678355556</text:p>
          </table:table-cell>
          <table:table-cell office:value-type="float" office:value="0.4749843129" calcext:value-type="float">
            <text:p>0.4749843129</text:p>
          </table:table-cell>
          <table:table-cell office:value-type="float" office:value="0.9076946667" calcext:value-type="float">
            <text:p>0.9076946667</text:p>
          </table:table-cell>
          <table:table-cell office:value-type="float" office:value="0" calcext:value-type="float">
            <text:p>0</text:p>
          </table:table-cell>
          <table:table-cell office:value-type="float" office:value="0.279045" calcext:value-type="float">
            <text:p>0.279045</text:p>
          </table:table-cell>
          <table:table-cell office:value-type="float" office:value="0.0723067899" calcext:value-type="float">
            <text:p>0.0723067899</text:p>
          </table:table-cell>
          <table:table-cell office:value-type="float" office:value="0.3108401569" calcext:value-type="float">
            <text:p>0.3108401569</text:p>
          </table:table-cell>
          <table:table-cell office:value-type="float" office:value="0.1600462413" calcext:value-type="float">
            <text:p>0.1600462413</text:p>
          </table:table-cell>
          <table:table-cell office:value-type="float" office:value="1.0586262927" calcext:value-type="float">
            <text:p>1.0586262927</text:p>
          </table:table-cell>
          <table:table-cell office:value-type="float" office:value="0.5962080569" calcext:value-type="float">
            <text:p>0.5962080569</text:p>
          </table:table-cell>
          <table:table-cell office:value-type="float" office:value="0.2733571593" calcext:value-type="float">
            <text:p>0.2733571593</text:p>
          </table:table-cell>
          <table:table-cell office:value-type="float" office:value="0.6263277556" calcext:value-type="float">
            <text:p>0.6263277556</text:p>
          </table:table-cell>
          <table:table-cell office:value-type="float" office:value="0.268612003" calcext:value-type="float">
            <text:p>0.268612003</text:p>
          </table:table-cell>
          <table:table-cell office:value-type="float" office:value="0.0718568767" calcext:value-type="float">
            <text:p>0.0718568767</text:p>
          </table:table-cell>
          <table:table-cell office:value-type="float" office:value="0" calcext:value-type="float">
            <text:p>0</text:p>
          </table:table-cell>
          <table:table-cell office:value-type="float" office:value="0.3410829062" calcext:value-type="float">
            <text:p>0.3410829062</text:p>
          </table:table-cell>
          <table:table-cell office:value-type="float" office:value="0" calcext:value-type="float">
            <text:p>0</text:p>
          </table:table-cell>
          <table:table-cell office:value-type="float" office:value="0.2212327864" calcext:value-type="float">
            <text:p>0.2212327864</text:p>
          </table:table-cell>
          <table:table-cell office:value-type="float" office:value="1.415598" calcext:value-type="float">
            <text:p>1.415598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925051875" calcext:value-type="float">
            <text:p>-0.925051875</text:p>
          </table:table-cell>
          <table:table-cell office:value-type="float" office:value="-0.8773548664" calcext:value-type="float">
            <text:p>-0.8773548664</text:p>
          </table:table-cell>
          <table:table-cell office:value-type="float" office:value="0" calcext:value-type="float">
            <text:p>0</text:p>
          </table:table-cell>
          <table:table-cell office:value-type="float" office:value="-0.2006123743" calcext:value-type="float">
            <text:p>-0.2006123743</text:p>
          </table:table-cell>
          <table:table-cell office:value-type="float" office:value="-0.4391575465" calcext:value-type="float">
            <text:p>-0.4391575465</text:p>
          </table:table-cell>
          <table:table-cell office:value-type="float" office:value="-0.8017246667" calcext:value-type="float">
            <text:p>-0.8017246667</text:p>
          </table:table-cell>
          <table:table-cell office:value-type="float" office:value="-0.2511805928" calcext:value-type="float">
            <text:p>-0.2511805928</text:p>
          </table:table-cell>
          <table:table-cell office:value-type="float" office:value="0" calcext:value-type="float">
            <text:p>0</text:p>
          </table:table-cell>
          <table:table-cell office:value-type="float" office:value="-0.4478028797" calcext:value-type="float">
            <text:p>-0.4478028797</text:p>
          </table:table-cell>
          <table:table-cell office:value-type="float" office:value="-0.102198909" calcext:value-type="float">
            <text:p>-0.102198909</text:p>
          </table:table-cell>
          <table:table-cell office:value-type="float" office:value="-0.623455" calcext:value-type="float">
            <text:p>-0.623455</text:p>
          </table:table-cell>
          <table:table-cell office:value-type="float" office:value="-0.5045544655" calcext:value-type="float">
            <text:p>-0.5045544655</text:p>
          </table:table-cell>
          <table:table-cell office:value-type="float" office:value="-0.7439284987" calcext:value-type="float">
            <text:p>-0.7439284987</text:p>
          </table:table-cell>
          <table:table-cell office:value-type="float" office:value="-0.512167491" calcext:value-type="float">
            <text:p>-0.512167491</text:p>
          </table:table-cell>
          <table:table-cell office:value-type="float" office:value="-0.62273" calcext:value-type="float">
            <text:p>-0.62273</text:p>
          </table:table-cell>
          <table:table-cell office:value-type="float" office:value="-0.32217988" calcext:value-type="float">
            <text:p>-0.32217988</text:p>
          </table:table-cell>
          <table:table-cell office:value-type="float" office:value="-0.1223553178" calcext:value-type="float">
            <text:p>-0.1223553178</text:p>
          </table:table-cell>
          <table:table-cell office:value-type="float" office:value="-0.5972758848" calcext:value-type="float">
            <text:p>-0.5972758848</text:p>
          </table:table-cell>
          <table:table-cell office:value-type="float" office:value="-0.4151006467" calcext:value-type="float">
            <text:p>-0.4151006467</text:p>
          </table:table-cell>
          <table:table-cell office:value-type="float" office:value="-0.7371696429" calcext:value-type="float">
            <text:p>-0.7371696429</text:p>
          </table:table-cell>
          <table:table-cell office:value-type="float" office:value="-0.5432292551" calcext:value-type="float">
            <text:p>-0.5432292551</text:p>
          </table:table-cell>
          <table:table-cell office:value-type="float" office:value="-0.6996461408" calcext:value-type="float">
            <text:p>-0.6996461408</text:p>
          </table:table-cell>
          <table:table-cell office:value-type="float" office:value="-0.5738477201" calcext:value-type="float">
            <text:p>-0.5738477201</text:p>
          </table:table-cell>
          <table:table-cell office:value-type="float" office:value="-0.8823267512" calcext:value-type="float">
            <text:p>-0.8823267512</text:p>
          </table:table-cell>
          <table:table-cell office:value-type="float" office:value="-0.657534" calcext:value-type="float">
            <text:p>-0.657534</text:p>
          </table:table-cell>
          <table:table-cell office:value-type="float" office:value="-0.242194338" calcext:value-type="float">
            <text:p>-0.242194338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]</text:p>
          </table:table-cell>
          <table:table-cell office:value-type="string" calcext:value-type="string">
            <text:p><text:s/>[ 0. <text:s text:c="8"/>0. <text:s text:c="7"/>-0.2185985]</text:p>
          </table:table-cell>
          <table:table-cell table:number-columns-repeated="2" office:value-type="string" calcext:value-type="string">
            <text:p><text:s/>[]</text:p>
          </table:table-cell>
          <table:table-cell office:value-type="string" calcext:value-type="string">
            <text:p><text:s/>[-0.72617971 -0.61941238 -0.61994661]</text:p>
          </table:table-cell>
          <table:table-cell office:value-type="string" calcext:value-type="string">
            <text:p><text:s/>[0.]</text:p>
          </table:table-cell>
          <table:table-cell table:number-columns-repeated="2" office:value-type="string" calcext:value-type="string">
            <text:p><text:s/>[]</text:p>
          </table:table-cell>
          <table:table-cell office:value-type="string" calcext:value-type="string">
            <text:p><text:s/>[-0.7969072 <text:s/>-0.63136933]</text:p>
          </table:table-cell>
          <table:table-cell table:number-columns-repeated="7" office:value-type="string" calcext:value-type="string">
            <text:p><text:s/>[]</text:p>
          </table:table-cell>
          <table:table-cell office:value-type="string" calcext:value-type="string">
            <text:p><text:s/>[3.494839]</text:p>
          </table:table-cell>
          <table:table-cell office:value-type="string" calcext:value-type="string">
            <text:p><text:s/>[1.64631883]</text:p>
          </table:table-cell>
          <table:table-cell office:value-type="string" calcext:value-type="string">
            <text:p><text:s/>[2.477244]</text:p>
          </table:table-cell>
          <table:table-cell office:value-type="string" calcext:value-type="string">
            <text:p><text:s/>[-0.847962]</text:p>
          </table:table-cell>
          <table:table-cell office:value-type="string" calcext:value-type="string">
            <text:p><text:s/>[0.78219949]</text:p>
          </table:table-cell>
          <table:table-cell office:value-type="string" calcext:value-type="string">
            <text:p><text:s/>[0.565856]</text:p>
          </table:table-cell>
          <table:table-cell table:number-columns-repeated="3" office:value-type="string" calcext:value-type="string">
            <text:p><text:s/>[]</text:p>
          </table:table-cell>
          <table:table-cell office:value-type="string" calcext:value-type="string">
            <text:p><text:s/>[2.30857258 2.2452785 <text:s/>2.43285436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821376708" calcext:value-type="float">
            <text:p>-0.821376708</text:p>
          </table:table-cell>
          <table:table-cell office:value-type="float" office:value="-0.82093277895" calcext:value-type="float">
            <text:p>-0.82093277895</text:p>
          </table:table-cell>
          <table:table-cell office:value-type="float" office:value="0.4651964998" calcext:value-type="float">
            <text:p>0.4651964998</text:p>
          </table:table-cell>
          <table:table-cell office:value-type="float" office:value="-0.0718196898" calcext:value-type="float">
            <text:p>-0.0718196898</text:p>
          </table:table-cell>
          <table:table-cell office:value-type="float" office:value="-0.30989137875" calcext:value-type="float">
            <text:p>-0.30989137875</text:p>
          </table:table-cell>
          <table:table-cell office:value-type="float" office:value="-0.5780378205" calcext:value-type="float">
            <text:p>-0.5780378205</text:p>
          </table:table-cell>
          <table:table-cell office:value-type="float" office:value="-0.1608421103" calcext:value-type="float">
            <text:p>-0.1608421103</text:p>
          </table:table-cell>
          <table:table-cell office:value-type="float" office:value="0.084395608975" calcext:value-type="float">
            <text:p>0.084395608975</text:p>
          </table:table-cell>
          <table:table-cell office:value-type="float" office:value="-0.0685117217" calcext:value-type="float">
            <text:p>-0.0685117217</text:p>
          </table:table-cell>
          <table:table-cell office:value-type="float" office:value="0.05149896815" calcext:value-type="float">
            <text:p>0.05149896815</text:p>
          </table:table-cell>
          <table:table-cell office:value-type="float" office:value="-0.376797966375" calcext:value-type="float">
            <text:p>-0.376797966375</text:p>
          </table:table-cell>
          <table:table-cell office:value-type="float" office:value="-0.453046406575" calcext:value-type="float">
            <text:p>-0.453046406575</text:p>
          </table:table-cell>
          <table:table-cell office:value-type="float" office:value="-0.3611353425" calcext:value-type="float">
            <text:p>-0.3611353425</text:p>
          </table:table-cell>
          <table:table-cell office:value-type="float" office:value="-0.190091066675" calcext:value-type="float">
            <text:p>-0.190091066675</text:p>
          </table:table-cell>
          <table:table-cell office:value-type="float" office:value="-0.458672717725" calcext:value-type="float">
            <text:p>-0.458672717725</text:p>
          </table:table-cell>
          <table:table-cell office:value-type="float" office:value="0.006656338775" calcext:value-type="float">
            <text:p>0.006656338775</text:p>
          </table:table-cell>
          <table:table-cell office:value-type="float" office:value="0.050311400275" calcext:value-type="float">
            <text:p>0.050311400275</text:p>
          </table:table-cell>
          <table:table-cell office:value-type="float" office:value="-0.469118073875" calcext:value-type="float">
            <text:p>-0.469118073875</text:p>
          </table:table-cell>
          <table:table-cell office:value-type="float" office:value="-0.242059308425" calcext:value-type="float">
            <text:p>-0.242059308425</text:p>
          </table:table-cell>
          <table:table-cell office:value-type="float" office:value="-0.328821033775" calcext:value-type="float">
            <text:p>-0.328821033775</text:p>
          </table:table-cell>
          <table:table-cell office:value-type="float" office:value="-0.428406679825" calcext:value-type="float">
            <text:p>-0.428406679825</text:p>
          </table:table-cell>
          <table:table-cell office:value-type="float" office:value="-0.5530091033" calcext:value-type="float">
            <text:p>-0.5530091033</text:p>
          </table:table-cell>
          <table:table-cell office:value-type="float" office:value="-0.312365493775" calcext:value-type="float">
            <text:p>-0.312365493775</text:p>
          </table:table-cell>
          <table:table-cell office:value-type="float" office:value="-0.59258884725" calcext:value-type="float">
            <text:p>-0.59258884725</text:p>
          </table:table-cell>
          <table:table-cell office:value-type="float" office:value="-0.536403979025" calcext:value-type="float">
            <text:p>-0.536403979025</text:p>
          </table:table-cell>
          <table:table-cell office:value-type="float" office:value="-0.1487777098" calcext:value-type="float">
            <text:p>-0.1487777098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75517478885" calcext:value-type="float">
            <text:p>-0.75517478885</text:p>
          </table:table-cell>
          <table:table-cell office:value-type="float" office:value="-0.71474738975" calcext:value-type="float">
            <text:p>-0.71474738975</text:p>
          </table:table-cell>
          <table:table-cell office:value-type="float" office:value="1.3731174768" calcext:value-type="float">
            <text:p>1.3731174768</text:p>
          </table:table-cell>
          <table:table-cell office:value-type="float" office:value="0.1308618332" calcext:value-type="float">
            <text:p>0.1308618332</text:p>
          </table:table-cell>
          <table:table-cell office:value-type="float" office:value="-0.260422229" calcext:value-type="float">
            <text:p>-0.260422229</text:p>
          </table:table-cell>
          <table:table-cell office:value-type="float" office:value="-0.4426358543" calcext:value-type="float">
            <text:p>-0.4426358543</text:p>
          </table:table-cell>
          <table:table-cell office:value-type="float" office:value="-0.02551897525" calcext:value-type="float">
            <text:p>-0.02551897525</text:p>
          </table:table-cell>
          <table:table-cell office:value-type="float" office:value="0.5049744115" calcext:value-type="float">
            <text:p>0.5049744115</text:p>
          </table:table-cell>
          <table:table-cell office:value-type="float" office:value="0.0013725267" calcext:value-type="float">
            <text:p>0.0013725267</text:p>
          </table:table-cell>
          <table:table-cell office:value-type="float" office:value="0.2947708389" calcext:value-type="float">
            <text:p>0.2947708389</text:p>
          </table:table-cell>
          <table:table-cell office:value-type="float" office:value="-0.3390641572" calcext:value-type="float">
            <text:p>-0.3390641572</text:p>
          </table:table-cell>
          <table:table-cell office:value-type="float" office:value="-0.1705681945" calcext:value-type="float">
            <text:p>-0.1705681945</text:p>
          </table:table-cell>
          <table:table-cell office:value-type="float" office:value="-0.207821612" calcext:value-type="float">
            <text:p>-0.207821612</text:p>
          </table:table-cell>
          <table:table-cell office:value-type="float" office:value="0.00756120945" calcext:value-type="float">
            <text:p>0.00756120945</text:p>
          </table:table-cell>
          <table:table-cell office:value-type="float" office:value="-0.267729044" calcext:value-type="float">
            <text:p>-0.267729044</text:p>
          </table:table-cell>
          <table:table-cell office:value-type="float" office:value="0.2230979864" calcext:value-type="float">
            <text:p>0.2230979864</text:p>
          </table:table-cell>
          <table:table-cell office:value-type="float" office:value="0.2107544554" calcext:value-type="float">
            <text:p>0.2107544554</text:p>
          </table:table-cell>
          <table:table-cell office:value-type="float" office:value="-0.12377421705" calcext:value-type="float">
            <text:p>-0.12377421705</text:p>
          </table:table-cell>
          <table:table-cell office:value-type="float" office:value="0.03411399935" calcext:value-type="float">
            <text:p>0.03411399935</text:p>
          </table:table-cell>
          <table:table-cell office:value-type="float" office:value="-0.2306048464" calcext:value-type="float">
            <text:p>-0.2306048464</text:p>
          </table:table-cell>
          <table:table-cell office:value-type="float" office:value="-0.21270702775" calcext:value-type="float">
            <text:p>-0.21270702775</text:p>
          </table:table-cell>
          <table:table-cell office:value-type="float" office:value="-0.38041343855" calcext:value-type="float">
            <text:p>-0.38041343855</text:p>
          </table:table-cell>
          <table:table-cell office:value-type="float" office:value="-0.05441347875" calcext:value-type="float">
            <text:p>-0.05441347875</text:p>
          </table:table-cell>
          <table:table-cell office:value-type="float" office:value="-0.50464553015" calcext:value-type="float">
            <text:p>-0.50464553015</text:p>
          </table:table-cell>
          <table:table-cell office:value-type="float" office:value="-0.428514173" calcext:value-type="float">
            <text:p>-0.428514173</text:p>
          </table:table-cell>
          <table:table-cell office:value-type="float" office:value="-0.05448537615" calcext:value-type="float">
            <text:p>-0.0544853761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6482111098" calcext:value-type="float">
            <text:p>-0.6482111098</text:p>
          </table:table-cell>
          <table:table-cell office:value-type="float" office:value="-0.61388199125" calcext:value-type="float">
            <text:p>-0.61388199125</text:p>
          </table:table-cell>
          <table:table-cell office:value-type="float" office:value="1.566690761925" calcext:value-type="float">
            <text:p>1.566690761925</text:p>
          </table:table-cell>
          <table:table-cell office:value-type="float" office:value="0.62290444615" calcext:value-type="float">
            <text:p>0.62290444615</text:p>
          </table:table-cell>
          <table:table-cell office:value-type="float" office:value="-0.157762635175" calcext:value-type="float">
            <text:p>-0.157762635175</text:p>
          </table:table-cell>
          <table:table-cell office:value-type="float" office:value="-0.387626196275" calcext:value-type="float">
            <text:p>-0.387626196275</text:p>
          </table:table-cell>
          <table:table-cell office:value-type="float" office:value="0.15690483655" calcext:value-type="float">
            <text:p>0.15690483655</text:p>
          </table:table-cell>
          <table:table-cell office:value-type="float" office:value="0.6700059946" calcext:value-type="float">
            <text:p>0.6700059946</text:p>
          </table:table-cell>
          <table:table-cell office:value-type="float" office:value="0.24665191005" calcext:value-type="float">
            <text:p>0.24665191005</text:p>
          </table:table-cell>
          <table:table-cell office:value-type="float" office:value="0.605423828225" calcext:value-type="float">
            <text:p>0.605423828225</text:p>
          </table:table-cell>
          <table:table-cell office:value-type="float" office:value="-0.180405913625" calcext:value-type="float">
            <text:p>-0.180405913625</text:p>
          </table:table-cell>
          <table:table-cell office:value-type="float" office:value="-0.00390706195" calcext:value-type="float">
            <text:p>-0.00390706195</text:p>
          </table:table-cell>
          <table:table-cell office:value-type="float" office:value="-0.025874259975" calcext:value-type="float">
            <text:p>-0.025874259975</text:p>
          </table:table-cell>
          <table:table-cell office:value-type="float" office:value="0.12821638295" calcext:value-type="float">
            <text:p>0.12821638295</text:p>
          </table:table-cell>
          <table:table-cell office:value-type="float" office:value="-0.091771267525" calcext:value-type="float">
            <text:p>-0.091771267525</text:p>
          </table:table-cell>
          <table:table-cell office:value-type="float" office:value="0.8003148748" calcext:value-type="float">
            <text:p>0.8003148748</text:p>
          </table:table-cell>
          <table:table-cell office:value-type="float" office:value="0.417846943925" calcext:value-type="float">
            <text:p>0.417846943925</text:p>
          </table:table-cell>
          <table:table-cell office:value-type="float" office:value="0" calcext:value-type="float">
            <text:p>0</text:p>
          </table:table-cell>
          <table:table-cell office:value-type="float" office:value="0.219872775375" calcext:value-type="float">
            <text:p>0.219872775375</text:p>
          </table:table-cell>
          <table:table-cell office:value-type="float" office:value="0.00135405645" calcext:value-type="float">
            <text:p>0.00135405645</text:p>
          </table:table-cell>
          <table:table-cell office:value-type="float" office:value="-0.007057485275" calcext:value-type="float">
            <text:p>-0.007057485275</text:p>
          </table:table-cell>
          <table:table-cell office:value-type="float" office:value="-0.120024286375" calcext:value-type="float">
            <text:p>-0.120024286375</text:p>
          </table:table-cell>
          <table:table-cell office:value-type="float" office:value="0.080436534875" calcext:value-type="float">
            <text:p>0.080436534875</text:p>
          </table:table-cell>
          <table:table-cell office:value-type="float" office:value="-0.152585749125" calcext:value-type="float">
            <text:p>-0.152585749125</text:p>
          </table:table-cell>
          <table:table-cell office:value-type="float" office:value="-0.0100675111" calcext:value-type="float">
            <text:p>-0.0100675111</text:p>
          </table:table-cell>
          <table:table-cell office:value-type="float" office:value="0.787948375175" calcext:value-type="float">
            <text:p>0.787948375175</text:p>
          </table:table-cell>
        </table:table-row>
        <table:table-row table:style-name="ro1" table:number-rows-repeated="4">
          <table:table-cell table:number-columns-repeated="27"/>
        </table:table-row>
        <table:table-row table:style-name="ro1">
          <table:table-cell/>
          <table:table-cell office:value-type="string" calcext:value-type="string">
            <text:p>region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iqr </text:p>
          </table:table-cell>
          <table:table-cell office:value-type="string" calcext:value-type="string">
            <text:p>cilo </text:p>
          </table:table-cell>
          <table:table-cell office:value-type="string" calcext:value-type="string">
            <text:p>cihi </text:p>
          </table:table-cell>
          <table:table-cell office:value-type="string" calcext:value-type="string">
            <text:p>whishi </text:p>
          </table:table-cell>
          <table:table-cell office:value-type="string" calcext:value-type="string">
            <text:p>whislo </text:p>
          </table:table-cell>
          <table:table-cell office:value-type="string" calcext:value-type="string">
            <text:p>fliers </text:p>
          </table:table-cell>
          <table:table-cell office:value-type="string" calcext:value-type="string">
            <text:p>q1 </text:p>
          </table:table-cell>
          <table:table-cell office:value-type="string" calcext:value-type="string">
            <text:p>med </text:p>
          </table:table-cell>
          <table:table-cell office:value-type="string" calcext:value-type="string">
            <text:p>q3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erra-Meissner-Kreis</text:p>
          </table:table-cell>
          <table:table-cell office:value-type="float" office:value="0.4752844015" calcext:value-type="float">
            <text:p>0.4752844015</text:p>
          </table:table-cell>
          <table:table-cell office:value-type="float" office:value="0.936726084975" calcext:value-type="float">
            <text:p>0.936726084975</text:p>
          </table:table-cell>
          <table:table-cell office:value-type="float" office:value="-0.401123251442078" calcext:value-type="float">
            <text:p>-0.401123251442078</text:p>
          </table:table-cell>
          <table:table-cell office:value-type="float" office:value="0.292152499142078" calcext:value-type="float">
            <text:p>0.292152499142078</text:p>
          </table:table-cell>
          <table:table-cell office:value-type="float" office:value="1.415598" calcext:value-type="float">
            <text:p>1.415598</text:p>
          </table:table-cell>
          <table:table-cell office:value-type="float" office:value="-0.242194338" calcext:value-type="float">
            <text:p>-0.242194338</text:p>
          </table:table-cell>
          <table:table-cell office:value-type="string" calcext:value-type="string">
            <text:p><text:s/>[2.30857258 2.2452785 <text:s/>2.43285436]</text:p>
          </table:table-cell>
          <table:table-cell office:value-type="float" office:value="-0.1487777098" calcext:value-type="float">
            <text:p>-0.1487777098</text:p>
          </table:table-cell>
          <table:table-cell office:value-type="float" office:value="-0.05448537615" calcext:value-type="float">
            <text:p>-0.05448537615</text:p>
          </table:table-cell>
          <table:table-cell office:value-type="float" office:value="0.787948375175" calcext:value-type="float">
            <text:p>0.7879483751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assel-City</text:p>
          </table:table-cell>
          <table:table-cell office:value-type="float" office:value="-0.294727921177778" calcext:value-type="float">
            <text:p>-0.294727921177778</text:p>
          </table:table-cell>
          <table:table-cell office:value-type="float" office:value="0.526336467925" calcext:value-type="float">
            <text:p>0.526336467925</text:p>
          </table:table-cell>
          <table:table-cell office:value-type="float" office:value="-0.623286324493068" calcext:value-type="float">
            <text:p>-0.623286324493068</text:p>
          </table:table-cell>
          <table:table-cell office:value-type="float" office:value="-0.233742021506932" calcext:value-type="float">
            <text:p>-0.233742021506932</text:p>
          </table:table-cell>
          <table:table-cell office:value-type="float" office:value="0.2212327864" calcext:value-type="float">
            <text:p>0.2212327864</text:p>
          </table:table-cell>
          <table:table-cell office:value-type="float" office:value="-0.657534" calcext:value-type="float">
            <text:p>-0.657534</text:p>
          </table:table-cell>
          <table:table-cell office:value-type="string" calcext:value-type="string">
            <text:p><text:s/>[]</text:p>
          </table:table-cell>
          <table:table-cell office:value-type="float" office:value="-0.536403979025" calcext:value-type="float">
            <text:p>-0.536403979025</text:p>
          </table:table-cell>
          <table:table-cell office:value-type="float" office:value="-0.428514173" calcext:value-type="float">
            <text:p>-0.428514173</text:p>
          </table:table-cell>
          <table:table-cell office:value-type="float" office:value="-0.0100675111" calcext:value-type="float">
            <text:p>-0.010067511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assel</text:p>
          </table:table-cell>
          <table:table-cell office:value-type="float" office:value="-0.4187729282" calcext:value-type="float">
            <text:p>-0.4187729282</text:p>
          </table:table-cell>
          <table:table-cell office:value-type="float" office:value="0.440003098125" calcext:value-type="float">
            <text:p>0.440003098125</text:p>
          </table:table-cell>
          <table:table-cell office:value-type="float" office:value="-0.667469798100275" calcext:value-type="float">
            <text:p>-0.667469798100275</text:p>
          </table:table-cell>
          <table:table-cell office:value-type="float" office:value="-0.341821262199725" calcext:value-type="float">
            <text:p>-0.341821262199725</text:p>
          </table:table-cell>
          <table:table-cell office:value-type="float" office:value="0" calcext:value-type="float">
            <text:p>0</text:p>
          </table:table-cell>
          <table:table-cell office:value-type="float" office:value="-0.8823267512" calcext:value-type="float">
            <text:p>-0.8823267512</text:p>
          </table:table-cell>
          <table:table-cell office:value-type="string" calcext:value-type="string">
            <text:p><text:s/>[]</text:p>
          </table:table-cell>
          <table:table-cell office:value-type="float" office:value="-0.59258884725" calcext:value-type="float">
            <text:p>-0.59258884725</text:p>
          </table:table-cell>
          <table:table-cell office:value-type="float" office:value="-0.50464553015" calcext:value-type="float">
            <text:p>-0.50464553015</text:p>
          </table:table-cell>
          <table:table-cell office:value-type="float" office:value="-0.152585749125" calcext:value-type="float">
            <text:p>-0.1525857491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aldeck-Frankenberg</text:p>
          </table:table-cell>
          <table:table-cell office:value-type="float" office:value="-0.109598924305556" calcext:value-type="float">
            <text:p>-0.109598924305556</text:p>
          </table:table-cell>
          <table:table-cell office:value-type="float" office:value="0.39280202865" calcext:value-type="float">
            <text:p>0.39280202865</text:p>
          </table:table-cell>
          <table:table-cell office:value-type="float" office:value="-0.199770870633976" calcext:value-type="float">
            <text:p>-0.199770870633976</text:p>
          </table:table-cell>
          <table:table-cell office:value-type="float" office:value="0.0909439131339762" calcext:value-type="float">
            <text:p>0.090943913133976</text:p>
          </table:table-cell>
          <table:table-cell office:value-type="float" office:value="0.3410829062" calcext:value-type="float">
            <text:p>0.3410829062</text:p>
          </table:table-cell>
          <table:table-cell office:value-type="float" office:value="-0.5738477201" calcext:value-type="float">
            <text:p>-0.5738477201</text:p>
          </table:table-cell>
          <table:table-cell office:value-type="string" calcext:value-type="string">
            <text:p><text:s/>[]</text:p>
          </table:table-cell>
          <table:table-cell office:value-type="float" office:value="-0.312365493775" calcext:value-type="float">
            <text:p>-0.312365493775</text:p>
          </table:table-cell>
          <table:table-cell office:value-type="float" office:value="-0.05441347875" calcext:value-type="float">
            <text:p>-0.05441347875</text:p>
          </table:table-cell>
          <table:table-cell office:value-type="float" office:value="0.080436534875" calcext:value-type="float">
            <text:p>0.0804365348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Hersfeld-Rotenburg</text:p>
          </table:table-cell>
          <table:table-cell office:value-type="float" office:value="-0.307276936183333" calcext:value-type="float">
            <text:p>-0.307276936183333</text:p>
          </table:table-cell>
          <table:table-cell office:value-type="float" office:value="0.432984816925" calcext:value-type="float">
            <text:p>0.432984816925</text:p>
          </table:table-cell>
          <table:table-cell office:value-type="float" office:value="-0.540640573653873" calcext:value-type="float">
            <text:p>-0.540640573653873</text:p>
          </table:table-cell>
          <table:table-cell office:value-type="float" office:value="-0.220186303446127" calcext:value-type="float">
            <text:p>-0.220186303446127</text:p>
          </table:table-cell>
          <table:table-cell office:value-type="float" office:value="0" calcext:value-type="float">
            <text:p>0</text:p>
          </table:table-cell>
          <table:table-cell office:value-type="float" office:value="-0.6996461408" calcext:value-type="float">
            <text:p>-0.6996461408</text:p>
          </table:table-cell>
          <table:table-cell office:value-type="string" calcext:value-type="string">
            <text:p><text:s/>[0.565856]</text:p>
          </table:table-cell>
          <table:table-cell office:value-type="float" office:value="-0.5530091033" calcext:value-type="float">
            <text:p>-0.5530091033</text:p>
          </table:table-cell>
          <table:table-cell office:value-type="float" office:value="-0.38041343855" calcext:value-type="float">
            <text:p>-0.38041343855</text:p>
          </table:table-cell>
          <table:table-cell office:value-type="float" office:value="-0.120024286375" calcext:value-type="float">
            <text:p>-0.1200242863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chwalm-Eder-Kreis</text:p>
          </table:table-cell>
          <table:table-cell office:value-type="float" office:value="-0.183132177205556" calcext:value-type="float">
            <text:p>-0.183132177205556</text:p>
          </table:table-cell>
          <table:table-cell office:value-type="float" office:value="0.42134919455" calcext:value-type="float">
            <text:p>0.42134919455</text:p>
          </table:table-cell>
          <table:table-cell office:value-type="float" office:value="-0.368628371136886" calcext:value-type="float">
            <text:p>-0.368628371136886</text:p>
          </table:table-cell>
          <table:table-cell office:value-type="float" office:value="-0.056785684363114" calcext:value-type="float">
            <text:p>-0.056785684363114</text:p>
          </table:table-cell>
          <table:table-cell office:value-type="float" office:value="0.0718568767" calcext:value-type="float">
            <text:p>0.0718568767</text:p>
          </table:table-cell>
          <table:table-cell office:value-type="float" office:value="-0.5432292551" calcext:value-type="float">
            <text:p>-0.5432292551</text:p>
          </table:table-cell>
          <table:table-cell office:value-type="string" calcext:value-type="string">
            <text:p><text:s/>[0.78219949]</text:p>
          </table:table-cell>
          <table:table-cell office:value-type="float" office:value="-0.428406679825" calcext:value-type="float">
            <text:p>-0.428406679825</text:p>
          </table:table-cell>
          <table:table-cell office:value-type="float" office:value="-0.21270702775" calcext:value-type="float">
            <text:p>-0.21270702775</text:p>
          </table:table-cell>
          <table:table-cell office:value-type="float" office:value="-0.007057485275" calcext:value-type="float">
            <text:p>-0.0070574852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ulda</text:p>
          </table:table-cell>
          <table:table-cell office:value-type="float" office:value="-0.215813153883333" calcext:value-type="float">
            <text:p>-0.215813153883333</text:p>
          </table:table-cell>
          <table:table-cell office:value-type="float" office:value="0.330175090225" calcext:value-type="float">
            <text:p>0.330175090225</text:p>
          </table:table-cell>
          <table:table-cell office:value-type="float" office:value="-0.352786980094952" calcext:value-type="float">
            <text:p>-0.352786980094952</text:p>
          </table:table-cell>
          <table:table-cell office:value-type="float" office:value="-0.108422712705048" calcext:value-type="float">
            <text:p>-0.108422712705048</text:p>
          </table:table-cell>
          <table:table-cell office:value-type="float" office:value="0.268612003" calcext:value-type="float">
            <text:p>0.268612003</text:p>
          </table:table-cell>
          <table:table-cell office:value-type="float" office:value="-0.7371696429" calcext:value-type="float">
            <text:p>-0.7371696429</text:p>
          </table:table-cell>
          <table:table-cell office:value-type="string" calcext:value-type="string">
            <text:p><text:s/>[-0.847962]</text:p>
          </table:table-cell>
          <table:table-cell office:value-type="float" office:value="-0.328821033775" calcext:value-type="float">
            <text:p>-0.328821033775</text:p>
          </table:table-cell>
          <table:table-cell office:value-type="float" office:value="-0.2306048464" calcext:value-type="float">
            <text:p>-0.2306048464</text:p>
          </table:table-cell>
          <table:table-cell office:value-type="float" office:value="0.00135405645" calcext:value-type="float">
            <text:p>0.0013540564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rburg-Biedenkopf</text:p>
          </table:table-cell>
          <table:table-cell office:value-type="float" office:value="0.142944941322222" calcext:value-type="float">
            <text:p>0.142944941322222</text:p>
          </table:table-cell>
          <table:table-cell office:value-type="float" office:value="0.4619320838" calcext:value-type="float">
            <text:p>0.4619320838</text:p>
          </table:table-cell>
          <table:table-cell office:value-type="float" office:value="-0.136825145642367" calcext:value-type="float">
            <text:p>-0.136825145642367</text:p>
          </table:table-cell>
          <table:table-cell office:value-type="float" office:value="0.205053144342367" calcext:value-type="float">
            <text:p>0.205053144342367</text:p>
          </table:table-cell>
          <table:table-cell office:value-type="float" office:value="0.6263277556" calcext:value-type="float">
            <text:p>0.6263277556</text:p>
          </table:table-cell>
          <table:table-cell office:value-type="float" office:value="-0.4151006467" calcext:value-type="float">
            <text:p>-0.4151006467</text:p>
          </table:table-cell>
          <table:table-cell office:value-type="string" calcext:value-type="string">
            <text:p><text:s/>[2.477244]</text:p>
          </table:table-cell>
          <table:table-cell office:value-type="float" office:value="-0.242059308425" calcext:value-type="float">
            <text:p>-0.242059308425</text:p>
          </table:table-cell>
          <table:table-cell office:value-type="float" office:value="0.03411399935" calcext:value-type="float">
            <text:p>0.03411399935</text:p>
          </table:table-cell>
          <table:table-cell office:value-type="float" office:value="0.219872775375" calcext:value-type="float">
            <text:p>0.2198727753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ahn-Dill-Kreis</text:p>
          </table:table-cell>
          <table:table-cell office:value-type="float" office:value="-0.105126712094444" calcext:value-type="float">
            <text:p>-0.105126712094444</text:p>
          </table:table-cell>
          <table:table-cell office:value-type="float" office:value="0.469118073875" calcext:value-type="float">
            <text:p>0.469118073875</text:p>
          </table:table-cell>
          <table:table-cell office:value-type="float" office:value="-0.297372555985423" calcext:value-type="float">
            <text:p>-0.297372555985423</text:p>
          </table:table-cell>
          <table:table-cell office:value-type="float" office:value="0.0498241218854231" calcext:value-type="float">
            <text:p>0.049824121885423</text:p>
          </table:table-cell>
          <table:table-cell office:value-type="float" office:value="0.2733571593" calcext:value-type="float">
            <text:p>0.2733571593</text:p>
          </table:table-cell>
          <table:table-cell office:value-type="float" office:value="-0.5972758848" calcext:value-type="float">
            <text:p>-0.5972758848</text:p>
          </table:table-cell>
          <table:table-cell office:value-type="string" calcext:value-type="string">
            <text:p><text:s/>[1.64631883]</text:p>
          </table:table-cell>
          <table:table-cell office:value-type="float" office:value="-0.469118073875" calcext:value-type="float">
            <text:p>-0.469118073875</text:p>
          </table:table-cell>
          <table:table-cell office:value-type="float" office:value="-0.12377421705" calcext:value-type="float">
            <text:p>-0.1237742170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imburg-Weilburg</text:p>
          </table:table-cell>
          <table:table-cell office:value-type="float" office:value="0.403966646572222" calcext:value-type="float">
            <text:p>0.403966646572222</text:p>
          </table:table-cell>
          <table:table-cell office:value-type="float" office:value="0.36753554365" calcext:value-type="float">
            <text:p>0.36753554365</text:p>
          </table:table-cell>
          <table:table-cell office:value-type="float" office:value="0.0747469906900204" calcext:value-type="float">
            <text:p>0.07474699069002</text:p>
          </table:table-cell>
          <table:table-cell office:value-type="float" office:value="0.34676192010998" calcext:value-type="float">
            <text:p>0.34676192010998</text:p>
          </table:table-cell>
          <table:table-cell office:value-type="float" office:value="0.5962080569" calcext:value-type="float">
            <text:p>0.5962080569</text:p>
          </table:table-cell>
          <table:table-cell office:value-type="float" office:value="-0.1223553178" calcext:value-type="float">
            <text:p>-0.1223553178</text:p>
          </table:table-cell>
          <table:table-cell office:value-type="string" calcext:value-type="string">
            <text:p><text:s/>[3.494839]</text:p>
          </table:table-cell>
          <table:table-cell office:value-type="float" office:value="0.050311400275" calcext:value-type="float">
            <text:p>0.050311400275</text:p>
          </table:table-cell>
          <table:table-cell office:value-type="float" office:value="0.2107544554" calcext:value-type="float">
            <text:p>0.2107544554</text:p>
          </table:table-cell>
          <table:table-cell office:value-type="float" office:value="0.417846943925" calcext:value-type="float">
            <text:p>0.4178469439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iessen</text:p>
          </table:table-cell>
          <table:table-cell office:value-type="float" office:value="0.344780848311111" calcext:value-type="float">
            <text:p>0.344780848311111</text:p>
          </table:table-cell>
          <table:table-cell office:value-type="float" office:value="0.793658536025" calcext:value-type="float">
            <text:p>0.793658536025</text:p>
          </table:table-cell>
          <table:table-cell office:value-type="float" office:value="-0.0705973777495629" calcext:value-type="float">
            <text:p>-0.070597377749563</text:p>
          </table:table-cell>
          <table:table-cell office:value-type="float" office:value="0.516793350549563" calcext:value-type="float">
            <text:p>0.516793350549563</text:p>
          </table:table-cell>
          <table:table-cell office:value-type="float" office:value="1.0586262927" calcext:value-type="float">
            <text:p>1.0586262927</text:p>
          </table:table-cell>
          <table:table-cell office:value-type="float" office:value="-0.32217988" calcext:value-type="float">
            <text:p>-0.32217988</text:p>
          </table:table-cell>
          <table:table-cell office:value-type="string" calcext:value-type="string">
            <text:p><text:s/>[]</text:p>
          </table:table-cell>
          <table:table-cell office:value-type="float" office:value="0.006656338775" calcext:value-type="float">
            <text:p>0.006656338775</text:p>
          </table:table-cell>
          <table:table-cell office:value-type="float" office:value="0.2230979864" calcext:value-type="float">
            <text:p>0.2230979864</text:p>
          </table:table-cell>
          <table:table-cell office:value-type="float" office:value="0.8003148748" calcext:value-type="float">
            <text:p>0.80031487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ogelsbergkreis</text:p>
          </table:table-cell>
          <table:table-cell office:value-type="float" office:value="-0.254106476316667" calcext:value-type="float">
            <text:p>-0.254106476316667</text:p>
          </table:table-cell>
          <table:table-cell office:value-type="float" office:value="0.3669014502" calcext:value-type="float">
            <text:p>0.3669014502</text:p>
          </table:table-cell>
          <table:table-cell office:value-type="float" office:value="-0.403501860812616" calcext:value-type="float">
            <text:p>-0.403501860812616</text:p>
          </table:table-cell>
          <table:table-cell office:value-type="float" office:value="-0.131956227187383" calcext:value-type="float">
            <text:p>-0.131956227187383</text:p>
          </table:table-cell>
          <table:table-cell office:value-type="float" office:value="0.1600462413" calcext:value-type="float">
            <text:p>0.1600462413</text:p>
          </table:table-cell>
          <table:table-cell office:value-type="float" office:value="-0.62273" calcext:value-type="float">
            <text:p>-0.62273</text:p>
          </table:table-cell>
          <table:table-cell office:value-type="string" calcext:value-type="string">
            <text:p><text:s/>[]</text:p>
          </table:table-cell>
          <table:table-cell office:value-type="float" office:value="-0.458672717725" calcext:value-type="float">
            <text:p>-0.458672717725</text:p>
          </table:table-cell>
          <table:table-cell office:value-type="float" office:value="-0.267729044" calcext:value-type="float">
            <text:p>-0.267729044</text:p>
          </table:table-cell>
          <table:table-cell office:value-type="float" office:value="-0.091771267525" calcext:value-type="float">
            <text:p>-0.0917712675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in-Kinzig-Kreis</text:p>
          </table:table-cell>
          <table:table-cell office:value-type="float" office:value="-0.0195001932277778" calcext:value-type="float">
            <text:p>-0.019500193227778</text:p>
          </table:table-cell>
          <table:table-cell office:value-type="float" office:value="0.318307449625" calcext:value-type="float">
            <text:p>0.318307449625</text:p>
          </table:table-cell>
          <table:table-cell office:value-type="float" office:value="-0.110229273592431" calcext:value-type="float">
            <text:p>-0.110229273592431</text:p>
          </table:table-cell>
          <table:table-cell office:value-type="float" office:value="0.125351692492431" calcext:value-type="float">
            <text:p>0.125351692492431</text:p>
          </table:table-cell>
          <table:table-cell office:value-type="float" office:value="0.3108401569" calcext:value-type="float">
            <text:p>0.3108401569</text:p>
          </table:table-cell>
          <table:table-cell office:value-type="float" office:value="-0.512167491" calcext:value-type="float">
            <text:p>-0.512167491</text:p>
          </table:table-cell>
          <table:table-cell office:value-type="string" calcext:value-type="string">
            <text:p><text:s/>[]</text:p>
          </table:table-cell>
          <table:table-cell office:value-type="float" office:value="-0.190091066675" calcext:value-type="float">
            <text:p>-0.190091066675</text:p>
          </table:table-cell>
          <table:table-cell office:value-type="float" office:value="0.00756120945" calcext:value-type="float">
            <text:p>0.00756120945</text:p>
          </table:table-cell>
          <table:table-cell office:value-type="float" office:value="0.12821638295" calcext:value-type="float">
            <text:p>0.1282163829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etteraukreis</text:p>
          </table:table-cell>
          <table:table-cell office:value-type="float" office:value="-0.218087797422222" calcext:value-type="float">
            <text:p>-0.218087797422222</text:p>
          </table:table-cell>
          <table:table-cell office:value-type="float" office:value="0.335261082525" calcext:value-type="float">
            <text:p>0.335261082525</text:p>
          </table:table-cell>
          <table:table-cell office:value-type="float" office:value="-0.33188583010885" calcext:value-type="float">
            <text:p>-0.33188583010885</text:p>
          </table:table-cell>
          <table:table-cell office:value-type="float" office:value="-0.0837573938911496" calcext:value-type="float">
            <text:p>-0.08375739389115</text:p>
          </table:table-cell>
          <table:table-cell office:value-type="float" office:value="0.0723067899" calcext:value-type="float">
            <text:p>0.0723067899</text:p>
          </table:table-cell>
          <table:table-cell office:value-type="float" office:value="-0.7439284987" calcext:value-type="float">
            <text:p>-0.7439284987</text:p>
          </table:table-cell>
          <table:table-cell office:value-type="string" calcext:value-type="string">
            <text:p><text:s/>[]</text:p>
          </table:table-cell>
          <table:table-cell office:value-type="float" office:value="-0.3611353425" calcext:value-type="float">
            <text:p>-0.3611353425</text:p>
          </table:table-cell>
          <table:table-cell office:value-type="float" office:value="-0.207821612" calcext:value-type="float">
            <text:p>-0.207821612</text:p>
          </table:table-cell>
          <table:table-cell office:value-type="float" office:value="-0.025874259975" calcext:value-type="float">
            <text:p>-0.0258742599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heingau-Taunus-Kreis</text:p>
          </table:table-cell>
          <table:table-cell office:value-type="float" office:value="-0.183131870116667" calcext:value-type="float">
            <text:p>-0.183131870116667</text:p>
          </table:table-cell>
          <table:table-cell office:value-type="float" office:value="0.449139344625" calcext:value-type="float">
            <text:p>0.449139344625</text:p>
          </table:table-cell>
          <table:table-cell office:value-type="float" office:value="-0.336773353754257" calcext:value-type="float">
            <text:p>-0.336773353754257</text:p>
          </table:table-cell>
          <table:table-cell office:value-type="float" office:value="-0.00436303524574322" calcext:value-type="float">
            <text:p>-0.004363035245743</text:p>
          </table:table-cell>
          <table:table-cell office:value-type="float" office:value="0.279045" calcext:value-type="float">
            <text:p>0.279045</text:p>
          </table:table-cell>
          <table:table-cell office:value-type="float" office:value="-0.5045544655" calcext:value-type="float">
            <text:p>-0.5045544655</text:p>
          </table:table-cell>
          <table:table-cell office:value-type="string" calcext:value-type="string">
            <text:p><text:s/>[]</text:p>
          </table:table-cell>
          <table:table-cell office:value-type="float" office:value="-0.453046406575" calcext:value-type="float">
            <text:p>-0.453046406575</text:p>
          </table:table-cell>
          <table:table-cell office:value-type="float" office:value="-0.1705681945" calcext:value-type="float">
            <text:p>-0.1705681945</text:p>
          </table:table-cell>
          <table:table-cell office:value-type="float" office:value="-0.00390706195" calcext:value-type="float">
            <text:p>-0.0039070619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Hochtaunuskreis</text:p>
          </table:table-cell>
          <table:table-cell office:value-type="float" office:value="-0.293647034988889" calcext:value-type="float">
            <text:p>-0.293647034988889</text:p>
          </table:table-cell>
          <table:table-cell office:value-type="float" office:value="0.19639205275" calcext:value-type="float">
            <text:p>0.19639205275</text:p>
          </table:table-cell>
          <table:table-cell office:value-type="float" office:value="-0.411739536888318" calcext:value-type="float">
            <text:p>-0.411739536888318</text:p>
          </table:table-cell>
          <table:table-cell office:value-type="float" office:value="-0.266388777511682" calcext:value-type="float">
            <text:p>-0.266388777511682</text:p>
          </table:table-cell>
          <table:table-cell office:value-type="float" office:value="0" calcext:value-type="float">
            <text:p>0</text:p>
          </table:table-cell>
          <table:table-cell office:value-type="float" office:value="-0.623455" calcext:value-type="float">
            <text:p>-0.623455</text:p>
          </table:table-cell>
          <table:table-cell office:value-type="string" calcext:value-type="string">
            <text:p><text:s/>[]</text:p>
          </table:table-cell>
          <table:table-cell office:value-type="float" office:value="-0.376797966375" calcext:value-type="float">
            <text:p>-0.376797966375</text:p>
          </table:table-cell>
          <table:table-cell office:value-type="float" office:value="-0.3390641572" calcext:value-type="float">
            <text:p>-0.3390641572</text:p>
          </table:table-cell>
          <table:table-cell office:value-type="float" office:value="-0.180405913625" calcext:value-type="float">
            <text:p>-0.1804059136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iesbaden</text:p>
          </table:table-cell>
          <table:table-cell office:value-type="float" office:value="0.337778819233333" calcext:value-type="float">
            <text:p>0.337778819233333</text:p>
          </table:table-cell>
          <table:table-cell office:value-type="float" office:value="0.553924860075" calcext:value-type="float">
            <text:p>0.553924860075</text:p>
          </table:table-cell>
          <table:table-cell office:value-type="float" office:value="0.0897895325739527" calcext:value-type="float">
            <text:p>0.089789532573953</text:p>
          </table:table-cell>
          <table:table-cell office:value-type="float" office:value="0.499752145226047" calcext:value-type="float">
            <text:p>0.499752145226047</text:p>
          </table:table-cell>
          <table:table-cell office:value-type="float" office:value="0.9076946667" calcext:value-type="float">
            <text:p>0.9076946667</text:p>
          </table:table-cell>
          <table:table-cell office:value-type="float" office:value="-0.102198909" calcext:value-type="float">
            <text:p>-0.102198909</text:p>
          </table:table-cell>
          <table:table-cell office:value-type="string" calcext:value-type="string">
            <text:p><text:s/>[]</text:p>
          </table:table-cell>
          <table:table-cell office:value-type="float" office:value="0.05149896815" calcext:value-type="float">
            <text:p>0.05149896815</text:p>
          </table:table-cell>
          <table:table-cell office:value-type="float" office:value="0.2947708389" calcext:value-type="float">
            <text:p>0.2947708389</text:p>
          </table:table-cell>
          <table:table-cell office:value-type="float" office:value="0.605423828225" calcext:value-type="float">
            <text:p>0.6054238282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in-Taunus-Kreis</text:p>
          </table:table-cell>
          <table:table-cell office:value-type="float" office:value="0.00107306188333333" calcext:value-type="float">
            <text:p>0.001073061883333</text:p>
          </table:table-cell>
          <table:table-cell office:value-type="float" office:value="0.31516363175" calcext:value-type="float">
            <text:p>0.31516363175</text:p>
          </table:table-cell>
          <table:table-cell office:value-type="float" office:value="-0.115254578524758" calcext:value-type="float">
            <text:p>-0.115254578524758</text:p>
          </table:table-cell>
          <table:table-cell office:value-type="float" office:value="0.117999631924758" calcext:value-type="float">
            <text:p>0.117999631924758</text:p>
          </table:table-cell>
          <table:table-cell office:value-type="float" office:value="0.4749843129" calcext:value-type="float">
            <text:p>0.4749843129</text:p>
          </table:table-cell>
          <table:table-cell office:value-type="float" office:value="-0.4478028797" calcext:value-type="float">
            <text:p>-0.4478028797</text:p>
          </table:table-cell>
          <table:table-cell office:value-type="string" calcext:value-type="string">
            <text:p><text:s/>[-0.7969072 <text:s/>-0.63136933]</text:p>
          </table:table-cell>
          <table:table-cell office:value-type="float" office:value="-0.0685117217" calcext:value-type="float">
            <text:p>-0.0685117217</text:p>
          </table:table-cell>
          <table:table-cell office:value-type="float" office:value="0.0013725267" calcext:value-type="float">
            <text:p>0.0013725267</text:p>
          </table:table-cell>
          <table:table-cell office:value-type="float" office:value="0.24665191005" calcext:value-type="float">
            <text:p>0.246651910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rankfurt-am-Main</text:p>
          </table:table-cell>
          <table:table-cell office:value-type="float" office:value="0.494846988088889" calcext:value-type="float">
            <text:p>0.494846988088889</text:p>
          </table:table-cell>
          <table:table-cell office:value-type="float" office:value="0.585610385625" calcext:value-type="float">
            <text:p>0.585610385625</text:p>
          </table:table-cell>
          <table:table-cell office:value-type="float" office:value="0.288267795683443" calcext:value-type="float">
            <text:p>0.288267795683443</text:p>
          </table:table-cell>
          <table:table-cell office:value-type="float" office:value="0.721681027316556" calcext:value-type="float">
            <text:p>0.721681027316556</text:p>
          </table:table-cell>
          <table:table-cell office:value-type="float" office:value="1.4678355556" calcext:value-type="float">
            <text:p>1.4678355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[]</text:p>
          </table:table-cell>
          <table:table-cell office:value-type="float" office:value="0.084395608975" calcext:value-type="float">
            <text:p>0.084395608975</text:p>
          </table:table-cell>
          <table:table-cell office:value-type="float" office:value="0.5049744115" calcext:value-type="float">
            <text:p>0.5049744115</text:p>
          </table:table-cell>
          <table:table-cell office:value-type="float" office:value="0.6700059946" calcext:value-type="float">
            <text:p>0.670005994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ffenbach-am-Main</text:p>
          </table:table-cell>
          <table:table-cell office:value-type="float" office:value="0.0358461799111111" calcext:value-type="float">
            <text:p>0.035846179911111</text:p>
          </table:table-cell>
          <table:table-cell office:value-type="float" office:value="0.31774694685" calcext:value-type="float">
            <text:p>0.31774694685</text:p>
          </table:table-cell>
          <table:table-cell office:value-type="float" office:value="-0.143102042811921" calcext:value-type="float">
            <text:p>-0.143102042811921</text:p>
          </table:table-cell>
          <table:table-cell office:value-type="float" office:value="0.0920640923119206" calcext:value-type="float">
            <text:p>0.092064092311921</text:p>
          </table:table-cell>
          <table:table-cell office:value-type="float" office:value="0.4756710806" calcext:value-type="float">
            <text:p>0.4756710806</text:p>
          </table:table-cell>
          <table:table-cell office:value-type="float" office:value="-0.2511805928" calcext:value-type="float">
            <text:p>-0.2511805928</text:p>
          </table:table-cell>
          <table:table-cell office:value-type="string" calcext:value-type="string">
            <text:p><text:s/>[]</text:p>
          </table:table-cell>
          <table:table-cell office:value-type="float" office:value="-0.1608421103" calcext:value-type="float">
            <text:p>-0.1608421103</text:p>
          </table:table-cell>
          <table:table-cell office:value-type="float" office:value="-0.02551897525" calcext:value-type="float">
            <text:p>-0.02551897525</text:p>
          </table:table-cell>
          <table:table-cell office:value-type="float" office:value="0.15690483655" calcext:value-type="float">
            <text:p>0.1569048365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ffenbach</text:p>
          </table:table-cell>
          <table:table-cell office:value-type="float" office:value="-0.472158190072222" calcext:value-type="float">
            <text:p>-0.472158190072222</text:p>
          </table:table-cell>
          <table:table-cell office:value-type="float" office:value="0.190411624225" calcext:value-type="float">
            <text:p>0.190411624225</text:p>
          </table:table-cell>
          <table:table-cell office:value-type="float" office:value="-0.5130981611696" calcext:value-type="float">
            <text:p>-0.5130981611696</text:p>
          </table:table-cell>
          <table:table-cell office:value-type="float" office:value="-0.3721735474304" calcext:value-type="float">
            <text:p>-0.3721735474304</text:p>
          </table:table-cell>
          <table:table-cell office:value-type="float" office:value="-0.3731541857" calcext:value-type="float">
            <text:p>-0.3731541857</text:p>
          </table:table-cell>
          <table:table-cell office:value-type="float" office:value="-0.8017246667" calcext:value-type="float">
            <text:p>-0.8017246667</text:p>
          </table:table-cell>
          <table:table-cell office:value-type="string" calcext:value-type="string">
            <text:p><text:s/>[0.]</text:p>
          </table:table-cell>
          <table:table-cell office:value-type="float" office:value="-0.5780378205" calcext:value-type="float">
            <text:p>-0.5780378205</text:p>
          </table:table-cell>
          <table:table-cell office:value-type="float" office:value="-0.4426358543" calcext:value-type="float">
            <text:p>-0.4426358543</text:p>
          </table:table-cell>
          <table:table-cell office:value-type="float" office:value="-0.387626196275" calcext:value-type="float">
            <text:p>-0.3876261962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ross-Gerau</text:p>
          </table:table-cell>
          <table:table-cell office:value-type="float" office:value="-0.290474454761111" calcext:value-type="float">
            <text:p>-0.290474454761111</text:p>
          </table:table-cell>
          <table:table-cell office:value-type="float" office:value="0.152128743575" calcext:value-type="float">
            <text:p>0.152128743575</text:p>
          </table:table-cell>
          <table:table-cell office:value-type="float" office:value="-0.316717858308859" calcext:value-type="float">
            <text:p>-0.316717858308859</text:p>
          </table:table-cell>
          <table:table-cell office:value-type="float" office:value="-0.204126599691141" calcext:value-type="float">
            <text:p>-0.204126599691141</text:p>
          </table:table-cell>
          <table:table-cell office:value-type="float" office:value="0" calcext:value-type="float">
            <text:p>0</text:p>
          </table:table-cell>
          <table:table-cell office:value-type="float" office:value="-0.4391575465" calcext:value-type="float">
            <text:p>-0.4391575465</text:p>
          </table:table-cell>
          <table:table-cell office:value-type="string" calcext:value-type="string">
            <text:p><text:s/>[-0.72617971 -0.61941238 -0.61994661]</text:p>
          </table:table-cell>
          <table:table-cell office:value-type="float" office:value="-0.30989137875" calcext:value-type="float">
            <text:p>-0.30989137875</text:p>
          </table:table-cell>
          <table:table-cell office:value-type="float" office:value="-0.260422229" calcext:value-type="float">
            <text:p>-0.260422229</text:p>
          </table:table-cell>
          <table:table-cell office:value-type="float" office:value="-0.157762635175" calcext:value-type="float">
            <text:p>-0.1577626351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armstadt</text:p>
          </table:table-cell>
          <table:table-cell office:value-type="float" office:value="0.330484434527778" calcext:value-type="float">
            <text:p>0.330484434527778</text:p>
          </table:table-cell>
          <table:table-cell office:value-type="float" office:value="0.69472413595" calcext:value-type="float">
            <text:p>0.69472413595</text:p>
          </table:table-cell>
          <table:table-cell office:value-type="float" office:value="-0.126222604035737" calcext:value-type="float">
            <text:p>-0.126222604035737</text:p>
          </table:table-cell>
          <table:table-cell office:value-type="float" office:value="0.387946270435736" calcext:value-type="float">
            <text:p>0.387946270435736</text:p>
          </table:table-cell>
          <table:table-cell office:value-type="float" office:value="1.32560543" calcext:value-type="float">
            <text:p>1.32560543</text:p>
          </table:table-cell>
          <table:table-cell office:value-type="float" office:value="-0.2006123743" calcext:value-type="float">
            <text:p>-0.2006123743</text:p>
          </table:table-cell>
          <table:table-cell office:value-type="string" calcext:value-type="string">
            <text:p><text:s/>[]</text:p>
          </table:table-cell>
          <table:table-cell office:value-type="float" office:value="-0.0718196898" calcext:value-type="float">
            <text:p>-0.0718196898</text:p>
          </table:table-cell>
          <table:table-cell office:value-type="float" office:value="0.1308618332" calcext:value-type="float">
            <text:p>0.1308618332</text:p>
          </table:table-cell>
          <table:table-cell office:value-type="float" office:value="0.62290444615" calcext:value-type="float">
            <text:p>0.6229044461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armstadt-Dieburg</text:p>
          </table:table-cell>
          <table:table-cell office:value-type="float" office:value="1.05438410534444" calcext:value-type="float">
            <text:p>1.05438410534444</text:p>
          </table:table-cell>
          <table:table-cell office:value-type="float" office:value="1.101494262125" calcext:value-type="float">
            <text:p>1.101494262125</text:p>
          </table:table-cell>
          <table:table-cell office:value-type="float" office:value="0.965506717588981" calcext:value-type="float">
            <text:p>0.965506717588981</text:p>
          </table:table-cell>
          <table:table-cell office:value-type="float" office:value="1.78072823601102" calcext:value-type="float">
            <text:p>1.78072823601102</text:p>
          </table:table-cell>
          <table:table-cell office:value-type="float" office:value="1.8019006761" calcext:value-type="float">
            <text:p>1.80190067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[]</text:p>
          </table:table-cell>
          <table:table-cell office:value-type="float" office:value="0.4651964998" calcext:value-type="float">
            <text:p>0.4651964998</text:p>
          </table:table-cell>
          <table:table-cell office:value-type="float" office:value="1.3731174768" calcext:value-type="float">
            <text:p>1.3731174768</text:p>
          </table:table-cell>
          <table:table-cell office:value-type="float" office:value="1.566690761925" calcext:value-type="float">
            <text:p>1.5666907619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denwaldkreis</text:p>
          </table:table-cell>
          <table:table-cell office:value-type="float" office:value="-0.633576563122222" calcext:value-type="float">
            <text:p>-0.633576563122222</text:p>
          </table:table-cell>
          <table:table-cell office:value-type="float" office:value="0.2070507877" calcext:value-type="float">
            <text:p>0.2070507877</text:p>
          </table:table-cell>
          <table:table-cell office:value-type="float" office:value="-0.791367061473773" calcext:value-type="float">
            <text:p>-0.791367061473773</text:p>
          </table:table-cell>
          <table:table-cell office:value-type="float" office:value="-0.638127718026228" calcext:value-type="float">
            <text:p>-0.638127718026228</text:p>
          </table:table-cell>
          <table:table-cell office:value-type="float" office:value="-0.5752318576" calcext:value-type="float">
            <text:p>-0.5752318576</text:p>
          </table:table-cell>
          <table:table-cell office:value-type="float" office:value="-0.8773548664" calcext:value-type="float">
            <text:p>-0.8773548664</text:p>
          </table:table-cell>
          <table:table-cell office:value-type="string" calcext:value-type="string">
            <text:p><text:s/>[ 0. <text:s text:c="8"/>0. <text:s text:c="7"/>-0.2185985]</text:p>
          </table:table-cell>
          <table:table-cell office:value-type="float" office:value="-0.82093277895" calcext:value-type="float">
            <text:p>-0.82093277895</text:p>
          </table:table-cell>
          <table:table-cell office:value-type="float" office:value="-0.71474738975" calcext:value-type="float">
            <text:p>-0.71474738975</text:p>
          </table:table-cell>
          <table:table-cell office:value-type="float" office:value="-0.61388199125" calcext:value-type="float">
            <text:p>-0.613881991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ergstrasse</text:p>
          </table:table-cell>
          <table:table-cell office:value-type="float" office:value="-0.709065698533333" calcext:value-type="float">
            <text:p>-0.709065698533333</text:p>
          </table:table-cell>
          <table:table-cell office:value-type="float" office:value="0.1731655982" calcext:value-type="float">
            <text:p>0.1731655982</text:p>
          </table:table-cell>
          <table:table-cell office:value-type="float" office:value="-0.819255159832016" calcext:value-type="float">
            <text:p>-0.819255159832016</text:p>
          </table:table-cell>
          <table:table-cell office:value-type="float" office:value="-0.691094417867984" calcext:value-type="float">
            <text:p>-0.691094417867984</text:p>
          </table:table-cell>
          <table:table-cell office:value-type="float" office:value="-0.6335990627" calcext:value-type="float">
            <text:p>-0.6335990627</text:p>
          </table:table-cell>
          <table:table-cell office:value-type="float" office:value="-0.925051875" calcext:value-type="float">
            <text:p>-0.925051875</text:p>
          </table:table-cell>
          <table:table-cell office:value-type="string" calcext:value-type="string">
            <text:p><text:s/>[0.]</text:p>
          </table:table-cell>
          <table:table-cell office:value-type="float" office:value="-0.821376708" calcext:value-type="float">
            <text:p>-0.821376708</text:p>
          </table:table-cell>
          <table:table-cell office:value-type="float" office:value="-0.75517478885" calcext:value-type="float">
            <text:p>-0.75517478885</text:p>
          </table:table-cell>
          <table:table-cell office:value-type="float" office:value="-0.6482111098" calcext:value-type="float">
            <text:p>-0.6482111098</text:p>
          </table:table-cell>
          <table:table-cell table:number-columns-repeated="15"/>
        </table:table-row>
      </table:table>
      <table:table table:name="Sheet3" table:style-name="ta1">
        <table:table-column table:style-name="co3" table:number-columns-repeated="15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med </text:p>
          </table:table-cell>
          <table:table-cell table:style-name="ce1" office:value-type="string" calcext:value-type="string">
            <text:p>q1 </text:p>
          </table:table-cell>
          <table:table-cell table:style-name="ce1" office:value-type="string" calcext:value-type="string">
            <text:p>q3 </text:p>
          </table:table-cell>
          <table:table-cell table:style-name="ce1" office:value-type="string" calcext:value-type="string">
            <text:p>whislo </text:p>
          </table:table-cell>
          <table:table-cell table:style-name="ce1" office:value-type="string" calcext:value-type="string">
            <text:p>whishi </text:p>
          </table:table-cell>
          <table:table-cell table:style-name="ce1" office:value-type="string" calcext:value-type="string">
            <text:p>iqr </text:p>
          </table:table-cell>
          <table:table-cell table:style-name="ce1" office:value-type="string" calcext:value-type="string">
            <text:p>cilo </text:p>
          </table:table-cell>
          <table:table-cell table:style-name="ce1" office:value-type="string" calcext:value-type="string">
            <text:p>cihi </text:p>
          </table:table-cell>
          <table:table-cell table:style-name="ce1" office:value-type="string" calcext:value-type="string">
            <text:p>fliers </text:p>
          </table:table-cell>
          <table:table-cell table:style-name="ce1" office:value-type="string" calcext:value-type="string">
            <text:p>mea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ra-Meissner-Kreis</text:p>
          </table:table-cell>
          <table:table-cell office:value-type="float" office:value="-0.05448537615" calcext:value-type="float">
            <text:p>-0.05448537615</text:p>
          </table:table-cell>
          <table:table-cell office:value-type="float" office:value="-0.1487777098" calcext:value-type="float">
            <text:p>-0.1487777098</text:p>
          </table:table-cell>
          <table:table-cell office:value-type="float" office:value="0.787948375175" calcext:value-type="float">
            <text:p>0.787948375175</text:p>
          </table:table-cell>
          <table:table-cell office:value-type="float" office:value="-0.242194338" calcext:value-type="float">
            <text:p>-0.242194338</text:p>
          </table:table-cell>
          <table:table-cell office:value-type="float" office:value="1.415598" calcext:value-type="float">
            <text:p>1.415598</text:p>
          </table:table-cell>
          <table:table-cell office:value-type="float" office:value="0.936726084975" calcext:value-type="float">
            <text:p>0.936726084975</text:p>
          </table:table-cell>
          <table:table-cell office:value-type="float" office:value="-0.401123251442078" calcext:value-type="float">
            <text:p>-0.401123251442078</text:p>
          </table:table-cell>
          <table:table-cell office:value-type="float" office:value="0.292152499142078" calcext:value-type="float">
            <text:p>0.292152499142078</text:p>
          </table:table-cell>
          <table:table-cell office:value-type="string" calcext:value-type="string">
            <text:p><text:s/>[2.30857258 2.2452785 <text:s/>2.43285436]</text:p>
          </table:table-cell>
          <table:table-cell office:value-type="float" office:value="0.4752844015" calcext:value-type="float">
            <text:p>0.4752844015</text:p>
          </table:table-cell>
          <table:table-cell/>
          <table:table-cell table:formula="of:=IF(ABS([.$B2])&lt;0.25;1;0)" office:value-type="float" office:value="1" calcext:value-type="float">
            <text:p>1</text:p>
          </table:table-cell>
          <table:table-cell table:formula="of:=IF(ABS([.$B2])&lt;0.5;1;0)" office:value-type="float" office:value="1" calcext:value-type="float">
            <text:p>1</text:p>
          </table:table-cell>
          <table:table-cell table:formula="of:=IF(ABS([.$B2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ssel-City</text:p>
          </table:table-cell>
          <table:table-cell office:value-type="float" office:value="-0.428514173" calcext:value-type="float">
            <text:p>-0.428514173</text:p>
          </table:table-cell>
          <table:table-cell office:value-type="float" office:value="-0.536403979025" calcext:value-type="float">
            <text:p>-0.536403979025</text:p>
          </table:table-cell>
          <table:table-cell office:value-type="float" office:value="-0.0100675111" calcext:value-type="float">
            <text:p>-0.0100675111</text:p>
          </table:table-cell>
          <table:table-cell office:value-type="float" office:value="-0.657534" calcext:value-type="float">
            <text:p>-0.657534</text:p>
          </table:table-cell>
          <table:table-cell office:value-type="float" office:value="0.2212327864" calcext:value-type="float">
            <text:p>0.2212327864</text:p>
          </table:table-cell>
          <table:table-cell office:value-type="float" office:value="0.526336467925" calcext:value-type="float">
            <text:p>0.526336467925</text:p>
          </table:table-cell>
          <table:table-cell office:value-type="float" office:value="-0.623286324493068" calcext:value-type="float">
            <text:p>-0.623286324493068</text:p>
          </table:table-cell>
          <table:table-cell office:value-type="float" office:value="-0.233742021506932" calcext:value-type="float">
            <text:p>-0.233742021506932</text:p>
          </table:table-cell>
          <table:table-cell office:value-type="string" calcext:value-type="string">
            <text:p><text:s/>[]</text:p>
          </table:table-cell>
          <table:table-cell office:value-type="float" office:value="-0.294727921177778" calcext:value-type="float">
            <text:p>-0.294727921177778</text:p>
          </table:table-cell>
          <table:table-cell/>
          <table:table-cell table:formula="of:=IF(ABS([.$B3])&lt;0.25;1;0)" office:value-type="float" office:value="0" calcext:value-type="float">
            <text:p>0</text:p>
          </table:table-cell>
          <table:table-cell table:formula="of:=IF(ABS([.$B3])&lt;0.5;1;0)" office:value-type="float" office:value="1" calcext:value-type="float">
            <text:p>1</text:p>
          </table:table-cell>
          <table:table-cell table:formula="of:=IF(ABS([.$B3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ssel</text:p>
          </table:table-cell>
          <table:table-cell office:value-type="float" office:value="-0.50464553015" calcext:value-type="float">
            <text:p>-0.50464553015</text:p>
          </table:table-cell>
          <table:table-cell office:value-type="float" office:value="-0.59258884725" calcext:value-type="float">
            <text:p>-0.59258884725</text:p>
          </table:table-cell>
          <table:table-cell office:value-type="float" office:value="-0.152585749125" calcext:value-type="float">
            <text:p>-0.152585749125</text:p>
          </table:table-cell>
          <table:table-cell office:value-type="float" office:value="-0.8823267512" calcext:value-type="float">
            <text:p>-0.8823267512</text:p>
          </table:table-cell>
          <table:table-cell office:value-type="float" office:value="0" calcext:value-type="float">
            <text:p>0</text:p>
          </table:table-cell>
          <table:table-cell office:value-type="float" office:value="0.440003098125" calcext:value-type="float">
            <text:p>0.440003098125</text:p>
          </table:table-cell>
          <table:table-cell office:value-type="float" office:value="-0.667469798100275" calcext:value-type="float">
            <text:p>-0.667469798100275</text:p>
          </table:table-cell>
          <table:table-cell office:value-type="float" office:value="-0.341821262199725" calcext:value-type="float">
            <text:p>-0.341821262199725</text:p>
          </table:table-cell>
          <table:table-cell office:value-type="string" calcext:value-type="string">
            <text:p><text:s/>[]</text:p>
          </table:table-cell>
          <table:table-cell office:value-type="float" office:value="-0.4187729282" calcext:value-type="float">
            <text:p>-0.4187729282</text:p>
          </table:table-cell>
          <table:table-cell/>
          <table:table-cell table:formula="of:=IF(ABS([.$B4])&lt;0.25;1;0)" office:value-type="float" office:value="0" calcext:value-type="float">
            <text:p>0</text:p>
          </table:table-cell>
          <table:table-cell table:formula="of:=IF(ABS([.$B4])&lt;0.5;1;0)" office:value-type="float" office:value="0" calcext:value-type="float">
            <text:p>0</text:p>
          </table:table-cell>
          <table:table-cell table:formula="of:=IF(ABS([.$B4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ldeck-Frankenberg</text:p>
          </table:table-cell>
          <table:table-cell office:value-type="float" office:value="-0.05441347875" calcext:value-type="float">
            <text:p>-0.05441347875</text:p>
          </table:table-cell>
          <table:table-cell office:value-type="float" office:value="-0.312365493775" calcext:value-type="float">
            <text:p>-0.312365493775</text:p>
          </table:table-cell>
          <table:table-cell office:value-type="float" office:value="0.080436534875" calcext:value-type="float">
            <text:p>0.080436534875</text:p>
          </table:table-cell>
          <table:table-cell office:value-type="float" office:value="-0.5738477201" calcext:value-type="float">
            <text:p>-0.5738477201</text:p>
          </table:table-cell>
          <table:table-cell office:value-type="float" office:value="0.3410829062" calcext:value-type="float">
            <text:p>0.3410829062</text:p>
          </table:table-cell>
          <table:table-cell office:value-type="float" office:value="0.39280202865" calcext:value-type="float">
            <text:p>0.39280202865</text:p>
          </table:table-cell>
          <table:table-cell office:value-type="float" office:value="-0.199770870633976" calcext:value-type="float">
            <text:p>-0.199770870633976</text:p>
          </table:table-cell>
          <table:table-cell office:value-type="float" office:value="0.0909439131339762" calcext:value-type="float">
            <text:p>0.090943913133976</text:p>
          </table:table-cell>
          <table:table-cell office:value-type="string" calcext:value-type="string">
            <text:p><text:s/>[]</text:p>
          </table:table-cell>
          <table:table-cell office:value-type="float" office:value="-0.109598924305556" calcext:value-type="float">
            <text:p>-0.109598924305556</text:p>
          </table:table-cell>
          <table:table-cell/>
          <table:table-cell table:formula="of:=IF(ABS([.$B5])&lt;0.25;1;0)" office:value-type="float" office:value="1" calcext:value-type="float">
            <text:p>1</text:p>
          </table:table-cell>
          <table:table-cell table:formula="of:=IF(ABS([.$B5])&lt;0.5;1;0)" office:value-type="float" office:value="1" calcext:value-type="float">
            <text:p>1</text:p>
          </table:table-cell>
          <table:table-cell table:formula="of:=IF(ABS([.$B5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sfeld-Rotenburg</text:p>
          </table:table-cell>
          <table:table-cell office:value-type="float" office:value="-0.38041343855" calcext:value-type="float">
            <text:p>-0.38041343855</text:p>
          </table:table-cell>
          <table:table-cell office:value-type="float" office:value="-0.5530091033" calcext:value-type="float">
            <text:p>-0.5530091033</text:p>
          </table:table-cell>
          <table:table-cell office:value-type="float" office:value="-0.120024286375" calcext:value-type="float">
            <text:p>-0.120024286375</text:p>
          </table:table-cell>
          <table:table-cell office:value-type="float" office:value="-0.6996461408" calcext:value-type="float">
            <text:p>-0.6996461408</text:p>
          </table:table-cell>
          <table:table-cell office:value-type="float" office:value="0" calcext:value-type="float">
            <text:p>0</text:p>
          </table:table-cell>
          <table:table-cell office:value-type="float" office:value="0.432984816925" calcext:value-type="float">
            <text:p>0.432984816925</text:p>
          </table:table-cell>
          <table:table-cell office:value-type="float" office:value="-0.540640573653873" calcext:value-type="float">
            <text:p>-0.540640573653873</text:p>
          </table:table-cell>
          <table:table-cell office:value-type="float" office:value="-0.220186303446127" calcext:value-type="float">
            <text:p>-0.220186303446127</text:p>
          </table:table-cell>
          <table:table-cell office:value-type="string" calcext:value-type="string">
            <text:p><text:s/>[0.565856]</text:p>
          </table:table-cell>
          <table:table-cell office:value-type="float" office:value="-0.307276936183333" calcext:value-type="float">
            <text:p>-0.307276936183333</text:p>
          </table:table-cell>
          <table:table-cell/>
          <table:table-cell table:formula="of:=IF(ABS([.$B6])&lt;0.25;1;0)" office:value-type="float" office:value="0" calcext:value-type="float">
            <text:p>0</text:p>
          </table:table-cell>
          <table:table-cell table:formula="of:=IF(ABS([.$B6])&lt;0.5;1;0)" office:value-type="float" office:value="1" calcext:value-type="float">
            <text:p>1</text:p>
          </table:table-cell>
          <table:table-cell table:formula="of:=IF(ABS([.$B6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walm-Eder-Kreis</text:p>
          </table:table-cell>
          <table:table-cell office:value-type="float" office:value="-0.21270702775" calcext:value-type="float">
            <text:p>-0.21270702775</text:p>
          </table:table-cell>
          <table:table-cell office:value-type="float" office:value="-0.428406679825" calcext:value-type="float">
            <text:p>-0.428406679825</text:p>
          </table:table-cell>
          <table:table-cell office:value-type="float" office:value="-0.007057485275" calcext:value-type="float">
            <text:p>-0.007057485275</text:p>
          </table:table-cell>
          <table:table-cell office:value-type="float" office:value="-0.5432292551" calcext:value-type="float">
            <text:p>-0.5432292551</text:p>
          </table:table-cell>
          <table:table-cell office:value-type="float" office:value="0.0718568767" calcext:value-type="float">
            <text:p>0.0718568767</text:p>
          </table:table-cell>
          <table:table-cell office:value-type="float" office:value="0.42134919455" calcext:value-type="float">
            <text:p>0.42134919455</text:p>
          </table:table-cell>
          <table:table-cell office:value-type="float" office:value="-0.368628371136886" calcext:value-type="float">
            <text:p>-0.368628371136886</text:p>
          </table:table-cell>
          <table:table-cell office:value-type="float" office:value="-0.056785684363114" calcext:value-type="float">
            <text:p>-0.056785684363114</text:p>
          </table:table-cell>
          <table:table-cell office:value-type="string" calcext:value-type="string">
            <text:p><text:s/>[0.78219949]</text:p>
          </table:table-cell>
          <table:table-cell office:value-type="float" office:value="-0.183132177205556" calcext:value-type="float">
            <text:p>-0.183132177205556</text:p>
          </table:table-cell>
          <table:table-cell/>
          <table:table-cell table:formula="of:=IF(ABS([.$B7])&lt;0.25;1;0)" office:value-type="float" office:value="1" calcext:value-type="float">
            <text:p>1</text:p>
          </table:table-cell>
          <table:table-cell table:formula="of:=IF(ABS([.$B7])&lt;0.5;1;0)" office:value-type="float" office:value="1" calcext:value-type="float">
            <text:p>1</text:p>
          </table:table-cell>
          <table:table-cell table:formula="of:=IF(ABS([.$B7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da</text:p>
          </table:table-cell>
          <table:table-cell office:value-type="float" office:value="-0.2306048464" calcext:value-type="float">
            <text:p>-0.2306048464</text:p>
          </table:table-cell>
          <table:table-cell office:value-type="float" office:value="-0.328821033775" calcext:value-type="float">
            <text:p>-0.328821033775</text:p>
          </table:table-cell>
          <table:table-cell office:value-type="float" office:value="0.00135405645" calcext:value-type="float">
            <text:p>0.00135405645</text:p>
          </table:table-cell>
          <table:table-cell office:value-type="float" office:value="-0.7371696429" calcext:value-type="float">
            <text:p>-0.7371696429</text:p>
          </table:table-cell>
          <table:table-cell office:value-type="float" office:value="0.268612003" calcext:value-type="float">
            <text:p>0.268612003</text:p>
          </table:table-cell>
          <table:table-cell office:value-type="float" office:value="0.330175090225" calcext:value-type="float">
            <text:p>0.330175090225</text:p>
          </table:table-cell>
          <table:table-cell office:value-type="float" office:value="-0.352786980094952" calcext:value-type="float">
            <text:p>-0.352786980094952</text:p>
          </table:table-cell>
          <table:table-cell office:value-type="float" office:value="-0.108422712705048" calcext:value-type="float">
            <text:p>-0.108422712705048</text:p>
          </table:table-cell>
          <table:table-cell office:value-type="string" calcext:value-type="string">
            <text:p><text:s/>[-0.847962]</text:p>
          </table:table-cell>
          <table:table-cell office:value-type="float" office:value="-0.215813153883333" calcext:value-type="float">
            <text:p>-0.215813153883333</text:p>
          </table:table-cell>
          <table:table-cell/>
          <table:table-cell table:formula="of:=IF(ABS([.$B8])&lt;0.25;1;0)" office:value-type="float" office:value="1" calcext:value-type="float">
            <text:p>1</text:p>
          </table:table-cell>
          <table:table-cell table:formula="of:=IF(ABS([.$B8])&lt;0.5;1;0)" office:value-type="float" office:value="1" calcext:value-type="float">
            <text:p>1</text:p>
          </table:table-cell>
          <table:table-cell table:formula="of:=IF(ABS([.$B8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burg-Biedenkopf</text:p>
          </table:table-cell>
          <table:table-cell office:value-type="float" office:value="0.03411399935" calcext:value-type="float">
            <text:p>0.03411399935</text:p>
          </table:table-cell>
          <table:table-cell office:value-type="float" office:value="-0.242059308425" calcext:value-type="float">
            <text:p>-0.242059308425</text:p>
          </table:table-cell>
          <table:table-cell office:value-type="float" office:value="0.219872775375" calcext:value-type="float">
            <text:p>0.219872775375</text:p>
          </table:table-cell>
          <table:table-cell office:value-type="float" office:value="-0.4151006467" calcext:value-type="float">
            <text:p>-0.4151006467</text:p>
          </table:table-cell>
          <table:table-cell office:value-type="float" office:value="0.6263277556" calcext:value-type="float">
            <text:p>0.6263277556</text:p>
          </table:table-cell>
          <table:table-cell office:value-type="float" office:value="0.4619320838" calcext:value-type="float">
            <text:p>0.4619320838</text:p>
          </table:table-cell>
          <table:table-cell office:value-type="float" office:value="-0.136825145642367" calcext:value-type="float">
            <text:p>-0.136825145642367</text:p>
          </table:table-cell>
          <table:table-cell office:value-type="float" office:value="0.205053144342367" calcext:value-type="float">
            <text:p>0.205053144342367</text:p>
          </table:table-cell>
          <table:table-cell office:value-type="string" calcext:value-type="string">
            <text:p><text:s/>[2.477244]</text:p>
          </table:table-cell>
          <table:table-cell office:value-type="float" office:value="0.142944941322222" calcext:value-type="float">
            <text:p>0.142944941322222</text:p>
          </table:table-cell>
          <table:table-cell/>
          <table:table-cell table:formula="of:=IF(ABS([.$B9])&lt;0.25;1;0)" office:value-type="float" office:value="1" calcext:value-type="float">
            <text:p>1</text:p>
          </table:table-cell>
          <table:table-cell table:formula="of:=IF(ABS([.$B9])&lt;0.5;1;0)" office:value-type="float" office:value="1" calcext:value-type="float">
            <text:p>1</text:p>
          </table:table-cell>
          <table:table-cell table:formula="of:=IF(ABS([.$B9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hn-Dill-Kreis</text:p>
          </table:table-cell>
          <table:table-cell office:value-type="float" office:value="-0.12377421705" calcext:value-type="float">
            <text:p>-0.12377421705</text:p>
          </table:table-cell>
          <table:table-cell office:value-type="float" office:value="-0.469118073875" calcext:value-type="float">
            <text:p>-0.469118073875</text:p>
          </table:table-cell>
          <table:table-cell office:value-type="float" office:value="0" calcext:value-type="float">
            <text:p>0</text:p>
          </table:table-cell>
          <table:table-cell office:value-type="float" office:value="-0.5972758848" calcext:value-type="float">
            <text:p>-0.5972758848</text:p>
          </table:table-cell>
          <table:table-cell office:value-type="float" office:value="0.2733571593" calcext:value-type="float">
            <text:p>0.2733571593</text:p>
          </table:table-cell>
          <table:table-cell office:value-type="float" office:value="0.469118073875" calcext:value-type="float">
            <text:p>0.469118073875</text:p>
          </table:table-cell>
          <table:table-cell office:value-type="float" office:value="-0.297372555985423" calcext:value-type="float">
            <text:p>-0.297372555985423</text:p>
          </table:table-cell>
          <table:table-cell office:value-type="float" office:value="0.0498241218854231" calcext:value-type="float">
            <text:p>0.049824121885423</text:p>
          </table:table-cell>
          <table:table-cell office:value-type="string" calcext:value-type="string">
            <text:p><text:s/>[1.64631883]</text:p>
          </table:table-cell>
          <table:table-cell office:value-type="float" office:value="-0.105126712094444" calcext:value-type="float">
            <text:p>-0.105126712094444</text:p>
          </table:table-cell>
          <table:table-cell/>
          <table:table-cell table:formula="of:=IF(ABS([.$B10])&lt;0.25;1;0)" office:value-type="float" office:value="1" calcext:value-type="float">
            <text:p>1</text:p>
          </table:table-cell>
          <table:table-cell table:formula="of:=IF(ABS([.$B10])&lt;0.5;1;0)" office:value-type="float" office:value="1" calcext:value-type="float">
            <text:p>1</text:p>
          </table:table-cell>
          <table:table-cell table:formula="of:=IF(ABS([.$B10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mburg-Weilburg</text:p>
          </table:table-cell>
          <table:table-cell office:value-type="float" office:value="0.2107544554" calcext:value-type="float">
            <text:p>0.2107544554</text:p>
          </table:table-cell>
          <table:table-cell office:value-type="float" office:value="0.050311400275" calcext:value-type="float">
            <text:p>0.050311400275</text:p>
          </table:table-cell>
          <table:table-cell office:value-type="float" office:value="0.417846943925" calcext:value-type="float">
            <text:p>0.417846943925</text:p>
          </table:table-cell>
          <table:table-cell office:value-type="float" office:value="-0.1223553178" calcext:value-type="float">
            <text:p>-0.1223553178</text:p>
          </table:table-cell>
          <table:table-cell office:value-type="float" office:value="0.5962080569" calcext:value-type="float">
            <text:p>0.5962080569</text:p>
          </table:table-cell>
          <table:table-cell office:value-type="float" office:value="0.36753554365" calcext:value-type="float">
            <text:p>0.36753554365</text:p>
          </table:table-cell>
          <table:table-cell office:value-type="float" office:value="0.0747469906900204" calcext:value-type="float">
            <text:p>0.07474699069002</text:p>
          </table:table-cell>
          <table:table-cell office:value-type="float" office:value="0.34676192010998" calcext:value-type="float">
            <text:p>0.34676192010998</text:p>
          </table:table-cell>
          <table:table-cell office:value-type="string" calcext:value-type="string">
            <text:p><text:s/>[3.494839]</text:p>
          </table:table-cell>
          <table:table-cell office:value-type="float" office:value="0.403966646572222" calcext:value-type="float">
            <text:p>0.403966646572222</text:p>
          </table:table-cell>
          <table:table-cell/>
          <table:table-cell table:formula="of:=IF(ABS([.$B11])&lt;0.25;1;0)" office:value-type="float" office:value="1" calcext:value-type="float">
            <text:p>1</text:p>
          </table:table-cell>
          <table:table-cell table:formula="of:=IF(ABS([.$B11])&lt;0.5;1;0)" office:value-type="float" office:value="1" calcext:value-type="float">
            <text:p>1</text:p>
          </table:table-cell>
          <table:table-cell table:formula="of:=IF(ABS([.$B11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essen</text:p>
          </table:table-cell>
          <table:table-cell office:value-type="float" office:value="0.2230979864" calcext:value-type="float">
            <text:p>0.2230979864</text:p>
          </table:table-cell>
          <table:table-cell office:value-type="float" office:value="0.006656338775" calcext:value-type="float">
            <text:p>0.006656338775</text:p>
          </table:table-cell>
          <table:table-cell office:value-type="float" office:value="0.8003148748" calcext:value-type="float">
            <text:p>0.8003148748</text:p>
          </table:table-cell>
          <table:table-cell office:value-type="float" office:value="-0.32217988" calcext:value-type="float">
            <text:p>-0.32217988</text:p>
          </table:table-cell>
          <table:table-cell office:value-type="float" office:value="1.0586262927" calcext:value-type="float">
            <text:p>1.0586262927</text:p>
          </table:table-cell>
          <table:table-cell office:value-type="float" office:value="0.793658536025" calcext:value-type="float">
            <text:p>0.793658536025</text:p>
          </table:table-cell>
          <table:table-cell office:value-type="float" office:value="-0.0705973777495629" calcext:value-type="float">
            <text:p>-0.070597377749563</text:p>
          </table:table-cell>
          <table:table-cell office:value-type="float" office:value="0.516793350549563" calcext:value-type="float">
            <text:p>0.516793350549563</text:p>
          </table:table-cell>
          <table:table-cell office:value-type="string" calcext:value-type="string">
            <text:p><text:s/>[]</text:p>
          </table:table-cell>
          <table:table-cell office:value-type="float" office:value="0.344780848311111" calcext:value-type="float">
            <text:p>0.344780848311111</text:p>
          </table:table-cell>
          <table:table-cell/>
          <table:table-cell table:formula="of:=IF(ABS([.$B12])&lt;0.25;1;0)" office:value-type="float" office:value="1" calcext:value-type="float">
            <text:p>1</text:p>
          </table:table-cell>
          <table:table-cell table:formula="of:=IF(ABS([.$B12])&lt;0.5;1;0)" office:value-type="float" office:value="1" calcext:value-type="float">
            <text:p>1</text:p>
          </table:table-cell>
          <table:table-cell table:formula="of:=IF(ABS([.$B12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gelsbergkreis</text:p>
          </table:table-cell>
          <table:table-cell office:value-type="float" office:value="-0.267729044" calcext:value-type="float">
            <text:p>-0.267729044</text:p>
          </table:table-cell>
          <table:table-cell office:value-type="float" office:value="-0.458672717725" calcext:value-type="float">
            <text:p>-0.458672717725</text:p>
          </table:table-cell>
          <table:table-cell office:value-type="float" office:value="-0.091771267525" calcext:value-type="float">
            <text:p>-0.091771267525</text:p>
          </table:table-cell>
          <table:table-cell office:value-type="float" office:value="-0.62273" calcext:value-type="float">
            <text:p>-0.62273</text:p>
          </table:table-cell>
          <table:table-cell office:value-type="float" office:value="0.1600462413" calcext:value-type="float">
            <text:p>0.1600462413</text:p>
          </table:table-cell>
          <table:table-cell office:value-type="float" office:value="0.3669014502" calcext:value-type="float">
            <text:p>0.3669014502</text:p>
          </table:table-cell>
          <table:table-cell office:value-type="float" office:value="-0.403501860812616" calcext:value-type="float">
            <text:p>-0.403501860812616</text:p>
          </table:table-cell>
          <table:table-cell office:value-type="float" office:value="-0.131956227187383" calcext:value-type="float">
            <text:p>-0.131956227187383</text:p>
          </table:table-cell>
          <table:table-cell office:value-type="string" calcext:value-type="string">
            <text:p><text:s/>[]</text:p>
          </table:table-cell>
          <table:table-cell office:value-type="float" office:value="-0.254106476316667" calcext:value-type="float">
            <text:p>-0.254106476316667</text:p>
          </table:table-cell>
          <table:table-cell/>
          <table:table-cell table:formula="of:=IF(ABS([.$B13])&lt;0.25;1;0)" office:value-type="float" office:value="0" calcext:value-type="float">
            <text:p>0</text:p>
          </table:table-cell>
          <table:table-cell table:formula="of:=IF(ABS([.$B13])&lt;0.5;1;0)" office:value-type="float" office:value="1" calcext:value-type="float">
            <text:p>1</text:p>
          </table:table-cell>
          <table:table-cell table:formula="of:=IF(ABS([.$B13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-Kinzig-Kreis</text:p>
          </table:table-cell>
          <table:table-cell office:value-type="float" office:value="0.00756120945" calcext:value-type="float">
            <text:p>0.00756120945</text:p>
          </table:table-cell>
          <table:table-cell office:value-type="float" office:value="-0.190091066675" calcext:value-type="float">
            <text:p>-0.190091066675</text:p>
          </table:table-cell>
          <table:table-cell office:value-type="float" office:value="0.12821638295" calcext:value-type="float">
            <text:p>0.12821638295</text:p>
          </table:table-cell>
          <table:table-cell office:value-type="float" office:value="-0.512167491" calcext:value-type="float">
            <text:p>-0.512167491</text:p>
          </table:table-cell>
          <table:table-cell office:value-type="float" office:value="0.3108401569" calcext:value-type="float">
            <text:p>0.3108401569</text:p>
          </table:table-cell>
          <table:table-cell office:value-type="float" office:value="0.318307449625" calcext:value-type="float">
            <text:p>0.318307449625</text:p>
          </table:table-cell>
          <table:table-cell office:value-type="float" office:value="-0.110229273592431" calcext:value-type="float">
            <text:p>-0.110229273592431</text:p>
          </table:table-cell>
          <table:table-cell office:value-type="float" office:value="0.125351692492431" calcext:value-type="float">
            <text:p>0.125351692492431</text:p>
          </table:table-cell>
          <table:table-cell office:value-type="string" calcext:value-type="string">
            <text:p><text:s/>[]</text:p>
          </table:table-cell>
          <table:table-cell office:value-type="float" office:value="-0.0195001932277778" calcext:value-type="float">
            <text:p>-0.019500193227778</text:p>
          </table:table-cell>
          <table:table-cell/>
          <table:table-cell table:formula="of:=IF(ABS([.$B14])&lt;0.25;1;0)" office:value-type="float" office:value="1" calcext:value-type="float">
            <text:p>1</text:p>
          </table:table-cell>
          <table:table-cell table:formula="of:=IF(ABS([.$B14])&lt;0.5;1;0)" office:value-type="float" office:value="1" calcext:value-type="float">
            <text:p>1</text:p>
          </table:table-cell>
          <table:table-cell table:formula="of:=IF(ABS([.$B14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tteraukreis</text:p>
          </table:table-cell>
          <table:table-cell office:value-type="float" office:value="-0.207821612" calcext:value-type="float">
            <text:p>-0.207821612</text:p>
          </table:table-cell>
          <table:table-cell office:value-type="float" office:value="-0.3611353425" calcext:value-type="float">
            <text:p>-0.3611353425</text:p>
          </table:table-cell>
          <table:table-cell office:value-type="float" office:value="-0.025874259975" calcext:value-type="float">
            <text:p>-0.025874259975</text:p>
          </table:table-cell>
          <table:table-cell office:value-type="float" office:value="-0.7439284987" calcext:value-type="float">
            <text:p>-0.7439284987</text:p>
          </table:table-cell>
          <table:table-cell office:value-type="float" office:value="0.0723067899" calcext:value-type="float">
            <text:p>0.0723067899</text:p>
          </table:table-cell>
          <table:table-cell office:value-type="float" office:value="0.335261082525" calcext:value-type="float">
            <text:p>0.335261082525</text:p>
          </table:table-cell>
          <table:table-cell office:value-type="float" office:value="-0.33188583010885" calcext:value-type="float">
            <text:p>-0.33188583010885</text:p>
          </table:table-cell>
          <table:table-cell office:value-type="float" office:value="-0.0837573938911496" calcext:value-type="float">
            <text:p>-0.08375739389115</text:p>
          </table:table-cell>
          <table:table-cell office:value-type="string" calcext:value-type="string">
            <text:p><text:s/>[]</text:p>
          </table:table-cell>
          <table:table-cell office:value-type="float" office:value="-0.218087797422222" calcext:value-type="float">
            <text:p>-0.218087797422222</text:p>
          </table:table-cell>
          <table:table-cell/>
          <table:table-cell table:formula="of:=IF(ABS([.$B15])&lt;0.25;1;0)" office:value-type="float" office:value="1" calcext:value-type="float">
            <text:p>1</text:p>
          </table:table-cell>
          <table:table-cell table:formula="of:=IF(ABS([.$B15])&lt;0.5;1;0)" office:value-type="float" office:value="1" calcext:value-type="float">
            <text:p>1</text:p>
          </table:table-cell>
          <table:table-cell table:formula="of:=IF(ABS([.$B15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eingau-Taunus-Kreis</text:p>
          </table:table-cell>
          <table:table-cell office:value-type="float" office:value="-0.1705681945" calcext:value-type="float">
            <text:p>-0.1705681945</text:p>
          </table:table-cell>
          <table:table-cell office:value-type="float" office:value="-0.453046406575" calcext:value-type="float">
            <text:p>-0.453046406575</text:p>
          </table:table-cell>
          <table:table-cell office:value-type="float" office:value="-0.00390706195" calcext:value-type="float">
            <text:p>-0.00390706195</text:p>
          </table:table-cell>
          <table:table-cell office:value-type="float" office:value="-0.5045544655" calcext:value-type="float">
            <text:p>-0.5045544655</text:p>
          </table:table-cell>
          <table:table-cell office:value-type="float" office:value="0.279045" calcext:value-type="float">
            <text:p>0.279045</text:p>
          </table:table-cell>
          <table:table-cell office:value-type="float" office:value="0.449139344625" calcext:value-type="float">
            <text:p>0.449139344625</text:p>
          </table:table-cell>
          <table:table-cell office:value-type="float" office:value="-0.336773353754257" calcext:value-type="float">
            <text:p>-0.336773353754257</text:p>
          </table:table-cell>
          <table:table-cell office:value-type="float" office:value="-0.00436303524574322" calcext:value-type="float">
            <text:p>-0.004363035245743</text:p>
          </table:table-cell>
          <table:table-cell office:value-type="string" calcext:value-type="string">
            <text:p><text:s/>[]</text:p>
          </table:table-cell>
          <table:table-cell office:value-type="float" office:value="-0.183131870116667" calcext:value-type="float">
            <text:p>-0.183131870116667</text:p>
          </table:table-cell>
          <table:table-cell/>
          <table:table-cell table:formula="of:=IF(ABS([.$B16])&lt;0.25;1;0)" office:value-type="float" office:value="1" calcext:value-type="float">
            <text:p>1</text:p>
          </table:table-cell>
          <table:table-cell table:formula="of:=IF(ABS([.$B16])&lt;0.5;1;0)" office:value-type="float" office:value="1" calcext:value-type="float">
            <text:p>1</text:p>
          </table:table-cell>
          <table:table-cell table:formula="of:=IF(ABS([.$B16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chtaunuskreis</text:p>
          </table:table-cell>
          <table:table-cell office:value-type="float" office:value="-0.3390641572" calcext:value-type="float">
            <text:p>-0.3390641572</text:p>
          </table:table-cell>
          <table:table-cell office:value-type="float" office:value="-0.376797966375" calcext:value-type="float">
            <text:p>-0.376797966375</text:p>
          </table:table-cell>
          <table:table-cell office:value-type="float" office:value="-0.180405913625" calcext:value-type="float">
            <text:p>-0.180405913625</text:p>
          </table:table-cell>
          <table:table-cell office:value-type="float" office:value="-0.623455" calcext:value-type="float">
            <text:p>-0.623455</text:p>
          </table:table-cell>
          <table:table-cell office:value-type="float" office:value="0" calcext:value-type="float">
            <text:p>0</text:p>
          </table:table-cell>
          <table:table-cell office:value-type="float" office:value="0.19639205275" calcext:value-type="float">
            <text:p>0.19639205275</text:p>
          </table:table-cell>
          <table:table-cell office:value-type="float" office:value="-0.411739536888318" calcext:value-type="float">
            <text:p>-0.411739536888318</text:p>
          </table:table-cell>
          <table:table-cell office:value-type="float" office:value="-0.266388777511682" calcext:value-type="float">
            <text:p>-0.266388777511682</text:p>
          </table:table-cell>
          <table:table-cell office:value-type="string" calcext:value-type="string">
            <text:p><text:s/>[]</text:p>
          </table:table-cell>
          <table:table-cell office:value-type="float" office:value="-0.293647034988889" calcext:value-type="float">
            <text:p>-0.293647034988889</text:p>
          </table:table-cell>
          <table:table-cell/>
          <table:table-cell table:formula="of:=IF(ABS([.$B17])&lt;0.25;1;0)" office:value-type="float" office:value="0" calcext:value-type="float">
            <text:p>0</text:p>
          </table:table-cell>
          <table:table-cell table:formula="of:=IF(ABS([.$B17])&lt;0.5;1;0)" office:value-type="float" office:value="1" calcext:value-type="float">
            <text:p>1</text:p>
          </table:table-cell>
          <table:table-cell table:formula="of:=IF(ABS([.$B17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esbaden</text:p>
          </table:table-cell>
          <table:table-cell office:value-type="float" office:value="0.2947708389" calcext:value-type="float">
            <text:p>0.2947708389</text:p>
          </table:table-cell>
          <table:table-cell office:value-type="float" office:value="0.05149896815" calcext:value-type="float">
            <text:p>0.05149896815</text:p>
          </table:table-cell>
          <table:table-cell office:value-type="float" office:value="0.605423828225" calcext:value-type="float">
            <text:p>0.605423828225</text:p>
          </table:table-cell>
          <table:table-cell office:value-type="float" office:value="-0.102198909" calcext:value-type="float">
            <text:p>-0.102198909</text:p>
          </table:table-cell>
          <table:table-cell office:value-type="float" office:value="0.9076946667" calcext:value-type="float">
            <text:p>0.9076946667</text:p>
          </table:table-cell>
          <table:table-cell office:value-type="float" office:value="0.553924860075" calcext:value-type="float">
            <text:p>0.553924860075</text:p>
          </table:table-cell>
          <table:table-cell office:value-type="float" office:value="0.0897895325739527" calcext:value-type="float">
            <text:p>0.089789532573953</text:p>
          </table:table-cell>
          <table:table-cell office:value-type="float" office:value="0.499752145226047" calcext:value-type="float">
            <text:p>0.499752145226047</text:p>
          </table:table-cell>
          <table:table-cell office:value-type="string" calcext:value-type="string">
            <text:p><text:s/>[]</text:p>
          </table:table-cell>
          <table:table-cell office:value-type="float" office:value="0.337778819233333" calcext:value-type="float">
            <text:p>0.337778819233333</text:p>
          </table:table-cell>
          <table:table-cell/>
          <table:table-cell table:formula="of:=IF(ABS([.$B18])&lt;0.25;1;0)" office:value-type="float" office:value="0" calcext:value-type="float">
            <text:p>0</text:p>
          </table:table-cell>
          <table:table-cell table:formula="of:=IF(ABS([.$B18])&lt;0.5;1;0)" office:value-type="float" office:value="1" calcext:value-type="float">
            <text:p>1</text:p>
          </table:table-cell>
          <table:table-cell table:formula="of:=IF(ABS([.$B18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-Taunus-Kreis</text:p>
          </table:table-cell>
          <table:table-cell office:value-type="float" office:value="0.0013725267" calcext:value-type="float">
            <text:p>0.0013725267</text:p>
          </table:table-cell>
          <table:table-cell office:value-type="float" office:value="-0.0685117217" calcext:value-type="float">
            <text:p>-0.0685117217</text:p>
          </table:table-cell>
          <table:table-cell office:value-type="float" office:value="0.24665191005" calcext:value-type="float">
            <text:p>0.24665191005</text:p>
          </table:table-cell>
          <table:table-cell office:value-type="float" office:value="-0.4478028797" calcext:value-type="float">
            <text:p>-0.4478028797</text:p>
          </table:table-cell>
          <table:table-cell office:value-type="float" office:value="0.4749843129" calcext:value-type="float">
            <text:p>0.4749843129</text:p>
          </table:table-cell>
          <table:table-cell office:value-type="float" office:value="0.31516363175" calcext:value-type="float">
            <text:p>0.31516363175</text:p>
          </table:table-cell>
          <table:table-cell office:value-type="float" office:value="-0.115254578524758" calcext:value-type="float">
            <text:p>-0.115254578524758</text:p>
          </table:table-cell>
          <table:table-cell office:value-type="float" office:value="0.117999631924758" calcext:value-type="float">
            <text:p>0.117999631924758</text:p>
          </table:table-cell>
          <table:table-cell office:value-type="string" calcext:value-type="string">
            <text:p><text:s/>[-0.7969072 <text:s/>-0.63136933]</text:p>
          </table:table-cell>
          <table:table-cell office:value-type="float" office:value="0.00107306188333333" calcext:value-type="float">
            <text:p>0.001073061883333</text:p>
          </table:table-cell>
          <table:table-cell/>
          <table:table-cell table:formula="of:=IF(ABS([.$B19])&lt;0.25;1;0)" office:value-type="float" office:value="1" calcext:value-type="float">
            <text:p>1</text:p>
          </table:table-cell>
          <table:table-cell table:formula="of:=IF(ABS([.$B19])&lt;0.5;1;0)" office:value-type="float" office:value="1" calcext:value-type="float">
            <text:p>1</text:p>
          </table:table-cell>
          <table:table-cell table:formula="of:=IF(ABS([.$B19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kfurt-am-Main</text:p>
          </table:table-cell>
          <table:table-cell office:value-type="float" office:value="0.5049744115" calcext:value-type="float">
            <text:p>0.5049744115</text:p>
          </table:table-cell>
          <table:table-cell office:value-type="float" office:value="0.084395608975" calcext:value-type="float">
            <text:p>0.084395608975</text:p>
          </table:table-cell>
          <table:table-cell office:value-type="float" office:value="0.6700059946" calcext:value-type="float">
            <text:p>0.6700059946</text:p>
          </table:table-cell>
          <table:table-cell office:value-type="float" office:value="0" calcext:value-type="float">
            <text:p>0</text:p>
          </table:table-cell>
          <table:table-cell office:value-type="float" office:value="1.4678355556" calcext:value-type="float">
            <text:p>1.4678355556</text:p>
          </table:table-cell>
          <table:table-cell office:value-type="float" office:value="0.585610385625" calcext:value-type="float">
            <text:p>0.585610385625</text:p>
          </table:table-cell>
          <table:table-cell office:value-type="float" office:value="0.288267795683443" calcext:value-type="float">
            <text:p>0.288267795683443</text:p>
          </table:table-cell>
          <table:table-cell office:value-type="float" office:value="0.721681027316556" calcext:value-type="float">
            <text:p>0.721681027316556</text:p>
          </table:table-cell>
          <table:table-cell office:value-type="string" calcext:value-type="string">
            <text:p><text:s/>[]</text:p>
          </table:table-cell>
          <table:table-cell office:value-type="float" office:value="0.494846988088889" calcext:value-type="float">
            <text:p>0.494846988088889</text:p>
          </table:table-cell>
          <table:table-cell/>
          <table:table-cell table:formula="of:=IF(ABS([.$B20])&lt;0.25;1;0)" office:value-type="float" office:value="0" calcext:value-type="float">
            <text:p>0</text:p>
          </table:table-cell>
          <table:table-cell table:formula="of:=IF(ABS([.$B20])&lt;0.5;1;0)" office:value-type="float" office:value="0" calcext:value-type="float">
            <text:p>0</text:p>
          </table:table-cell>
          <table:table-cell table:formula="of:=IF(ABS([.$B20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ffenbach-am-Main</text:p>
          </table:table-cell>
          <table:table-cell office:value-type="float" office:value="-0.02551897525" calcext:value-type="float">
            <text:p>-0.02551897525</text:p>
          </table:table-cell>
          <table:table-cell office:value-type="float" office:value="-0.1608421103" calcext:value-type="float">
            <text:p>-0.1608421103</text:p>
          </table:table-cell>
          <table:table-cell office:value-type="float" office:value="0.15690483655" calcext:value-type="float">
            <text:p>0.15690483655</text:p>
          </table:table-cell>
          <table:table-cell office:value-type="float" office:value="-0.2511805928" calcext:value-type="float">
            <text:p>-0.2511805928</text:p>
          </table:table-cell>
          <table:table-cell office:value-type="float" office:value="0.4756710806" calcext:value-type="float">
            <text:p>0.4756710806</text:p>
          </table:table-cell>
          <table:table-cell office:value-type="float" office:value="0.31774694685" calcext:value-type="float">
            <text:p>0.31774694685</text:p>
          </table:table-cell>
          <table:table-cell office:value-type="float" office:value="-0.143102042811921" calcext:value-type="float">
            <text:p>-0.143102042811921</text:p>
          </table:table-cell>
          <table:table-cell office:value-type="float" office:value="0.0920640923119206" calcext:value-type="float">
            <text:p>0.092064092311921</text:p>
          </table:table-cell>
          <table:table-cell office:value-type="string" calcext:value-type="string">
            <text:p><text:s/>[]</text:p>
          </table:table-cell>
          <table:table-cell office:value-type="float" office:value="0.0358461799111111" calcext:value-type="float">
            <text:p>0.035846179911111</text:p>
          </table:table-cell>
          <table:table-cell/>
          <table:table-cell table:formula="of:=IF(ABS([.$B21])&lt;0.25;1;0)" office:value-type="float" office:value="1" calcext:value-type="float">
            <text:p>1</text:p>
          </table:table-cell>
          <table:table-cell table:formula="of:=IF(ABS([.$B21])&lt;0.5;1;0)" office:value-type="float" office:value="1" calcext:value-type="float">
            <text:p>1</text:p>
          </table:table-cell>
          <table:table-cell table:formula="of:=IF(ABS([.$B21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ffenbach</text:p>
          </table:table-cell>
          <table:table-cell office:value-type="float" office:value="-0.4426358543" calcext:value-type="float">
            <text:p>-0.4426358543</text:p>
          </table:table-cell>
          <table:table-cell office:value-type="float" office:value="-0.5780378205" calcext:value-type="float">
            <text:p>-0.5780378205</text:p>
          </table:table-cell>
          <table:table-cell office:value-type="float" office:value="-0.387626196275" calcext:value-type="float">
            <text:p>-0.387626196275</text:p>
          </table:table-cell>
          <table:table-cell office:value-type="float" office:value="-0.8017246667" calcext:value-type="float">
            <text:p>-0.8017246667</text:p>
          </table:table-cell>
          <table:table-cell office:value-type="float" office:value="-0.3731541857" calcext:value-type="float">
            <text:p>-0.3731541857</text:p>
          </table:table-cell>
          <table:table-cell office:value-type="float" office:value="0.190411624225" calcext:value-type="float">
            <text:p>0.190411624225</text:p>
          </table:table-cell>
          <table:table-cell office:value-type="float" office:value="-0.5130981611696" calcext:value-type="float">
            <text:p>-0.5130981611696</text:p>
          </table:table-cell>
          <table:table-cell office:value-type="float" office:value="-0.3721735474304" calcext:value-type="float">
            <text:p>-0.3721735474304</text:p>
          </table:table-cell>
          <table:table-cell office:value-type="string" calcext:value-type="string">
            <text:p><text:s/>[0.]</text:p>
          </table:table-cell>
          <table:table-cell office:value-type="float" office:value="-0.472158190072222" calcext:value-type="float">
            <text:p>-0.472158190072222</text:p>
          </table:table-cell>
          <table:table-cell/>
          <table:table-cell table:formula="of:=IF(ABS([.$B22])&lt;0.25;1;0)" office:value-type="float" office:value="0" calcext:value-type="float">
            <text:p>0</text:p>
          </table:table-cell>
          <table:table-cell table:formula="of:=IF(ABS([.$B22])&lt;0.5;1;0)" office:value-type="float" office:value="1" calcext:value-type="float">
            <text:p>1</text:p>
          </table:table-cell>
          <table:table-cell table:formula="of:=IF(ABS([.$B22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ss-Gerau</text:p>
          </table:table-cell>
          <table:table-cell office:value-type="float" office:value="-0.260422229" calcext:value-type="float">
            <text:p>-0.260422229</text:p>
          </table:table-cell>
          <table:table-cell office:value-type="float" office:value="-0.30989137875" calcext:value-type="float">
            <text:p>-0.30989137875</text:p>
          </table:table-cell>
          <table:table-cell office:value-type="float" office:value="-0.157762635175" calcext:value-type="float">
            <text:p>-0.157762635175</text:p>
          </table:table-cell>
          <table:table-cell office:value-type="float" office:value="-0.4391575465" calcext:value-type="float">
            <text:p>-0.4391575465</text:p>
          </table:table-cell>
          <table:table-cell office:value-type="float" office:value="0" calcext:value-type="float">
            <text:p>0</text:p>
          </table:table-cell>
          <table:table-cell office:value-type="float" office:value="0.152128743575" calcext:value-type="float">
            <text:p>0.152128743575</text:p>
          </table:table-cell>
          <table:table-cell office:value-type="float" office:value="-0.316717858308859" calcext:value-type="float">
            <text:p>-0.316717858308859</text:p>
          </table:table-cell>
          <table:table-cell office:value-type="float" office:value="-0.204126599691141" calcext:value-type="float">
            <text:p>-0.204126599691141</text:p>
          </table:table-cell>
          <table:table-cell office:value-type="string" calcext:value-type="string">
            <text:p><text:s/>[-0.72617971 -0.61941238 -0.61994661]</text:p>
          </table:table-cell>
          <table:table-cell office:value-type="float" office:value="-0.290474454761111" calcext:value-type="float">
            <text:p>-0.290474454761111</text:p>
          </table:table-cell>
          <table:table-cell/>
          <table:table-cell table:formula="of:=IF(ABS([.$B23])&lt;0.25;1;0)" office:value-type="float" office:value="0" calcext:value-type="float">
            <text:p>0</text:p>
          </table:table-cell>
          <table:table-cell table:formula="of:=IF(ABS([.$B23])&lt;0.5;1;0)" office:value-type="float" office:value="1" calcext:value-type="float">
            <text:p>1</text:p>
          </table:table-cell>
          <table:table-cell table:formula="of:=IF(ABS([.$B23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mstadt</text:p>
          </table:table-cell>
          <table:table-cell office:value-type="float" office:value="0.1308618332" calcext:value-type="float">
            <text:p>0.1308618332</text:p>
          </table:table-cell>
          <table:table-cell office:value-type="float" office:value="-0.0718196898" calcext:value-type="float">
            <text:p>-0.0718196898</text:p>
          </table:table-cell>
          <table:table-cell office:value-type="float" office:value="0.62290444615" calcext:value-type="float">
            <text:p>0.62290444615</text:p>
          </table:table-cell>
          <table:table-cell office:value-type="float" office:value="-0.2006123743" calcext:value-type="float">
            <text:p>-0.2006123743</text:p>
          </table:table-cell>
          <table:table-cell office:value-type="float" office:value="1.32560543" calcext:value-type="float">
            <text:p>1.32560543</text:p>
          </table:table-cell>
          <table:table-cell office:value-type="float" office:value="0.69472413595" calcext:value-type="float">
            <text:p>0.69472413595</text:p>
          </table:table-cell>
          <table:table-cell office:value-type="float" office:value="-0.126222604035737" calcext:value-type="float">
            <text:p>-0.126222604035737</text:p>
          </table:table-cell>
          <table:table-cell office:value-type="float" office:value="0.387946270435736" calcext:value-type="float">
            <text:p>0.387946270435736</text:p>
          </table:table-cell>
          <table:table-cell office:value-type="string" calcext:value-type="string">
            <text:p><text:s/>[]</text:p>
          </table:table-cell>
          <table:table-cell office:value-type="float" office:value="0.330484434527778" calcext:value-type="float">
            <text:p>0.330484434527778</text:p>
          </table:table-cell>
          <table:table-cell/>
          <table:table-cell table:formula="of:=IF(ABS([.$B24])&lt;0.25;1;0)" office:value-type="float" office:value="1" calcext:value-type="float">
            <text:p>1</text:p>
          </table:table-cell>
          <table:table-cell table:formula="of:=IF(ABS([.$B24])&lt;0.5;1;0)" office:value-type="float" office:value="1" calcext:value-type="float">
            <text:p>1</text:p>
          </table:table-cell>
          <table:table-cell table:formula="of:=IF(ABS([.$B24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mstadt-Dieburg</text:p>
          </table:table-cell>
          <table:table-cell office:value-type="float" office:value="1.3731174768" calcext:value-type="float">
            <text:p>1.3731174768</text:p>
          </table:table-cell>
          <table:table-cell office:value-type="float" office:value="0.4651964998" calcext:value-type="float">
            <text:p>0.4651964998</text:p>
          </table:table-cell>
          <table:table-cell office:value-type="float" office:value="1.566690761925" calcext:value-type="float">
            <text:p>1.566690761925</text:p>
          </table:table-cell>
          <table:table-cell office:value-type="float" office:value="0" calcext:value-type="float">
            <text:p>0</text:p>
          </table:table-cell>
          <table:table-cell office:value-type="float" office:value="1.8019006761" calcext:value-type="float">
            <text:p>1.8019006761</text:p>
          </table:table-cell>
          <table:table-cell office:value-type="float" office:value="1.101494262125" calcext:value-type="float">
            <text:p>1.101494262125</text:p>
          </table:table-cell>
          <table:table-cell office:value-type="float" office:value="0.965506717588981" calcext:value-type="float">
            <text:p>0.965506717588981</text:p>
          </table:table-cell>
          <table:table-cell office:value-type="float" office:value="1.78072823601102" calcext:value-type="float">
            <text:p>1.78072823601102</text:p>
          </table:table-cell>
          <table:table-cell office:value-type="string" calcext:value-type="string">
            <text:p><text:s/>[]</text:p>
          </table:table-cell>
          <table:table-cell office:value-type="float" office:value="1.05438410534444" calcext:value-type="float">
            <text:p>1.05438410534444</text:p>
          </table:table-cell>
          <table:table-cell/>
          <table:table-cell table:formula="of:=IF(ABS([.$B25])&lt;0.25;1;0)" office:value-type="float" office:value="0" calcext:value-type="float">
            <text:p>0</text:p>
          </table:table-cell>
          <table:table-cell table:formula="of:=IF(ABS([.$B25])&lt;0.5;1;0)" office:value-type="float" office:value="0" calcext:value-type="float">
            <text:p>0</text:p>
          </table:table-cell>
          <table:table-cell table:formula="of:=IF(ABS([.$B25])&lt;0.75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enwaldkreis</text:p>
          </table:table-cell>
          <table:table-cell office:value-type="float" office:value="-0.71474738975" calcext:value-type="float">
            <text:p>-0.71474738975</text:p>
          </table:table-cell>
          <table:table-cell office:value-type="float" office:value="-0.82093277895" calcext:value-type="float">
            <text:p>-0.82093277895</text:p>
          </table:table-cell>
          <table:table-cell office:value-type="float" office:value="-0.61388199125" calcext:value-type="float">
            <text:p>-0.61388199125</text:p>
          </table:table-cell>
          <table:table-cell office:value-type="float" office:value="-0.8773548664" calcext:value-type="float">
            <text:p>-0.8773548664</text:p>
          </table:table-cell>
          <table:table-cell office:value-type="float" office:value="-0.5752318576" calcext:value-type="float">
            <text:p>-0.5752318576</text:p>
          </table:table-cell>
          <table:table-cell office:value-type="float" office:value="0.2070507877" calcext:value-type="float">
            <text:p>0.2070507877</text:p>
          </table:table-cell>
          <table:table-cell office:value-type="float" office:value="-0.791367061473773" calcext:value-type="float">
            <text:p>-0.791367061473773</text:p>
          </table:table-cell>
          <table:table-cell office:value-type="float" office:value="-0.638127718026228" calcext:value-type="float">
            <text:p>-0.638127718026228</text:p>
          </table:table-cell>
          <table:table-cell office:value-type="string" calcext:value-type="string">
            <text:p><text:s/>[ 0. <text:s text:c="8"/>0. <text:s text:c="7"/>-0.2185985]</text:p>
          </table:table-cell>
          <table:table-cell office:value-type="float" office:value="-0.633576563122222" calcext:value-type="float">
            <text:p>-0.633576563122222</text:p>
          </table:table-cell>
          <table:table-cell/>
          <table:table-cell table:formula="of:=IF(ABS([.$B26])&lt;0.25;1;0)" office:value-type="float" office:value="0" calcext:value-type="float">
            <text:p>0</text:p>
          </table:table-cell>
          <table:table-cell table:formula="of:=IF(ABS([.$B26])&lt;0.5;1;0)" office:value-type="float" office:value="0" calcext:value-type="float">
            <text:p>0</text:p>
          </table:table-cell>
          <table:table-cell table:formula="of:=IF(ABS([.$B26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gstrasse</text:p>
          </table:table-cell>
          <table:table-cell office:value-type="float" office:value="-0.75517478885" calcext:value-type="float">
            <text:p>-0.75517478885</text:p>
          </table:table-cell>
          <table:table-cell office:value-type="float" office:value="-0.821376708" calcext:value-type="float">
            <text:p>-0.821376708</text:p>
          </table:table-cell>
          <table:table-cell office:value-type="float" office:value="-0.6482111098" calcext:value-type="float">
            <text:p>-0.6482111098</text:p>
          </table:table-cell>
          <table:table-cell office:value-type="float" office:value="-0.925051875" calcext:value-type="float">
            <text:p>-0.925051875</text:p>
          </table:table-cell>
          <table:table-cell office:value-type="float" office:value="-0.6335990627" calcext:value-type="float">
            <text:p>-0.6335990627</text:p>
          </table:table-cell>
          <table:table-cell office:value-type="float" office:value="0.1731655982" calcext:value-type="float">
            <text:p>0.1731655982</text:p>
          </table:table-cell>
          <table:table-cell office:value-type="float" office:value="-0.819255159832016" calcext:value-type="float">
            <text:p>-0.819255159832016</text:p>
          </table:table-cell>
          <table:table-cell office:value-type="float" office:value="-0.691094417867984" calcext:value-type="float">
            <text:p>-0.691094417867984</text:p>
          </table:table-cell>
          <table:table-cell office:value-type="string" calcext:value-type="string">
            <text:p><text:s/>[0.]</text:p>
          </table:table-cell>
          <table:table-cell office:value-type="float" office:value="-0.709065698533333" calcext:value-type="float">
            <text:p>-0.709065698533333</text:p>
          </table:table-cell>
          <table:table-cell/>
          <table:table-cell table:formula="of:=IF(ABS([.$B27])&lt;0.25;1;0)" office:value-type="float" office:value="0" calcext:value-type="float">
            <text:p>0</text:p>
          </table:table-cell>
          <table:table-cell table:formula="of:=IF(ABS([.$B27])&lt;0.5;1;0)" office:value-type="float" office:value="0" calcext:value-type="float">
            <text:p>0</text:p>
          </table:table-cell>
          <table:table-cell table:formula="of:=IF(ABS([.$B27])&lt;0.75;1;0)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27])" office:value-type="float" office:value="1.3731174768" calcext:value-type="float">
            <text:p>1.3731174768</text:p>
          </table:table-cell>
          <table:table-cell table:formula="of:=MAX([.C2:.C27])" office:value-type="float" office:value="0.4651964998" calcext:value-type="float">
            <text:p>0.4651964998</text:p>
          </table:table-cell>
          <table:table-cell table:formula="of:=MAX([.D2:.D27])" office:value-type="float" office:value="1.566690761925" calcext:value-type="float">
            <text:p>1.566690761925</text:p>
          </table:table-cell>
          <table:table-cell table:formula="of:=MAX([.E2:.E27])" office:value-type="float" office:value="0" calcext:value-type="float">
            <text:p>0</text:p>
          </table:table-cell>
          <table:table-cell table:formula="of:=MAX([.F2:.F27])" office:value-type="float" office:value="1.8019006761" calcext:value-type="float">
            <text:p>1.8019006761</text:p>
          </table:table-cell>
          <table:table-cell table:formula="of:=MAX([.G2:.G27])" office:value-type="float" office:value="1.101494262125" calcext:value-type="float">
            <text:p>1.101494262125</text:p>
          </table:table-cell>
          <table:table-cell table:formula="of:=MAX([.H2:.H27])" office:value-type="float" office:value="0.965506717588981" calcext:value-type="float">
            <text:p>0.965506717588981</text:p>
          </table:table-cell>
          <table:table-cell table:formula="of:=MAX([.I2:.I27])" office:value-type="float" office:value="1.78072823601102" calcext:value-type="float">
            <text:p>1.78072823601102</text:p>
          </table:table-cell>
          <table:table-cell table:formula="of:=MAX([.J2:.J27])" office:value-type="float" office:value="0" calcext:value-type="float">
            <text:p>0</text:p>
          </table:table-cell>
          <table:table-cell table:formula="of:=MAX([.K2:.K27])" office:value-type="float" office:value="1.05438410534444" calcext:value-type="float">
            <text:p>1.05438410534444</text:p>
          </table:table-cell>
          <table:table-cell/>
          <table:table-cell table:formula="of:=SUM([.M2:.M27])" office:value-type="float" office:value="14" calcext:value-type="float">
            <text:p>14</text:p>
          </table:table-cell>
          <table:table-cell table:formula="of:=SUM([.N2:.N27])" office:value-type="float" office:value="21" calcext:value-type="float">
            <text:p>21</text:p>
          </table:table-cell>
          <table:table-cell table:formula="of:=SUM([.O2:.O27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27])" office:value-type="float" office:value="-0.75517478885" calcext:value-type="float">
            <text:p>-0.75517478885</text:p>
          </table:table-cell>
          <table:table-cell table:formula="of:=MIN([.C2:.C27])" office:value-type="float" office:value="-0.821376708" calcext:value-type="float">
            <text:p>-0.821376708</text:p>
          </table:table-cell>
          <table:table-cell table:formula="of:=MIN([.D2:.D27])" office:value-type="float" office:value="-0.6482111098" calcext:value-type="float">
            <text:p>-0.6482111098</text:p>
          </table:table-cell>
          <table:table-cell table:formula="of:=MIN([.E2:.E27])" office:value-type="float" office:value="-0.925051875" calcext:value-type="float">
            <text:p>-0.925051875</text:p>
          </table:table-cell>
          <table:table-cell table:formula="of:=MIN([.F2:.F27])" office:value-type="float" office:value="-0.6335990627" calcext:value-type="float">
            <text:p>-0.6335990627</text:p>
          </table:table-cell>
          <table:table-cell table:formula="of:=MIN([.G2:.G27])" office:value-type="float" office:value="0.152128743575" calcext:value-type="float">
            <text:p>0.152128743575</text:p>
          </table:table-cell>
          <table:table-cell table:formula="of:=MIN([.H2:.H27])" office:value-type="float" office:value="-0.819255159832016" calcext:value-type="float">
            <text:p>-0.819255159832016</text:p>
          </table:table-cell>
          <table:table-cell table:formula="of:=MIN([.I2:.I27])" office:value-type="float" office:value="-0.691094417867984" calcext:value-type="float">
            <text:p>-0.691094417867984</text:p>
          </table:table-cell>
          <table:table-cell table:formula="of:=MIN([.J2:.J27])" office:value-type="float" office:value="0" calcext:value-type="float">
            <text:p>0</text:p>
          </table:table-cell>
          <table:table-cell table:formula="of:=MIN([.K2:.K27])" office:value-type="float" office:value="-0.709065698533333" calcext:value-type="float">
            <text:p>-0.70906569853333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Sheet2.A17:Sheet2.L4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29T15:12:45.418132815</dc:date>
    <meta:editing-duration>PT7M28S</meta:editing-duration>
    <meta:editing-cycles>1</meta:editing-cycles>
    <meta:generator>LibreOffice/6.1.5.2$Linux_X86_64 LibreOffice_project/10$Build-2</meta:generator>
    <meta:document-statistic meta:table-count="3" meta:cell-count="1879" meta:object-count="0"/>
  </office:meta>
</office:document-meta>
</file>